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wrap" fo:border="2.35pt double #000000" style:border-line-width="0.026cm 0.004cm 0.053cm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0.99pt double #000000" style:border-line-width-left="0.009cm 0.009cm 0.018cm" fo:border-right="none" fo:border-top="0.99pt double #000000" style:border-line-width-top="0.009cm 0.009cm 0.018cm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2.35pt double #000000" style:border-line-width="0.026cm 0.004cm 0.053cm" style:shrink-to-fi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wrap-option="wrap" style:shrink-to-fi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fo:border="0.99pt double #000000" style:border-line-width="0.009cm 0.009cm 0.018cm" style:shrink-to-fi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0.99pt double #000000" style:border-line-width-left="0.009cm 0.009cm 0.018cm" fo:border-right="none" style:shrink-to-fit="false" fo:border-top="0.99pt double #000000" style:border-line-width-top="0.009cm 0.009cm 0.018cm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none" fo:border-right="none" fo:border-top="0.99pt double #000000" style:border-line-width-top="0.009cm 0.009cm 0.018cm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none" fo:border-right="none" style:shrink-to-fit="false" fo:border-top="0.99pt double #000000" style:border-line-width-top="0.009cm 0.009cm 0.018cm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3465a4" style:text-align-source="fix" style:repeat-content="false" fo:wrap-option="wrap" fo:border="0.99pt double #000000" style:border-line-width="0.009cm 0.009cm 0.018cm" style:shrink-to-fi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none" fo:border-right="0.99pt double #000000" style:border-line-width-right="0.009cm 0.009cm 0.018cm" fo:border-top="0.99pt double #000000" style:border-line-width-top="0.009cm 0.009cm 0.018cm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none" fo:border-right="0.99pt double #000000" style:border-line-width-right="0.009cm 0.009cm 0.018cm" style:shrink-to-fit="false" fo:border-top="0.99pt double #000000" style:border-line-width-top="0.009cm 0.009cm 0.018cm" style:vertical-align="middl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99pt double #000000" style:border-line-width-bottom="0.009cm 0.009cm 0.018cm" fo:background-color="#3465a4" style:text-align-source="fix" style:repeat-content="false" fo:wrap-option="wrap" fo:border-left="0.06pt solid #000000" fo:border-right="0.06pt solid #000000" style:shrink-to-fit="false" fo:border-top="0.99pt double #000000" style:border-line-width-top="0.009cm 0.009cm 0.018cm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complex="10pt" fo:font-weight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weight-asian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complex="10pt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_Base" table:style-name="ta1">
        <table:table-column table:style-name="co1" table:number-columns-repeated="6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1" table:number-columns-repeated="3" table:default-cell-style-name="ce30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1" table:number-columns-repeated="984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Introdução à Inteligência Artificial – Trabalho Prático 1</text:p>
          </table:table-cell>
          <table:covered-table-cell table:number-columns-repeated="3" table:style-name="ce2"/>
          <table:table-cell table:style-name="ce1" table:number-columns-repeated="12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1">
          <table:table-cell table:style-name="ce1" table:number-columns-repeated="16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2">
          <table:table-cell table:style-name="ce2" office:value-type="string" calcext:value-type="string" table:number-columns-spanned="9" table:number-rows-spanned="2">
            <text:p>Obs: Valores omitidos que serão iguais em todos os testes: Depósitos (5); Tamanho dos depósitos (5); Energia inicial dos agentes (50).</text:p>
            <text:p>Obs: Todos os testes efetuados com o modelo melhorado implicam o uso de um novo tipo de limpador (Tóxico) e uma taxa de reprodução de 5%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3">
          <table:covered-table-cell table:number-columns-repeated="9" table:style-name="ce2"/>
          <table:table-cell table:style-name="ce1" table:number-columns-repeated="7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1">
          <table:table-cell table:style-name="ce1" table:number-columns-repeated="16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1">TABELA 1</text:span> – Analisar a sobrevivência dos agentes no final de 100k iterações, com valores base, para referência de testes com alterações (Modelo Base)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1">
          <table:covered-table-cell table:number-columns-repeated="9" table:style-name="ce2"/>
          <table:table-cell table:style-name="ce1" table:number-columns-repeated="7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1">
          <table:table-cell table:style-name="ce1" table:number-columns-repeated="16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4">
          <table:table-cell table:style-name="ce4" office:value-type="string" calcext:value-type="string" table:number-columns-spanned="2" table:number-rows-spanned="1">
            <text:p>Número de Agentes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21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3" table:number-rows-spanned="1">
            <text:p>Média do número de agentes vivos no final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% Repetições com extinção</text:p>
          </table:table-cell>
          <table:covered-table-cell table:number-columns-repeated="2" table:style-name="ce4"/>
          <table:table-cell table:number-columns-repeated="28"/>
          <table:table-cell table:style-name="ce1" table:number-columns-repeated="984"/>
        </table:table-row>
        <table:table-row table:style-name="ro4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2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number-columns-repeated="28"/>
          <table:table-cell table:style-name="ce1" table:number-columns-repeated="98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21];[.E21];[.I21];[.M21];[.Q21];[.U21];[.Y21];[.AC21];[.AG21];[.AK21])" office:value-type="float" office:value="0" calcext:value-type="float">
            <text:p>0</text:p>
          </table:table-cell>
          <table:table-cell table:formula="of:=AVERAGE([.B21];[.F21];[.J21];[.N21];[.R21];[.V21];[.Z21];[.AD21];[.AH21];[.AL21])" office:value-type="float" office:value="48" calcext:value-type="float">
            <text:p>48</text:p>
          </table:table-cell>
          <table:table-cell table:formula="of:=AVERAGE([.C21];[.G21];[.K21];[.O21];[.S21];[.W21];[.AA21];[.AE21];[.AI21];[.AM21])" office:value-type="float" office:value="48" calcext:value-type="float">
            <text:p>48</text:p>
          </table:table-cell>
          <table:table-cell table:formula="of:=SUM(COUNTIF([.A21];0);COUNTIF([.E21];0);COUNTIF([.I21];0);COUNTIF([.M21];0);COUNTIF([.Q21];0);COUNTIF([.U21];0);COUNTIF([.Y21];0);COUNTIF([.AC21];0);COUNTIF([.AG21];0);COUNTIF([.AK21];0))/10" office:value-type="percentage" office:value="1" calcext:value-type="percentage">
            <text:p>100,00%</text:p>
          </table:table-cell>
          <table:table-cell table:formula="of:=SUM(COUNTIF([.B21];0);COUNTIF([.F21];0);COUNTIF([.J21];0);COUNTIF([.N21];0);COUNTIF([.R21];0);COUNTIF([.V21];0);COUNTIF([.Z21];0);COUNTIF([.AD21];0);COUNTIF([.AH21];0);COUNTIF([.AL21];0))/10" office:value-type="percentage" office:value="0" calcext:value-type="percentage">
            <text:p>0,00%</text:p>
          </table:table-cell>
          <table:table-cell table:formula="of:=SUM(COUNTIF([.C21];0);COUNTIF([.G21];0);COUNTIF([.K21];0);COUNTIF([.O21];0);COUNTIF([.S21];0);COUNTIF([.W21];0);COUNTIF([.AA21];0);COUNTIF([.AE21];0);COUNTIF([.AI21];0);COUNTIF([.AM21];0))/10" office:value-type="percentage" office:value="0" calcext:value-type="percentage">
            <text:p>0,00%</text:p>
          </table:table-cell>
          <table:table-cell table:number-columns-repeated="4"/>
          <table:table-cell table:style-name="ce14"/>
          <table:table-cell table:number-columns-repeated="23"/>
          <table:table-cell table:style-name="ce1" table:number-columns-repeated="13"/>
          <table:table-cell table:number-columns-repeated="971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22];[.E22];[.I22];[.M22];[.Q22];[.U22];[.Y22];[.AC22];[.AG22];[.AK22])" office:value-type="float" office:value="0" calcext:value-type="float">
            <text:p>0</text:p>
          </table:table-cell>
          <table:table-cell table:formula="of:=AVERAGE([.B22];[.F22];[.J22];[.N22];[.R22];[.V22];[.Z22];[.AD22];[.AH22];[.AL22])" office:value-type="float" office:value="9.2" calcext:value-type="float">
            <text:p>9,2</text:p>
          </table:table-cell>
          <table:table-cell table:formula="of:=AVERAGE([.C22];[.G22];[.K22];[.O22];[.S22];[.W22];[.AA22];[.AE22];[.AI22];[.AM22])" office:value-type="float" office:value="9.2" calcext:value-type="float">
            <text:p>9,2</text:p>
          </table:table-cell>
          <table:table-cell table:formula="of:=SUM(COUNTIF([.A22];0);COUNTIF([.E22];0);COUNTIF([.I22];0);COUNTIF([.M22];0);COUNTIF([.Q22];0);COUNTIF([.U22];0);COUNTIF([.Y22];0);COUNTIF([.AC22];0);COUNTIF([.AG22];0);COUNTIF([.AK22];0))/10" office:value-type="percentage" office:value="1" calcext:value-type="percentage">
            <text:p>100,00%</text:p>
          </table:table-cell>
          <table:table-cell table:formula="of:=SUM(COUNTIF([.B22];0);COUNTIF([.F22];0);COUNTIF([.J22];0);COUNTIF([.N22];0);COUNTIF([.R22];0);COUNTIF([.V22];0);COUNTIF([.Z22];0);COUNTIF([.AD22];0);COUNTIF([.AH22];0);COUNTIF([.AL22];0))/10" office:value-type="percentage" office:value="0.6" calcext:value-type="percentage">
            <text:p>60,00%</text:p>
          </table:table-cell>
          <table:table-cell table:formula="of:=SUM(COUNTIF([.C22];0);COUNTIF([.G22];0);COUNTIF([.K22];0);COUNTIF([.O22];0);COUNTIF([.S22];0);COUNTIF([.W22];0);COUNTIF([.AA22];0);COUNTIF([.AE22];0);COUNTIF([.AI22];0);COUNTIF([.AM22];0))/10" office:value-type="percentage" office:value="0.6" calcext:value-type="percentage">
            <text:p>60,00%</text:p>
          </table:table-cell>
          <table:table-cell table:number-columns-repeated="4"/>
          <table:table-cell table:style-name="ce14"/>
          <table:table-cell table:number-columns-repeated="23"/>
          <table:table-cell table:style-name="ce1" table:number-columns-repeated="13"/>
          <table:table-cell table:number-columns-repeated="97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23];[.E23];[.I23];[.M23];[.Q23];[.U23];[.Y23];[.AC23];[.AG23];[.AK23])" office:value-type="float" office:value="0" calcext:value-type="float">
            <text:p>0</text:p>
          </table:table-cell>
          <table:table-cell table:formula="of:=AVERAGE([.B23];[.F23];[.J23];[.N23];[.R23];[.V23];[.Z23];[.AD23];[.AH23];[.AL23])" office:value-type="float" office:value="1.5" calcext:value-type="float">
            <text:p>1,5</text:p>
          </table:table-cell>
          <table:table-cell table:formula="of:=AVERAGE([.C23];[.G23];[.K23];[.O23];[.S23];[.W23];[.AA23];[.AE23];[.AI23];[.AM23])" office:value-type="float" office:value="1.5" calcext:value-type="float">
            <text:p>1,5</text:p>
          </table:table-cell>
          <table:table-cell table:formula="of:=SUM(COUNTIF([.A23];0);COUNTIF([.E23];0);COUNTIF([.I23];0);COUNTIF([.M23];0);COUNTIF([.Q23];0);COUNTIF([.U23];0);COUNTIF([.Y23];0);COUNTIF([.AC23];0);COUNTIF([.AG23];0);COUNTIF([.AK23];0))/10" office:value-type="percentage" office:value="1" calcext:value-type="percentage">
            <text:p>100,00%</text:p>
          </table:table-cell>
          <table:table-cell table:formula="of:=SUM(COUNTIF([.B23];0);COUNTIF([.F23];0);COUNTIF([.J23];0);COUNTIF([.N23];0);COUNTIF([.R23];0);COUNTIF([.V23];0);COUNTIF([.Z23];0);COUNTIF([.AD23];0);COUNTIF([.AH23];0);COUNTIF([.AL23];0))/10" office:value-type="percentage" office:value="0.9" calcext:value-type="percentage">
            <text:p>90,00%</text:p>
          </table:table-cell>
          <table:table-cell table:formula="of:=SUM(COUNTIF([.C23];0);COUNTIF([.G23];0);COUNTIF([.K23];0);COUNTIF([.O23];0);COUNTIF([.S23];0);COUNTIF([.W23];0);COUNTIF([.AA23];0);COUNTIF([.AE23];0);COUNTIF([.AI23];0);COUNTIF([.AM23];0))/10" office:value-type="percentage" office:value="0.9" calcext:value-type="percentage">
            <text:p>90,00%</text:p>
          </table:table-cell>
          <table:table-cell table:number-columns-repeated="28"/>
          <table:table-cell table:style-name="ce1" table:number-columns-repeated="13"/>
          <table:table-cell table:number-columns-repeated="971"/>
        </table:table-row>
        <table:table-row table:style-name="ro1">
          <table:table-cell table:style-name="ce1" table:number-columns-repeated="16"/>
          <table:table-cell table:number-columns-repeated="24"/>
          <table:table-cell table:style-name="ce1" table:number-columns-repeated="13"/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40" table:number-rows-spanned="2">
            <text:p>Repetições (Número de agentes, Iteração máxima)</text:p>
          </table:table-cell>
          <table:covered-table-cell table:number-columns-repeated="39" table:style-name="ce10"/>
          <table:table-cell table:number-columns-repeated="10"/>
          <table:table-cell table:style-name="ce36" table:number-columns-repeated="3"/>
          <table:table-cell table:number-columns-repeated="971"/>
        </table:table-row>
        <table:table-row table:style-name="ro1">
          <table:covered-table-cell table:number-columns-repeated="40" table:style-name="ce10"/>
          <table:table-cell table:number-columns-repeated="10"/>
          <table:table-cell table:style-name="ce36" table:number-columns-repeated="3"/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4" table:number-rows-spanned="2">
            <text:p>Experiência 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9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10</text:p>
          </table:table-cell>
          <table:covered-table-cell table:number-columns-repeated="3" table:style-name="ce9"/>
          <table:table-cell table:number-columns-repeated="984"/>
        </table:table-row>
        <table:table-row table:style-name="ro1">
          <table:covered-table-cell table:number-columns-repeated="40" table:style-name="ce9"/>
          <table:table-cell table:number-columns-repeated="984"/>
        </table:table-row>
        <table:table-row table:style-name="ro1"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number-columns-repeated="984"/>
        </table:table-row>
        <table:table-row table:style-name="ro5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76215" calcext:value-type="float">
            <text:p>76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75" calcext:value-type="float">
            <text:p>2407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4945" calcext:value-type="float">
            <text:p>2494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8730" calcext:value-type="float">
            <text:p>1873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0175" calcext:value-type="float">
            <text:p>401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610" calcext:value-type="float">
            <text:p>761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9935" calcext:value-type="float">
            <text:p>9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4360" calcext:value-type="float">
            <text:p>143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865" calcext:value-type="float">
            <text:p>38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8160" calcext:value-type="float">
            <text:p>681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3495" calcext:value-type="float">
            <text:p>2349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215" calcext:value-type="float">
            <text:p>5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220" calcext:value-type="float">
            <text:p>142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875" calcext:value-type="float">
            <text:p>7875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16"/>
          <table:table-cell table:number-columns-repeated="24"/>
          <table:table-cell table:style-name="ce1" table:number-columns-repeated="10"/>
          <table:table-cell table:number-columns-repeated="974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2">TABELA 2</text:span><text:span text:style-name="T3"> – Analisar a sobrevivência dos agentes no final de 100k iterações mantendo o mesmo numero de comilões e diminuindo a população de limpadores</text:span> (Modelo Base)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1008"/>
        </table:table-row>
        <table:table-row table:style-name="ro1">
          <table:covered-table-cell table:number-columns-repeated="9" table:style-name="ce2"/>
          <table:table-cell table:style-name="ce1" table:number-columns-repeated="7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4" office:value-type="string" calcext:value-type="string" table:number-columns-spanned="2" table:number-rows-spanned="1">
            <text:p>Número de Agentes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21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3" table:number-rows-spanned="1">
            <text:p>Média do número de agentes vivos no final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% Repetições com extinção</text:p>
          </table:table-cell>
          <table:covered-table-cell table:number-columns-repeated="2" table:style-name="ce4"/>
          <table:table-cell table:number-columns-repeated="1012"/>
        </table:table-row>
        <table:table-row table:style-name="ro6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2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41];[.E41];[.I41];[.M41];[.Q41];[.U41];[.Y41];[.AC41];[.AG41];[.AK41])" office:value-type="float" office:value="0" calcext:value-type="float">
            <text:p>0</text:p>
          </table:table-cell>
          <table:table-cell table:formula="of:=AVERAGE([.B41];[.F41];[.J41];[.N41];[.R41];[.V41];[.Z41];[.AD41];[.AH41];[.AL41])" office:value-type="float" office:value="9.1" calcext:value-type="float">
            <text:p>9,1</text:p>
          </table:table-cell>
          <table:table-cell table:formula="of:=AVERAGE([.C41];[.G41];[.K41];[.O41];[.S41];[.W41];[.AA41];[.AE41];[.AI41];[.AM41])" office:value-type="float" office:value="9.1" calcext:value-type="float">
            <text:p>9,1</text:p>
          </table:table-cell>
          <table:table-cell table:formula="of:=SUM(COUNTIF([.A41];0);COUNTIF([.E41];0);COUNTIF([.I41];0);COUNTIF([.M41];0);COUNTIF([.Q41];0);COUNTIF([.U41];0);COUNTIF([.Y41];0);COUNTIF([.AC41];0);COUNTIF([.AG41];0);COUNTIF([.AK41];0))/10" office:value-type="percentage" office:value="1" calcext:value-type="percentage">
            <text:p>100,00%</text:p>
          </table:table-cell>
          <table:table-cell table:formula="of:=SUM(COUNTIF([.B41];0);COUNTIF([.F41];0);COUNTIF([.J41];0);COUNTIF([.N41];0);COUNTIF([.R41];0);COUNTIF([.V41];0);COUNTIF([.Z41];0);COUNTIF([.AD41];0);COUNTIF([.AH41];0);COUNTIF([.AL41];0))/10" office:value-type="percentage" office:value="0.6" calcext:value-type="percentage">
            <text:p>60,00%</text:p>
          </table:table-cell>
          <table:table-cell table:formula="of:=SUM(COUNTIF([.C41];0);COUNTIF([.G41];0);COUNTIF([.K41];0);COUNTIF([.O41];0);COUNTIF([.S41];0);COUNTIF([.W41];0);COUNTIF([.AA41];0);COUNTIF([.AE41];0);COUNTIF([.AI41];0);COUNTIF([.AM41];0))/10" office:value-type="percentage" office:value="0.6" calcext:value-type="percentage">
            <text:p>6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42];[.E42];[.I42];[.M42];[.Q42];[.U42];[.Y42];[.AC42];[.AG42];[.AK42])" office:value-type="float" office:value="0" calcext:value-type="float">
            <text:p>0</text:p>
          </table:table-cell>
          <table:table-cell table:formula="of:=AVERAGE([.B42];[.F42];[.J42];[.N42];[.R42];[.V42];[.Z42];[.AD42];[.AH42];[.AL42])" office:value-type="float" office:value="1.4" calcext:value-type="float">
            <text:p>1,4</text:p>
          </table:table-cell>
          <table:table-cell table:formula="of:=AVERAGE([.C42];[.G42];[.K42];[.O42];[.S42];[.W42];[.AA42];[.AE42];[.AI42];[.AM42])" office:value-type="float" office:value="1.4" calcext:value-type="float">
            <text:p>1,4</text:p>
          </table:table-cell>
          <table:table-cell table:formula="of:=SUM(COUNTIF([.A42];0);COUNTIF([.E42];0);COUNTIF([.I42];0);COUNTIF([.M42];0);COUNTIF([.Q42];0);COUNTIF([.U42];0);COUNTIF([.Y42];0);COUNTIF([.AC42];0);COUNTIF([.AG42];0);COUNTIF([.AK42];0))/10" office:value-type="percentage" office:value="1" calcext:value-type="percentage">
            <text:p>100,00%</text:p>
          </table:table-cell>
          <table:table-cell table:formula="of:=SUM(COUNTIF([.B42];0);COUNTIF([.F42];0);COUNTIF([.J42];0);COUNTIF([.N42];0);COUNTIF([.R42];0);COUNTIF([.V42];0);COUNTIF([.Z42];0);COUNTIF([.AD42];0);COUNTIF([.AH42];0);COUNTIF([.AL42];0))/10" office:value-type="percentage" office:value="0.9" calcext:value-type="percentage">
            <text:p>90,00%</text:p>
          </table:table-cell>
          <table:table-cell table:formula="of:=SUM(COUNTIF([.C42];0);COUNTIF([.G42];0);COUNTIF([.K42];0);COUNTIF([.O42];0);COUNTIF([.S42];0);COUNTIF([.W42];0);COUNTIF([.AA42];0);COUNTIF([.AE42];0);COUNTIF([.AI42];0);COUNTIF([.AM42];0))/10" office:value-type="percentage" office:value="0.9" calcext:value-type="percentage">
            <text:p>9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43];[.E43];[.I43];[.M43];[.Q43];[.U43];[.Y43];[.AC43];[.AG43];[.AK43])" office:value-type="float" office:value="0" calcext:value-type="float">
            <text:p>0</text:p>
          </table:table-cell>
          <table:table-cell table:formula="of:=AVERAGE([.B43];[.F43];[.J43];[.N43];[.R43];[.V43];[.Z43];[.AD43];[.AH43];[.AL43])" office:value-type="float" office:value="0" calcext:value-type="float">
            <text:p>0</text:p>
          </table:table-cell>
          <table:table-cell table:formula="of:=AVERAGE([.C43];[.G43];[.K43];[.O43];[.S43];[.W43];[.AA43];[.AE43];[.AI43];[.AM43])" office:value-type="float" office:value="0" calcext:value-type="float">
            <text:p>0</text:p>
          </table:table-cell>
          <table:table-cell table:formula="of:=SUM(COUNTIF([.A43];0);COUNTIF([.E43];0);COUNTIF([.I43];0);COUNTIF([.M43];0);COUNTIF([.Q43];0);COUNTIF([.U43];0);COUNTIF([.Y43];0);COUNTIF([.AC43];0);COUNTIF([.AG43];0);COUNTIF([.AK43];0))/10" office:value-type="percentage" office:value="1" calcext:value-type="percentage">
            <text:p>100,00%</text:p>
          </table:table-cell>
          <table:table-cell table:formula="of:=SUM(COUNTIF([.B43];0);COUNTIF([.F43];0);COUNTIF([.J43];0);COUNTIF([.N43];0);COUNTIF([.R43];0);COUNTIF([.V43];0);COUNTIF([.Z43];0);COUNTIF([.AD43];0);COUNTIF([.AH43];0);COUNTIF([.AL43];0))/10" office:value-type="percentage" office:value="1" calcext:value-type="percentage">
            <text:p>100,00%</text:p>
          </table:table-cell>
          <table:table-cell table:formula="of:=SUM(COUNTIF([.C43];0);COUNTIF([.G43];0);COUNTIF([.K43];0);COUNTIF([.O43];0);COUNTIF([.S43];0);COUNTIF([.W43];0);COUNTIF([.AA43];0);COUNTIF([.AE43];0);COUNTIF([.AI43];0);COUNTIF([.AM43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40" table:number-rows-spanned="2">
            <text:p>Repetições (Número de agentes, Iteração máxima)</text:p>
          </table:table-cell>
          <table:covered-table-cell table:number-columns-repeated="39" table:style-name="ce10"/>
          <table:table-cell table:number-columns-repeated="984"/>
        </table:table-row>
        <table:table-row table:style-name="ro1">
          <table:covered-table-cell table:number-columns-repeated="40" table:style-name="ce10"/>
          <table:table-cell table:number-columns-repeated="984"/>
        </table:table-row>
        <table:table-row table:style-name="ro1">
          <table:table-cell table:style-name="ce9" office:value-type="string" calcext:value-type="string" table:number-columns-spanned="4" table:number-rows-spanned="2">
            <text:p>Experiência 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9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10</text:p>
          </table:table-cell>
          <table:covered-table-cell table:number-columns-repeated="3" table:style-name="ce9"/>
          <table:table-cell table:number-columns-repeated="984"/>
        </table:table-row>
        <table:table-row table:style-name="ro1">
          <table:covered-table-cell table:number-columns-repeated="40" table:style-name="ce9"/>
          <table:table-cell table:number-columns-repeated="984"/>
        </table:table-row>
        <table:table-row table:style-name="ro6"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number-columns-repeated="984"/>
        </table:table-row>
        <table:table-row table:style-name="ro7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6920" calcext:value-type="float">
            <text:p>769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7510" calcext:value-type="float">
            <text:p>275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235" calcext:value-type="float">
            <text:p>1323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1050" calcext:value-type="float">
            <text:p>210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1365" calcext:value-type="float">
            <text:p>3136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0460" calcext:value-type="float">
            <text:p>2046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1610" calcext:value-type="float">
            <text:p>116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360" calcext:value-type="float">
            <text:p>183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465" calcext:value-type="float">
            <text:p>134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580" calcext:value-type="float">
            <text:p>145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2185" calcext:value-type="float">
            <text:p>221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1870" calcext:value-type="float">
            <text:p>218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815" calcext:value-type="float">
            <text:p>48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505" calcext:value-type="float">
            <text:p>65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5630" calcext:value-type="float">
            <text:p>3563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25" calcext:value-type="float">
            <text:p>1042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615" calcext:value-type="float">
            <text:p>86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310" calcext:value-type="float">
            <text:p>93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935" calcext:value-type="float">
            <text:p>793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115" calcext:value-type="float">
            <text:p>71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455" calcext:value-type="float">
            <text:p>44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000" calcext:value-type="float">
            <text:p>4000</text:p>
          </table:table-cell>
          <table:table-cell table:number-columns-repeated="984"/>
        </table:table-row>
        <table:table-row table:style-name="ro1" table:number-rows-repeated="2">
          <table:table-cell table:style-name="Default" table:number-columns-repeated="12"/>
          <table:table-cell table:number-columns-repeated="4"/>
          <table:table-cell table:style-name="Default" table:number-columns-repeated="24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2">TABELA 3</text:span><text:span text:style-name="T3"> – Analisar a sobrevivência dos agentes no final de 100k iterações mantendo o mesmo numero de limpadores e diminuindo a população de comilões</text:span> (Modelo Base)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1008"/>
        </table:table-row>
        <table:table-row table:style-name="ro1">
          <table:covered-table-cell table:number-columns-repeated="9" table:style-name="ce2"/>
          <table:table-cell table:style-name="ce1" table:number-columns-repeated="7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4" office:value-type="string" calcext:value-type="string" table:number-columns-spanned="2" table:number-rows-spanned="1">
            <text:p>Número de Agentes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21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3" table:number-rows-spanned="1">
            <text:p>Média do número de agentes vivos no final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% Repetições com extinção</text:p>
          </table:table-cell>
          <table:covered-table-cell table:number-columns-repeated="2" table:style-name="ce4"/>
          <table:table-cell table:number-columns-repeated="1012"/>
        </table:table-row>
        <table:table-row table:style-name="ro6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2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61];[.E61];[.I61];[.M61];[.Q61];[.U61];[.Y61];[.AC61];[.AG61];[.AK61])" office:value-type="float" office:value="0" calcext:value-type="float">
            <text:p>0</text:p>
          </table:table-cell>
          <table:table-cell table:formula="of:=AVERAGE([.B61];[.F61];[.J61];[.N61];[.R61];[.V61];[.Z61];[.AD61];[.AH61];[.AL61])" office:value-type="float" office:value="44.9" calcext:value-type="float">
            <text:p>44,9</text:p>
          </table:table-cell>
          <table:table-cell table:formula="of:=AVERAGE([.C61];[.G61];[.K61];[.O61];[.S61];[.W61];[.AA61];[.AE61];[.AI61];[.AM61])" office:value-type="float" office:value="44.9" calcext:value-type="float">
            <text:p>44,9</text:p>
          </table:table-cell>
          <table:table-cell table:formula="of:=SUM(COUNTIF([.A61];0);COUNTIF([.E61];0);COUNTIF([.I61];0);COUNTIF([.M61];0);COUNTIF([.Q61];0);COUNTIF([.U61];0);COUNTIF([.Y61];0);COUNTIF([.AC61];0);COUNTIF([.AG61];0);COUNTIF([.AK61];0))/10" office:value-type="percentage" office:value="1" calcext:value-type="percentage">
            <text:p>100,00%</text:p>
          </table:table-cell>
          <table:table-cell table:formula="of:=SUM(COUNTIF([.B61];0);COUNTIF([.F61];0);COUNTIF([.J61];0);COUNTIF([.N61];0);COUNTIF([.R61];0);COUNTIF([.V61];0);COUNTIF([.Z61];0);COUNTIF([.AD61];0);COUNTIF([.AH61];0);COUNTIF([.AL61];0))/10" office:value-type="percentage" office:value="0" calcext:value-type="percentage">
            <text:p>0,00%</text:p>
          </table:table-cell>
          <table:table-cell table:formula="of:=SUM(COUNTIF([.C61];0);COUNTIF([.G61];0);COUNTIF([.K61];0);COUNTIF([.O61];0);COUNTIF([.S61];0);COUNTIF([.W61];0);COUNTIF([.AA61];0);COUNTIF([.AE61];0);COUNTIF([.AI61];0);COUNTIF([.AM61];0))/10" office:value-type="percentage" office:value="0" calcext:value-type="percentage">
            <text:p>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62];[.E62];[.I62];[.M62];[.Q62];[.U62];[.Y62];[.AC62];[.AG62];[.AK62])" office:value-type="float" office:value="0" calcext:value-type="float">
            <text:p>0</text:p>
          </table:table-cell>
          <table:table-cell table:formula="of:=AVERAGE([.B62];[.F62];[.J62];[.N62];[.R62];[.V62];[.Z62];[.AD62];[.AH62];[.AL62])" office:value-type="float" office:value="43.7" calcext:value-type="float">
            <text:p>43,7</text:p>
          </table:table-cell>
          <table:table-cell table:formula="of:=AVERAGE([.C62];[.G62];[.K62];[.O62];[.S62];[.W62];[.AA62];[.AE62];[.AI62];[.AM62])" office:value-type="float" office:value="43.7" calcext:value-type="float">
            <text:p>43,7</text:p>
          </table:table-cell>
          <table:table-cell table:formula="of:=SUM(COUNTIF([.A62];0);COUNTIF([.E62];0);COUNTIF([.I62];0);COUNTIF([.M62];0);COUNTIF([.Q62];0);COUNTIF([.U62];0);COUNTIF([.Y62];0);COUNTIF([.AC62];0);COUNTIF([.AG62];0);COUNTIF([.AK62];0))/10" office:value-type="percentage" office:value="1" calcext:value-type="percentage">
            <text:p>100,00%</text:p>
          </table:table-cell>
          <table:table-cell table:formula="of:=SUM(COUNTIF([.B62];0);COUNTIF([.F62];0);COUNTIF([.J62];0);COUNTIF([.N62];0);COUNTIF([.R62];0);COUNTIF([.V62];0);COUNTIF([.Z62];0);COUNTIF([.AD62];0);COUNTIF([.AH62];0);COUNTIF([.AL62];0))/10" office:value-type="percentage" office:value="0" calcext:value-type="percentage">
            <text:p>0,00%</text:p>
          </table:table-cell>
          <table:table-cell table:formula="of:=SUM(COUNTIF([.C62];0);COUNTIF([.G62];0);COUNTIF([.K62];0);COUNTIF([.O62];0);COUNTIF([.S62];0);COUNTIF([.W62];0);COUNTIF([.AA62];0);COUNTIF([.AE62];0);COUNTIF([.AI62];0);COUNTIF([.AM62];0))/10" office:value-type="percentage" office:value="0" calcext:value-type="percentage">
            <text:p>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63];[.E63];[.I63];[.M63];[.Q63];[.U63];[.Y63];[.AC63];[.AG63];[.AK63])" office:value-type="float" office:value="0" calcext:value-type="float">
            <text:p>0</text:p>
          </table:table-cell>
          <table:table-cell table:formula="of:=AVERAGE([.B63];[.F63];[.J63];[.N63];[.R63];[.V63];[.Z63];[.AD63];[.AH63];[.AL63])" office:value-type="float" office:value="39.1" calcext:value-type="float">
            <text:p>39,1</text:p>
          </table:table-cell>
          <table:table-cell table:formula="of:=AVERAGE([.C63];[.G63];[.K63];[.O63];[.S63];[.W63];[.AA63];[.AE63];[.AI63];[.AM63])" office:value-type="float" office:value="39.1" calcext:value-type="float">
            <text:p>39,1</text:p>
          </table:table-cell>
          <table:table-cell table:formula="of:=SUM(COUNTIF([.A63];0);COUNTIF([.E63];0);COUNTIF([.I63];0);COUNTIF([.M63];0);COUNTIF([.Q63];0);COUNTIF([.U63];0);COUNTIF([.Y63];0);COUNTIF([.AC63];0);COUNTIF([.AG63];0);COUNTIF([.AK63];0))/10" office:value-type="percentage" office:value="1" calcext:value-type="percentage">
            <text:p>100,00%</text:p>
          </table:table-cell>
          <table:table-cell table:formula="of:=SUM(COUNTIF([.B63];0);COUNTIF([.F63];0);COUNTIF([.J63];0);COUNTIF([.N63];0);COUNTIF([.R63];0);COUNTIF([.V63];0);COUNTIF([.Z63];0);COUNTIF([.AD63];0);COUNTIF([.AH63];0);COUNTIF([.AL63];0))/10" office:value-type="percentage" office:value="0.1" calcext:value-type="percentage">
            <text:p>10,00%</text:p>
          </table:table-cell>
          <table:table-cell table:formula="of:=SUM(COUNTIF([.C63];0);COUNTIF([.G63];0);COUNTIF([.K63];0);COUNTIF([.O63];0);COUNTIF([.S63];0);COUNTIF([.W63];0);COUNTIF([.AA63];0);COUNTIF([.AE63];0);COUNTIF([.AI63];0);COUNTIF([.AM63];0))/10" office:value-type="percentage" office:value="0.1" calcext:value-type="percentage">
            <text:p>10,00%</text:p>
          </table:table-cell>
          <table:table-cell table:number-columns-repeated="1012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40" table:number-rows-spanned="2">
            <text:p>Repetições (Número de agentes, Iteração máxima)</text:p>
          </table:table-cell>
          <table:covered-table-cell table:number-columns-repeated="39" table:style-name="ce10"/>
          <table:table-cell table:number-columns-repeated="984"/>
        </table:table-row>
        <table:table-row table:style-name="ro1">
          <table:covered-table-cell table:number-columns-repeated="40" table:style-name="ce10"/>
          <table:table-cell table:number-columns-repeated="984"/>
        </table:table-row>
        <table:table-row table:style-name="ro1">
          <table:table-cell table:style-name="ce9" office:value-type="string" calcext:value-type="string" table:number-columns-spanned="4" table:number-rows-spanned="2">
            <text:p>Experiência 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9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10</text:p>
          </table:table-cell>
          <table:covered-table-cell table:number-columns-repeated="3" table:style-name="ce9"/>
          <table:table-cell table:number-columns-repeated="984"/>
        </table:table-row>
        <table:table-row table:style-name="ro1">
          <table:covered-table-cell table:number-columns-repeated="40" table:style-name="ce9"/>
          <table:table-cell table:number-columns-repeated="984"/>
        </table:table-row>
        <table:table-row table:style-name="ro6"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number-columns-repeated="984"/>
        </table:table-row>
        <table:table-row table:style-name="ro7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5" calcext:value-type="float">
            <text:p>4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5235" calcext:value-type="float">
            <text:p>7523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1" table:number-rows-repeated="2">
          <table:table-cell table:style-name="Default" table:number-columns-repeated="12"/>
          <table:table-cell table:number-columns-repeated="4"/>
          <table:table-cell table:style-name="Default" table:number-columns-repeated="24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2">TABELA 4</text:span><text:span text:style-name="T3"> – Analisar a sobrevivência dos agentes no final de 100k iterações alterando as percentagens de alimento</text:span>(Modelo Base)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1008"/>
        </table:table-row>
        <table:table-row table:style-name="ro1">
          <table:covered-table-cell table:number-columns-repeated="9" table:style-name="ce2"/>
          <table:table-cell table:style-name="ce1" table:number-columns-repeated="7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4" office:value-type="string" calcext:value-type="string" table:number-columns-spanned="2" table:number-rows-spanned="1">
            <text:p>Número de Agentes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21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3" table:number-rows-spanned="1">
            <text:p>Média do número de agentes vivos no final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% Repetições com extinção</text:p>
          </table:table-cell>
          <table:covered-table-cell table:number-columns-repeated="2" table:style-name="ce4"/>
          <table:table-cell table:number-columns-repeated="1012"/>
        </table:table-row>
        <table:table-row table:style-name="ro6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2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87];[.E87];[.I87];[.M87];[.Q87];[.U87];[.Y87];[.AC87];[.AG87];[.AK87])" office:value-type="float" office:value="0" calcext:value-type="float">
            <text:p>0</text:p>
          </table:table-cell>
          <table:table-cell table:formula="of:=AVERAGE([.B87];[.F87];[.J87];[.N87];[.R87];[.V87];[.Z87];[.AD87];[.AH87];[.AL87])" office:value-type="float" office:value="38.2" calcext:value-type="float">
            <text:p>38,2</text:p>
          </table:table-cell>
          <table:table-cell table:formula="of:=AVERAGE([.C87];[.G87];[.K87];[.O87];[.S87];[.W87];[.AA87];[.AE87];[.AI87];[.AM87])" office:value-type="float" office:value="38.2" calcext:value-type="float">
            <text:p>38,2</text:p>
          </table:table-cell>
          <table:table-cell table:formula="of:=SUM(COUNTIF([.A87];0);COUNTIF([.E87];0);COUNTIF([.I87];0);COUNTIF([.M87];0);COUNTIF([.Q87];0);COUNTIF([.U87];0);COUNTIF([.Y87];0);COUNTIF([.AC87];0);COUNTIF([.AG87];0);COUNTIF([.AK87];0))/10" office:value-type="percentage" office:value="1" calcext:value-type="percentage">
            <text:p>100,00%</text:p>
          </table:table-cell>
          <table:table-cell table:formula="of:=SUM(COUNTIF([.B87];0);COUNTIF([.F87];0);COUNTIF([.J87];0);COUNTIF([.N87];0);COUNTIF([.R87];0);COUNTIF([.V87];0);COUNTIF([.Z87];0);COUNTIF([.AD87];0);COUNTIF([.AH87];0);COUNTIF([.AL87];0))/10" office:value-type="percentage" office:value="0.1" calcext:value-type="percentage">
            <text:p>10,00%</text:p>
          </table:table-cell>
          <table:table-cell table:formula="of:=SUM(COUNTIF([.C87];0);COUNTIF([.G87];0);COUNTIF([.K87];0);COUNTIF([.O87];0);COUNTIF([.S87];0);COUNTIF([.W87];0);COUNTIF([.AA87];0);COUNTIF([.AE87];0);COUNTIF([.AI87];0);COUNTIF([.AM87];0))/10" office:value-type="percentage" office:value="0.1" calcext:value-type="percentage">
            <text:p>1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1">
          <table:covered-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AVERAGE([.A88];[.E88];[.I88];[.M88];[.Q88];[.U88];[.Y88];[.AC88];[.AG88];[.AK88])" office:value-type="float" office:value="0" calcext:value-type="float">
            <text:p>0</text:p>
          </table:table-cell>
          <table:table-cell table:formula="of:=AVERAGE([.B88];[.F88];[.J88];[.N88];[.R88];[.V88];[.Z88];[.AD88];[.AH88];[.AL88])" office:value-type="float" office:value="21.9" calcext:value-type="float">
            <text:p>21,9</text:p>
          </table:table-cell>
          <table:table-cell table:formula="of:=AVERAGE([.C88];[.G88];[.K88];[.O88];[.S88];[.W88];[.AA88];[.AE88];[.AI88];[.AM88])" office:value-type="float" office:value="21.9" calcext:value-type="float">
            <text:p>21,9</text:p>
          </table:table-cell>
          <table:table-cell table:formula="of:=SUM(COUNTIF([.A88];0);COUNTIF([.E88];0);COUNTIF([.I88];0);COUNTIF([.M88];0);COUNTIF([.Q88];0);COUNTIF([.U88];0);COUNTIF([.Y88];0);COUNTIF([.AC88];0);COUNTIF([.AG88];0);COUNTIF([.AK88];0))/10" office:value-type="percentage" office:value="1" calcext:value-type="percentage">
            <text:p>100,00%</text:p>
          </table:table-cell>
          <table:table-cell table:formula="of:=SUM(COUNTIF([.B88];0);COUNTIF([.F88];0);COUNTIF([.J88];0);COUNTIF([.N88];0);COUNTIF([.R88];0);COUNTIF([.V88];0);COUNTIF([.Z88];0);COUNTIF([.AD88];0);COUNTIF([.AH88];0);COUNTIF([.AL88];0))/10" office:value-type="percentage" office:value="0.5" calcext:value-type="percentage">
            <text:p>50,00%</text:p>
          </table:table-cell>
          <table:table-cell table:formula="of:=SUM(COUNTIF([.C88];0);COUNTIF([.G88];0);COUNTIF([.K88];0);COUNTIF([.O88];0);COUNTIF([.S88];0);COUNTIF([.W88];0);COUNTIF([.AA88];0);COUNTIF([.AE88];0);COUNTIF([.AI88];0);COUNTIF([.AM88];0))/10" office:value-type="percentage" office:value="0.5" calcext:value-type="percentage">
            <text:p>5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VERAGE([.A89];[.E89];[.I89];[.M89];[.Q89];[.U89];[.Y89];[.AC89];[.AG89];[.AK89])" office:value-type="float" office:value="0" calcext:value-type="float">
            <text:p>0</text:p>
          </table:table-cell>
          <table:table-cell table:formula="of:=AVERAGE([.B89];[.F89];[.J89];[.N89];[.R89];[.V89];[.Z89];[.AD89];[.AH89];[.AL89])" office:value-type="float" office:value="0" calcext:value-type="float">
            <text:p>0</text:p>
          </table:table-cell>
          <table:table-cell table:formula="of:=AVERAGE([.C89];[.G89];[.K89];[.O89];[.S89];[.W89];[.AA89];[.AE89];[.AI89];[.AM89])" office:value-type="float" office:value="0" calcext:value-type="float">
            <text:p>0</text:p>
          </table:table-cell>
          <table:table-cell table:formula="of:=SUM(COUNTIF([.A89];0);COUNTIF([.E89];0);COUNTIF([.I89];0);COUNTIF([.M89];0);COUNTIF([.Q89];0);COUNTIF([.U89];0);COUNTIF([.Y89];0);COUNTIF([.AC89];0);COUNTIF([.AG89];0);COUNTIF([.AK89];0))/10" office:value-type="percentage" office:value="1" calcext:value-type="percentage">
            <text:p>100,00%</text:p>
          </table:table-cell>
          <table:table-cell table:formula="of:=SUM(COUNTIF([.B89];0);COUNTIF([.F89];0);COUNTIF([.J89];0);COUNTIF([.N89];0);COUNTIF([.R89];0);COUNTIF([.V89];0);COUNTIF([.Z89];0);COUNTIF([.AD89];0);COUNTIF([.AH89];0);COUNTIF([.AL89];0))/10" office:value-type="percentage" office:value="1" calcext:value-type="percentage">
            <text:p>100,00%</text:p>
          </table:table-cell>
          <table:table-cell table:formula="of:=SUM(COUNTIF([.C89];0);COUNTIF([.G89];0);COUNTIF([.K89];0);COUNTIF([.O89];0);COUNTIF([.S89];0);COUNTIF([.W89];0);COUNTIF([.AA89];0);COUNTIF([.AE89];0);COUNTIF([.AI89];0);COUNTIF([.AM89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90];[.E90];[.I90];[.M90];[.Q90];[.U90];[.Y90];[.AC90];[.AG90];[.AK90])" office:value-type="float" office:value="0" calcext:value-type="float">
            <text:p>0</text:p>
          </table:table-cell>
          <table:table-cell table:formula="of:=AVERAGE([.B90];[.F90];[.J90];[.N90];[.R90];[.V90];[.Z90];[.AD90];[.AH90];[.AL90])" office:value-type="float" office:value="8.7" calcext:value-type="float">
            <text:p>8,7</text:p>
          </table:table-cell>
          <table:table-cell table:formula="of:=AVERAGE([.C90];[.G90];[.K90];[.O90];[.S90];[.W90];[.AA90];[.AE90];[.AI90];[.AM90])" office:value-type="float" office:value="8.7" calcext:value-type="float">
            <text:p>8,7</text:p>
          </table:table-cell>
          <table:table-cell table:formula="of:=SUM(COUNTIF([.A90];0);COUNTIF([.E90];0);COUNTIF([.I90];0);COUNTIF([.M90];0);COUNTIF([.Q90];0);COUNTIF([.U90];0);COUNTIF([.Y90];0);COUNTIF([.AC90];0);COUNTIF([.AG90];0);COUNTIF([.AK90];0))/10" office:value-type="percentage" office:value="1" calcext:value-type="percentage">
            <text:p>100,00%</text:p>
          </table:table-cell>
          <table:table-cell table:formula="of:=SUM(COUNTIF([.B90];0);COUNTIF([.F90];0);COUNTIF([.J90];0);COUNTIF([.N90];0);COUNTIF([.R90];0);COUNTIF([.V90];0);COUNTIF([.Z90];0);COUNTIF([.AD90];0);COUNTIF([.AH90];0);COUNTIF([.AL90];0))/10" office:value-type="percentage" office:value="0.5" calcext:value-type="percentage">
            <text:p>50,00%</text:p>
          </table:table-cell>
          <table:table-cell table:formula="of:=SUM(COUNTIF([.C90];0);COUNTIF([.G90];0);COUNTIF([.K90];0);COUNTIF([.O90];0);COUNTIF([.S90];0);COUNTIF([.W90];0);COUNTIF([.AA90];0);COUNTIF([.AE90];0);COUNTIF([.AI90];0);COUNTIF([.AM90];0))/10" office:value-type="percentage" office:value="0.5" calcext:value-type="percentage">
            <text:p>50,00%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AVERAGE([.A91];[.E91];[.I91];[.M91];[.Q91];[.U91];[.Y91];[.AC91];[.AG91];[.AK91])" office:value-type="float" office:value="0" calcext:value-type="float">
            <text:p>0</text:p>
          </table:table-cell>
          <table:table-cell table:formula="of:=AVERAGE([.B91];[.F91];[.J91];[.N91];[.R91];[.V91];[.Z91];[.AD91];[.AH91];[.AL91])" office:value-type="float" office:value="0" calcext:value-type="float">
            <text:p>0</text:p>
          </table:table-cell>
          <table:table-cell table:formula="of:=AVERAGE([.C91];[.G91];[.K91];[.O91];[.S91];[.W91];[.AA91];[.AE91];[.AI91];[.AM91])" office:value-type="float" office:value="0" calcext:value-type="float">
            <text:p>0</text:p>
          </table:table-cell>
          <table:table-cell table:formula="of:=SUM(COUNTIF([.A91];0);COUNTIF([.E91];0);COUNTIF([.I91];0);COUNTIF([.M91];0);COUNTIF([.Q91];0);COUNTIF([.U91];0);COUNTIF([.Y91];0);COUNTIF([.AC91];0);COUNTIF([.AG91];0);COUNTIF([.AK91];0))/10" office:value-type="percentage" office:value="1" calcext:value-type="percentage">
            <text:p>100,00%</text:p>
          </table:table-cell>
          <table:table-cell table:formula="of:=SUM(COUNTIF([.B91];0);COUNTIF([.F91];0);COUNTIF([.J91];0);COUNTIF([.N91];0);COUNTIF([.R91];0);COUNTIF([.V91];0);COUNTIF([.Z91];0);COUNTIF([.AD91];0);COUNTIF([.AH91];0);COUNTIF([.AL91];0))/10" office:value-type="percentage" office:value="1" calcext:value-type="percentage">
            <text:p>100,00%</text:p>
          </table:table-cell>
          <table:table-cell table:formula="of:=SUM(COUNTIF([.C91];0);COUNTIF([.G91];0);COUNTIF([.K91];0);COUNTIF([.O91];0);COUNTIF([.S91];0);COUNTIF([.W91];0);COUNTIF([.AA91];0);COUNTIF([.AE91];0);COUNTIF([.AI91];0);COUNTIF([.AM91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VERAGE([.A92];[.E92];[.I92];[.M92];[.Q92];[.U92];[.Y92];[.AC92];[.AG92];[.AK92])" office:value-type="float" office:value="0" calcext:value-type="float">
            <text:p>0</text:p>
          </table:table-cell>
          <table:table-cell table:formula="of:=AVERAGE([.B92];[.F92];[.J92];[.N92];[.R92];[.V92];[.Z92];[.AD92];[.AH92];[.AL92])" office:value-type="float" office:value="0" calcext:value-type="float">
            <text:p>0</text:p>
          </table:table-cell>
          <table:table-cell table:formula="of:=AVERAGE([.C92];[.G92];[.K92];[.O92];[.S92];[.W92];[.AA92];[.AE92];[.AI92];[.AM92])" office:value-type="float" office:value="0" calcext:value-type="float">
            <text:p>0</text:p>
          </table:table-cell>
          <table:table-cell table:formula="of:=SUM(COUNTIF([.A92];0);COUNTIF([.E92];0);COUNTIF([.I92];0);COUNTIF([.M92];0);COUNTIF([.Q92];0);COUNTIF([.U92];0);COUNTIF([.Y92];0);COUNTIF([.AC92];0);COUNTIF([.AG92];0);COUNTIF([.AK92];0))/10" office:value-type="percentage" office:value="1" calcext:value-type="percentage">
            <text:p>100,00%</text:p>
          </table:table-cell>
          <table:table-cell table:formula="of:=SUM(COUNTIF([.B92];0);COUNTIF([.F92];0);COUNTIF([.J92];0);COUNTIF([.N92];0);COUNTIF([.R92];0);COUNTIF([.V92];0);COUNTIF([.Z92];0);COUNTIF([.AD92];0);COUNTIF([.AH92];0);COUNTIF([.AL92];0))/10" office:value-type="percentage" office:value="1" calcext:value-type="percentage">
            <text:p>100,00%</text:p>
          </table:table-cell>
          <table:table-cell table:formula="of:=SUM(COUNTIF([.C92];0);COUNTIF([.G92];0);COUNTIF([.K92];0);COUNTIF([.O92];0);COUNTIF([.S92];0);COUNTIF([.W92];0);COUNTIF([.AA92];0);COUNTIF([.AE92];0);COUNTIF([.AI92];0);COUNTIF([.AM92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93];[.E93];[.I93];[.M93];[.Q93];[.U93];[.Y93];[.AC93];[.AG93];[.AK93])" office:value-type="float" office:value="0" calcext:value-type="float">
            <text:p>0</text:p>
          </table:table-cell>
          <table:table-cell table:formula="of:=AVERAGE([.B93];[.F93];[.J93];[.N93];[.R93];[.V93];[.Z93];[.AD93];[.AH93];[.AL93])" office:value-type="float" office:value="2.5" calcext:value-type="float">
            <text:p>2,5</text:p>
          </table:table-cell>
          <table:table-cell table:formula="of:=AVERAGE([.C93];[.G93];[.K93];[.O93];[.S93];[.W93];[.AA93];[.AE93];[.AI93];[.AM93])" office:value-type="float" office:value="2.5" calcext:value-type="float">
            <text:p>2,5</text:p>
          </table:table-cell>
          <table:table-cell table:formula="of:=SUM(COUNTIF([.A93];0);COUNTIF([.E93];0);COUNTIF([.I93];0);COUNTIF([.M93];0);COUNTIF([.Q93];0);COUNTIF([.U93];0);COUNTIF([.Y93];0);COUNTIF([.AC93];0);COUNTIF([.AG93];0);COUNTIF([.AK93];0))/10" office:value-type="percentage" office:value="1" calcext:value-type="percentage">
            <text:p>100,00%</text:p>
          </table:table-cell>
          <table:table-cell table:formula="of:=SUM(COUNTIF([.B93];0);COUNTIF([.F93];0);COUNTIF([.J93];0);COUNTIF([.N93];0);COUNTIF([.R93];0);COUNTIF([.V93];0);COUNTIF([.Z93];0);COUNTIF([.AD93];0);COUNTIF([.AH93];0);COUNTIF([.AL93];0))/10" office:value-type="percentage" office:value="0.8" calcext:value-type="percentage">
            <text:p>80,00%</text:p>
          </table:table-cell>
          <table:table-cell table:formula="of:=SUM(COUNTIF([.C93];0);COUNTIF([.G93];0);COUNTIF([.K93];0);COUNTIF([.O93];0);COUNTIF([.S93];0);COUNTIF([.W93];0);COUNTIF([.AA93];0);COUNTIF([.AE93];0);COUNTIF([.AI93];0);COUNTIF([.AM93];0))/10" office:value-type="percentage" office:value="0.8" calcext:value-type="percentage">
            <text:p>80,00%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AVERAGE([.A94];[.E94];[.I94];[.M94];[.Q94];[.U94];[.Y94];[.AC94];[.AG94];[.AK94])" office:value-type="float" office:value="0" calcext:value-type="float">
            <text:p>0</text:p>
          </table:table-cell>
          <table:table-cell table:formula="of:=AVERAGE([.B94];[.F94];[.J94];[.N94];[.R94];[.V94];[.Z94];[.AD94];[.AH94];[.AL94])" office:value-type="float" office:value="0" calcext:value-type="float">
            <text:p>0</text:p>
          </table:table-cell>
          <table:table-cell table:formula="of:=AVERAGE([.C94];[.G94];[.K94];[.O94];[.S94];[.W94];[.AA94];[.AE94];[.AI94];[.AM94])" office:value-type="float" office:value="0" calcext:value-type="float">
            <text:p>0</text:p>
          </table:table-cell>
          <table:table-cell table:formula="of:=SUM(COUNTIF([.A94];0);COUNTIF([.E94];0);COUNTIF([.I94];0);COUNTIF([.M94];0);COUNTIF([.Q94];0);COUNTIF([.U94];0);COUNTIF([.Y94];0);COUNTIF([.AC94];0);COUNTIF([.AG94];0);COUNTIF([.AK94];0))/10" office:value-type="percentage" office:value="1" calcext:value-type="percentage">
            <text:p>100,00%</text:p>
          </table:table-cell>
          <table:table-cell table:formula="of:=SUM(COUNTIF([.B94];0);COUNTIF([.F94];0);COUNTIF([.J94];0);COUNTIF([.N94];0);COUNTIF([.R94];0);COUNTIF([.V94];0);COUNTIF([.Z94];0);COUNTIF([.AD94];0);COUNTIF([.AH94];0);COUNTIF([.AL94];0))/10" office:value-type="percentage" office:value="1" calcext:value-type="percentage">
            <text:p>100,00%</text:p>
          </table:table-cell>
          <table:table-cell table:formula="of:=SUM(COUNTIF([.C94];0);COUNTIF([.G94];0);COUNTIF([.K94];0);COUNTIF([.O94];0);COUNTIF([.S94];0);COUNTIF([.W94];0);COUNTIF([.AA94];0);COUNTIF([.AE94];0);COUNTIF([.AI94];0);COUNTIF([.AM94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AVERAGE([.A95];[.E95];[.I95];[.M95];[.Q95];[.U95];[.Y95];[.AC95];[.AG95];[.AK95])" office:value-type="float" office:value="0" calcext:value-type="float">
            <text:p>0</text:p>
          </table:table-cell>
          <table:table-cell table:formula="of:=AVERAGE([.B95];[.F95];[.J95];[.N95];[.R95];[.V95];[.Z95];[.AD95];[.AH95];[.AL95])" office:value-type="float" office:value="0" calcext:value-type="float">
            <text:p>0</text:p>
          </table:table-cell>
          <table:table-cell table:formula="of:=AVERAGE([.C95];[.G95];[.K95];[.O95];[.S95];[.W95];[.AA95];[.AE95];[.AI95];[.AM95])" office:value-type="float" office:value="0" calcext:value-type="float">
            <text:p>0</text:p>
          </table:table-cell>
          <table:table-cell table:formula="of:=SUM(COUNTIF([.A95];0);COUNTIF([.E95];0);COUNTIF([.I95];0);COUNTIF([.M95];0);COUNTIF([.Q95];0);COUNTIF([.U95];0);COUNTIF([.Y95];0);COUNTIF([.AC95];0);COUNTIF([.AG95];0);COUNTIF([.AK95];0))/10" office:value-type="percentage" office:value="1" calcext:value-type="percentage">
            <text:p>100,00%</text:p>
          </table:table-cell>
          <table:table-cell table:formula="of:=SUM(COUNTIF([.B95];0);COUNTIF([.F95];0);COUNTIF([.J95];0);COUNTIF([.N95];0);COUNTIF([.R95];0);COUNTIF([.V95];0);COUNTIF([.Z95];0);COUNTIF([.AD95];0);COUNTIF([.AH95];0);COUNTIF([.AL95];0))/10" office:value-type="percentage" office:value="1" calcext:value-type="percentage">
            <text:p>100,00%</text:p>
          </table:table-cell>
          <table:table-cell table:formula="of:=SUM(COUNTIF([.C95];0);COUNTIF([.G95];0);COUNTIF([.K95];0);COUNTIF([.O95];0);COUNTIF([.S95];0);COUNTIF([.W95];0);COUNTIF([.AA95];0);COUNTIF([.AE95];0);COUNTIF([.AI95];0);COUNTIF([.AM95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40" table:number-rows-spanned="2">
            <text:p>Repetições (Número de agentes, Iteração máxima)</text:p>
          </table:table-cell>
          <table:covered-table-cell table:number-columns-repeated="39" table:style-name="ce10"/>
          <table:table-cell table:number-columns-repeated="984"/>
        </table:table-row>
        <table:table-row table:style-name="ro1">
          <table:covered-table-cell table:number-columns-repeated="40" table:style-name="ce10"/>
          <table:table-cell table:number-columns-repeated="984"/>
        </table:table-row>
        <table:table-row table:style-name="ro1">
          <table:table-cell table:style-name="ce9" office:value-type="string" calcext:value-type="string" table:number-columns-spanned="4" table:number-rows-spanned="2">
            <text:p>Experiência 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9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10</text:p>
          </table:table-cell>
          <table:covered-table-cell table:number-columns-repeated="3" table:style-name="ce9"/>
          <table:table-cell table:number-columns-repeated="984"/>
        </table:table-row>
        <table:table-row table:style-name="ro1">
          <table:covered-table-cell table:number-columns-repeated="40" table:style-name="ce9"/>
          <table:table-cell table:number-columns-repeated="984"/>
        </table:table-row>
        <table:table-row table:style-name="ro6"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number-columns-repeated="984"/>
        </table:table-row>
        <table:table-row table:style-name="ro7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7660" calcext:value-type="float">
            <text:p>976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7010" calcext:value-type="float">
            <text:p>7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620" calcext:value-type="float">
            <text:p>96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2555" calcext:value-type="float">
            <text:p>225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6040" calcext:value-type="float">
            <text:p>5604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020" calcext:value-type="float">
            <text:p>802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380" calcext:value-type="float">
            <text:p>23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10" calcext:value-type="float">
            <text:p>10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15" calcext:value-type="float">
            <text:p>15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85" calcext:value-type="float">
            <text:p>17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510" calcext:value-type="float">
            <text:p>25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20" calcext:value-type="float">
            <text:p>15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855" calcext:value-type="float">
            <text:p>18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225" calcext:value-type="float">
            <text:p>2225</text:p>
          </table:table-cell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95" calcext:value-type="float">
            <text:p>2229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770" calcext:value-type="float">
            <text:p>167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0125" calcext:value-type="float">
            <text:p>20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325" calcext:value-type="float">
            <text:p>143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155" calcext:value-type="float">
            <text:p>1415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670" calcext:value-type="float">
            <text:p>66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770" calcext:value-type="float">
            <text:p>67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1785" calcext:value-type="float">
            <text:p>117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615" calcext:value-type="float">
            <text:p>26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9610" calcext:value-type="float">
            <text:p>196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1520" calcext:value-type="float">
            <text:p>115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050" calcext:value-type="float">
            <text:p>50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280" calcext:value-type="float">
            <text:p>228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480" calcext:value-type="float">
            <text:p>14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15" calcext:value-type="float">
            <text:p>14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135" calcext:value-type="float">
            <text:p>113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80" calcext:value-type="float">
            <text:p>13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530" calcext:value-type="float">
            <text:p>25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15" calcext:value-type="float">
            <text:p>15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815" calcext:value-type="float">
            <text:p>18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910" calcext:value-type="float">
            <text:p>191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44380" calcext:value-type="float">
            <text:p>44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300" calcext:value-type="float">
            <text:p>163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5495" calcext:value-type="float">
            <text:p>3549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005" calcext:value-type="float">
            <text:p>50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725" calcext:value-type="float">
            <text:p>307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520" calcext:value-type="float">
            <text:p>145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640" calcext:value-type="float">
            <text:p>1664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855" calcext:value-type="float">
            <text:p>38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900" calcext:value-type="float">
            <text:p>39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190" calcext:value-type="float">
            <text:p>219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155" calcext:value-type="float">
            <text:p>41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505" calcext:value-type="float">
            <text:p>45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320" calcext:value-type="float">
            <text:p>43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915" calcext:value-type="float">
            <text:p>19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105" calcext:value-type="float">
            <text:p>310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140" calcext:value-type="float">
            <text:p>114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70" calcext:value-type="float">
            <text:p>5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80" calcext:value-type="float">
            <text:p>7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05" calcext:value-type="float">
            <text:p>10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75" calcext:value-type="float">
            <text:p>14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30" calcext:value-type="float">
            <text:p>7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25" calcext:value-type="float">
            <text:p>10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640" calcext:value-type="float">
            <text:p>3640</text:p>
          </table:table-cell>
          <table:table-cell table:number-columns-repeated="984"/>
        </table:table-row>
        <table:table-row table:style-name="ro1" table:number-rows-repeated="2">
          <table:table-cell table:style-name="Default" table:number-columns-repeated="12"/>
          <table:table-cell table:number-columns-repeated="4"/>
          <table:table-cell table:style-name="Default" table:number-columns-repeated="24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2">TABELA 5</text:span><text:span text:style-name="T3"> – Analisar a sobrevivência dos agentes no final de 100k iterações alterando a quantidade de energia por alimento</text:span>(Modelo Base)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1008"/>
        </table:table-row>
        <table:table-row table:style-name="ro1">
          <table:covered-table-cell table:number-columns-repeated="9" table:style-name="ce2"/>
          <table:table-cell table:style-name="ce1" table:number-columns-repeated="7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4" office:value-type="string" calcext:value-type="string" table:number-columns-spanned="2" table:number-rows-spanned="1">
            <text:p>Número de Agentes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21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3" table:number-rows-spanned="1">
            <text:p>Média do número de agentes vivos no final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% Repetições com extinção</text:p>
          </table:table-cell>
          <table:covered-table-cell table:number-columns-repeated="2" table:style-name="ce4"/>
          <table:table-cell table:number-columns-repeated="1012"/>
        </table:table-row>
        <table:table-row table:style-name="ro6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2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19];[.E119];[.I119];[.M119];[.Q119];[.U119];[.Y119];[.AC119];[.AG119];[.AK119])" office:value-type="float" office:value="0" calcext:value-type="float">
            <text:p>0</text:p>
          </table:table-cell>
          <table:table-cell table:formula="of:=AVERAGE([.B119];[.F119];[.J119];[.N119];[.R119];[.V119];[.Z119];[.AD119];[.AH119];[.AL119])" office:value-type="float" office:value="42.7" calcext:value-type="float">
            <text:p>42,7</text:p>
          </table:table-cell>
          <table:table-cell table:formula="of:=AVERAGE([.C119];[.G119];[.K119];[.O119];[.S119];[.W119];[.AA119];[.AE119];[.AI119];[.AM119])" office:value-type="float" office:value="42.7" calcext:value-type="float">
            <text:p>42,7</text:p>
          </table:table-cell>
          <table:table-cell table:formula="of:=SUM(COUNTIF([.A119];0);COUNTIF([.E119];0);COUNTIF([.I119];0);COUNTIF([.M119];0);COUNTIF([.Q119];0);COUNTIF([.U119];0);COUNTIF([.Y119];0);COUNTIF([.AC119];0);COUNTIF([.AG119];0);COUNTIF([.AK119];0))/10" office:value-type="percentage" office:value="1" calcext:value-type="percentage">
            <text:p>100,00%</text:p>
          </table:table-cell>
          <table:table-cell table:formula="of:=SUM(COUNTIF([.B119];0);COUNTIF([.F119];0);COUNTIF([.J119];0);COUNTIF([.N119];0);COUNTIF([.R119];0);COUNTIF([.V119];0);COUNTIF([.Z119];0);COUNTIF([.AD119];0);COUNTIF([.AH119];0);COUNTIF([.AL119];0))/10" office:value-type="percentage" office:value="0.1" calcext:value-type="percentage">
            <text:p>10,00%</text:p>
          </table:table-cell>
          <table:table-cell table:formula="of:=SUM(COUNTIF([.C119];0);COUNTIF([.G119];0);COUNTIF([.K119];0);COUNTIF([.O119];0);COUNTIF([.S119];0);COUNTIF([.W119];0);COUNTIF([.AA119];0);COUNTIF([.AE119];0);COUNTIF([.AI119];0);COUNTIF([.AM119];0))/10" office:value-type="percentage" office:value="0.1" calcext:value-type="percentage">
            <text:p>1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A120];[.E120];[.I120];[.M120];[.Q120];[.U120];[.Y120];[.AC120];[.AG120];[.AK120])" office:value-type="float" office:value="0" calcext:value-type="float">
            <text:p>0</text:p>
          </table:table-cell>
          <table:table-cell table:formula="of:=AVERAGE([.B120];[.F120];[.J120];[.N120];[.R120];[.V120];[.Z120];[.AD120];[.AH120];[.AL120])" office:value-type="float" office:value="36.2" calcext:value-type="float">
            <text:p>36,2</text:p>
          </table:table-cell>
          <table:table-cell table:formula="of:=AVERAGE([.C120];[.G120];[.K120];[.O120];[.S120];[.W120];[.AA120];[.AE120];[.AI120];[.AM120])" office:value-type="float" office:value="36.2" calcext:value-type="float">
            <text:p>36,2</text:p>
          </table:table-cell>
          <table:table-cell table:formula="of:=SUM(COUNTIF([.A120];0);COUNTIF([.E120];0);COUNTIF([.I120];0);COUNTIF([.M120];0);COUNTIF([.Q120];0);COUNTIF([.U120];0);COUNTIF([.Y120];0);COUNTIF([.AC120];0);COUNTIF([.AG120];0);COUNTIF([.AK120];0))/10" office:value-type="percentage" office:value="1" calcext:value-type="percentage">
            <text:p>100,00%</text:p>
          </table:table-cell>
          <table:table-cell table:formula="of:=SUM(COUNTIF([.B120];0);COUNTIF([.F120];0);COUNTIF([.J120];0);COUNTIF([.N120];0);COUNTIF([.R120];0);COUNTIF([.V120];0);COUNTIF([.Z120];0);COUNTIF([.AD120];0);COUNTIF([.AH120];0);COUNTIF([.AL120];0))/10" office:value-type="percentage" office:value="0.2" calcext:value-type="percentage">
            <text:p>20,00%</text:p>
          </table:table-cell>
          <table:table-cell table:formula="of:=SUM(COUNTIF([.C120];0);COUNTIF([.G120];0);COUNTIF([.K120];0);COUNTIF([.O120];0);COUNTIF([.S120];0);COUNTIF([.W120];0);COUNTIF([.AA120];0);COUNTIF([.AE120];0);COUNTIF([.AI120];0);COUNTIF([.AM120];0))/10" office:value-type="percentage" office:value="0.2" calcext:value-type="percentage">
            <text:p>2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121];[.E121];[.I121];[.M121];[.Q121];[.U121];[.Y121];[.AC121];[.AG121];[.AK121])" office:value-type="float" office:value="0" calcext:value-type="float">
            <text:p>0</text:p>
          </table:table-cell>
          <table:table-cell table:formula="of:=AVERAGE([.B121];[.F121];[.J121];[.N121];[.R121];[.V121];[.Z121];[.AD121];[.AH121];[.AL121])" office:value-type="float" office:value="0" calcext:value-type="float">
            <text:p>0</text:p>
          </table:table-cell>
          <table:table-cell table:formula="of:=AVERAGE([.C121];[.G121];[.K121];[.O121];[.S121];[.W121];[.AA121];[.AE121];[.AI121];[.AM121])" office:value-type="float" office:value="0" calcext:value-type="float">
            <text:p>0</text:p>
          </table:table-cell>
          <table:table-cell table:formula="of:=SUM(COUNTIF([.A121];0);COUNTIF([.E121];0);COUNTIF([.I121];0);COUNTIF([.M121];0);COUNTIF([.Q121];0);COUNTIF([.U121];0);COUNTIF([.Y121];0);COUNTIF([.AC121];0);COUNTIF([.AG121];0);COUNTIF([.AK121];0))/10" office:value-type="percentage" office:value="1" calcext:value-type="percentage">
            <text:p>100,00%</text:p>
          </table:table-cell>
          <table:table-cell table:formula="of:=SUM(COUNTIF([.B121];0);COUNTIF([.F121];0);COUNTIF([.J121];0);COUNTIF([.N121];0);COUNTIF([.R121];0);COUNTIF([.V121];0);COUNTIF([.Z121];0);COUNTIF([.AD121];0);COUNTIF([.AH121];0);COUNTIF([.AL121];0))/10" office:value-type="percentage" office:value="1" calcext:value-type="percentage">
            <text:p>100,00%</text:p>
          </table:table-cell>
          <table:table-cell table:formula="of:=SUM(COUNTIF([.C121];0);COUNTIF([.G121];0);COUNTIF([.K121];0);COUNTIF([.O121];0);COUNTIF([.S121];0);COUNTIF([.W121];0);COUNTIF([.AA121];0);COUNTIF([.AE121];0);COUNTIF([.AI121];0);COUNTIF([.AM121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6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22];[.E122];[.I122];[.M122];[.Q122];[.U122];[.Y122];[.AC122];[.AG122];[.AK122])" office:value-type="float" office:value="0" calcext:value-type="float">
            <text:p>0</text:p>
          </table:table-cell>
          <table:table-cell table:formula="of:=AVERAGE([.B122];[.F122];[.J122];[.N122];[.R122];[.V122];[.Z122];[.AD122];[.AH122];[.AL122])" office:value-type="float" office:value="15.4" calcext:value-type="float">
            <text:p>15,4</text:p>
          </table:table-cell>
          <table:table-cell table:formula="of:=AVERAGE([.C122];[.G122];[.K122];[.O122];[.S122];[.W122];[.AA122];[.AE122];[.AI122];[.AM122])" office:value-type="float" office:value="15.4" calcext:value-type="float">
            <text:p>15,4</text:p>
          </table:table-cell>
          <table:table-cell table:formula="of:=SUM(COUNTIF([.A122];0);COUNTIF([.E122];0);COUNTIF([.I122];0);COUNTIF([.M122];0);COUNTIF([.Q122];0);COUNTIF([.U122];0);COUNTIF([.Y122];0);COUNTIF([.AC122];0);COUNTIF([.AG122];0);COUNTIF([.AK122];0))/10" office:value-type="percentage" office:value="1" calcext:value-type="percentage">
            <text:p>100,00%</text:p>
          </table:table-cell>
          <table:table-cell table:formula="of:=SUM(COUNTIF([.B122];0);COUNTIF([.F122];0);COUNTIF([.J122];0);COUNTIF([.N122];0);COUNTIF([.R122];0);COUNTIF([.V122];0);COUNTIF([.Z122];0);COUNTIF([.AD122];0);COUNTIF([.AH122];0);COUNTIF([.AL122];0))/10" office:value-type="percentage" office:value="0.2" calcext:value-type="percentage">
            <text:p>20,00%</text:p>
          </table:table-cell>
          <table:table-cell table:formula="of:=SUM(COUNTIF([.C122];0);COUNTIF([.G122];0);COUNTIF([.K122];0);COUNTIF([.O122];0);COUNTIF([.S122];0);COUNTIF([.W122];0);COUNTIF([.AA122];0);COUNTIF([.AE122];0);COUNTIF([.AI122];0);COUNTIF([.AM122];0))/10" office:value-type="percentage" office:value="0.2" calcext:value-type="percentage">
            <text:p>2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A123];[.E123];[.I123];[.M123];[.Q123];[.U123];[.Y123];[.AC123];[.AG123];[.AK123])" office:value-type="float" office:value="0" calcext:value-type="float">
            <text:p>0</text:p>
          </table:table-cell>
          <table:table-cell table:formula="of:=AVERAGE([.B123];[.F123];[.J123];[.N123];[.R123];[.V123];[.Z123];[.AD123];[.AH123];[.AL123])" office:value-type="float" office:value="2" calcext:value-type="float">
            <text:p>2</text:p>
          </table:table-cell>
          <table:table-cell table:formula="of:=AVERAGE([.C123];[.G123];[.K123];[.O123];[.S123];[.W123];[.AA123];[.AE123];[.AI123];[.AM123])" office:value-type="float" office:value="2" calcext:value-type="float">
            <text:p>2</text:p>
          </table:table-cell>
          <table:table-cell table:formula="of:=SUM(COUNTIF([.A123];0);COUNTIF([.E123];0);COUNTIF([.I123];0);COUNTIF([.M123];0);COUNTIF([.Q123];0);COUNTIF([.U123];0);COUNTIF([.Y123];0);COUNTIF([.AC123];0);COUNTIF([.AG123];0);COUNTIF([.AK123];0))/10" office:value-type="percentage" office:value="1" calcext:value-type="percentage">
            <text:p>100,00%</text:p>
          </table:table-cell>
          <table:table-cell table:formula="of:=SUM(COUNTIF([.B123];0);COUNTIF([.F123];0);COUNTIF([.J123];0);COUNTIF([.N123];0);COUNTIF([.R123];0);COUNTIF([.V123];0);COUNTIF([.Z123];0);COUNTIF([.AD123];0);COUNTIF([.AH123];0);COUNTIF([.AL123];0))/10" office:value-type="percentage" office:value="0.9" calcext:value-type="percentage">
            <text:p>90,00%</text:p>
          </table:table-cell>
          <table:table-cell table:formula="of:=SUM(COUNTIF([.C123];0);COUNTIF([.G123];0);COUNTIF([.K123];0);COUNTIF([.O123];0);COUNTIF([.S123];0);COUNTIF([.W123];0);COUNTIF([.AA123];0);COUNTIF([.AE123];0);COUNTIF([.AI123];0);COUNTIF([.AM123];0))/10" office:value-type="percentage" office:value="0.9" calcext:value-type="percentage">
            <text:p>9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124];[.E124];[.I124];[.M124];[.Q124];[.U124];[.Y124];[.AC124];[.AG124];[.AK124])" office:value-type="float" office:value="0" calcext:value-type="float">
            <text:p>0</text:p>
          </table:table-cell>
          <table:table-cell table:formula="of:=AVERAGE([.B124];[.F124];[.J124];[.N124];[.R124];[.V124];[.Z124];[.AD124];[.AH124];[.AL124])" office:value-type="float" office:value="0" calcext:value-type="float">
            <text:p>0</text:p>
          </table:table-cell>
          <table:table-cell table:formula="of:=AVERAGE([.C124];[.G124];[.K124];[.O124];[.S124];[.W124];[.AA124];[.AE124];[.AI124];[.AM124])" office:value-type="float" office:value="0" calcext:value-type="float">
            <text:p>0</text:p>
          </table:table-cell>
          <table:table-cell table:formula="of:=SUM(COUNTIF([.A124];0);COUNTIF([.E124];0);COUNTIF([.I124];0);COUNTIF([.M124];0);COUNTIF([.Q124];0);COUNTIF([.U124];0);COUNTIF([.Y124];0);COUNTIF([.AC124];0);COUNTIF([.AG124];0);COUNTIF([.AK124];0))/10" office:value-type="percentage" office:value="1" calcext:value-type="percentage">
            <text:p>100,00%</text:p>
          </table:table-cell>
          <table:table-cell table:formula="of:=SUM(COUNTIF([.B124];0);COUNTIF([.F124];0);COUNTIF([.J124];0);COUNTIF([.N124];0);COUNTIF([.R124];0);COUNTIF([.V124];0);COUNTIF([.Z124];0);COUNTIF([.AD124];0);COUNTIF([.AH124];0);COUNTIF([.AL124];0))/10" office:value-type="percentage" office:value="1" calcext:value-type="percentage">
            <text:p>100,00%</text:p>
          </table:table-cell>
          <table:table-cell table:formula="of:=SUM(COUNTIF([.C124];0);COUNTIF([.G124];0);COUNTIF([.K124];0);COUNTIF([.O124];0);COUNTIF([.S124];0);COUNTIF([.W124];0);COUNTIF([.AA124];0);COUNTIF([.AE124];0);COUNTIF([.AI124];0);COUNTIF([.AM124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6"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25];[.E125];[.I125];[.M125];[.Q125];[.U125];[.Y125];[.AC125];[.AG125];[.AK125])" office:value-type="float" office:value="0" calcext:value-type="float">
            <text:p>0</text:p>
          </table:table-cell>
          <table:table-cell table:formula="of:=AVERAGE([.B125];[.F125];[.J125];[.N125];[.R125];[.V125];[.Z125];[.AD125];[.AH125];[.AL125])" office:value-type="float" office:value="1.4" calcext:value-type="float">
            <text:p>1,4</text:p>
          </table:table-cell>
          <table:table-cell table:formula="of:=AVERAGE([.C125];[.G125];[.K125];[.O125];[.S125];[.W125];[.AA125];[.AE125];[.AI125];[.AM125])" office:value-type="float" office:value="1.4" calcext:value-type="float">
            <text:p>1,4</text:p>
          </table:table-cell>
          <table:table-cell table:formula="of:=SUM(COUNTIF([.A125];0);COUNTIF([.E125];0);COUNTIF([.I125];0);COUNTIF([.M125];0);COUNTIF([.Q125];0);COUNTIF([.U125];0);COUNTIF([.Y125];0);COUNTIF([.AC125];0);COUNTIF([.AG125];0);COUNTIF([.AK125];0))/10" office:value-type="percentage" office:value="1" calcext:value-type="percentage">
            <text:p>100,00%</text:p>
          </table:table-cell>
          <table:table-cell table:formula="of:=SUM(COUNTIF([.B125];0);COUNTIF([.F125];0);COUNTIF([.J125];0);COUNTIF([.N125];0);COUNTIF([.R125];0);COUNTIF([.V125];0);COUNTIF([.Z125];0);COUNTIF([.AD125];0);COUNTIF([.AH125];0);COUNTIF([.AL125];0))/10" office:value-type="percentage" office:value="0.9" calcext:value-type="percentage">
            <text:p>90,00%</text:p>
          </table:table-cell>
          <table:table-cell table:formula="of:=SUM(COUNTIF([.C125];0);COUNTIF([.G125];0);COUNTIF([.K125];0);COUNTIF([.O125];0);COUNTIF([.S125];0);COUNTIF([.W125];0);COUNTIF([.AA125];0);COUNTIF([.AE125];0);COUNTIF([.AI125];0);COUNTIF([.AM125];0))/10" office:value-type="percentage" office:value="0.9" calcext:value-type="percentage">
            <text:p>9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A126];[.E126];[.I126];[.M126];[.Q126];[.U126];[.Y126];[.AC126];[.AG126];[.AK126])" office:value-type="float" office:value="0" calcext:value-type="float">
            <text:p>0</text:p>
          </table:table-cell>
          <table:table-cell table:formula="of:=AVERAGE([.B126];[.F126];[.J126];[.N126];[.R126];[.V126];[.Z126];[.AD126];[.AH126];[.AL126])" office:value-type="float" office:value="0" calcext:value-type="float">
            <text:p>0</text:p>
          </table:table-cell>
          <table:table-cell table:formula="of:=AVERAGE([.C126];[.G126];[.K126];[.O126];[.S126];[.W126];[.AA126];[.AE126];[.AI126];[.AM126])" office:value-type="float" office:value="0" calcext:value-type="float">
            <text:p>0</text:p>
          </table:table-cell>
          <table:table-cell table:formula="of:=SUM(COUNTIF([.A126];0);COUNTIF([.E126];0);COUNTIF([.I126];0);COUNTIF([.M126];0);COUNTIF([.Q126];0);COUNTIF([.U126];0);COUNTIF([.Y126];0);COUNTIF([.AC126];0);COUNTIF([.AG126];0);COUNTIF([.AK126];0))/10" office:value-type="percentage" office:value="1" calcext:value-type="percentage">
            <text:p>100,00%</text:p>
          </table:table-cell>
          <table:table-cell table:formula="of:=SUM(COUNTIF([.B126];0);COUNTIF([.F126];0);COUNTIF([.J126];0);COUNTIF([.N126];0);COUNTIF([.R126];0);COUNTIF([.V126];0);COUNTIF([.Z126];0);COUNTIF([.AD126];0);COUNTIF([.AH126];0);COUNTIF([.AL126];0))/10" office:value-type="percentage" office:value="1" calcext:value-type="percentage">
            <text:p>100,00%</text:p>
          </table:table-cell>
          <table:table-cell table:formula="of:=SUM(COUNTIF([.C126];0);COUNTIF([.G126];0);COUNTIF([.K126];0);COUNTIF([.O126];0);COUNTIF([.S126];0);COUNTIF([.W126];0);COUNTIF([.AA126];0);COUNTIF([.AE126];0);COUNTIF([.AI126];0);COUNTIF([.AM126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127];[.E127];[.I127];[.M127];[.Q127];[.U127];[.Y127];[.AC127];[.AG127];[.AK127])" office:value-type="float" office:value="0" calcext:value-type="float">
            <text:p>0</text:p>
          </table:table-cell>
          <table:table-cell table:formula="of:=AVERAGE([.B127];[.F127];[.J127];[.N127];[.R127];[.V127];[.Z127];[.AD127];[.AH127];[.AL127])" office:value-type="float" office:value="0" calcext:value-type="float">
            <text:p>0</text:p>
          </table:table-cell>
          <table:table-cell table:formula="of:=AVERAGE([.C127];[.G127];[.K127];[.O127];[.S127];[.W127];[.AA127];[.AE127];[.AI127];[.AM127])" office:value-type="float" office:value="0" calcext:value-type="float">
            <text:p>0</text:p>
          </table:table-cell>
          <table:table-cell table:formula="of:=SUM(COUNTIF([.A127];0);COUNTIF([.E127];0);COUNTIF([.I127];0);COUNTIF([.M127];0);COUNTIF([.Q127];0);COUNTIF([.U127];0);COUNTIF([.Y127];0);COUNTIF([.AC127];0);COUNTIF([.AG127];0);COUNTIF([.AK127];0))/10" office:value-type="percentage" office:value="1" calcext:value-type="percentage">
            <text:p>100,00%</text:p>
          </table:table-cell>
          <table:table-cell table:formula="of:=SUM(COUNTIF([.B127];0);COUNTIF([.F127];0);COUNTIF([.J127];0);COUNTIF([.N127];0);COUNTIF([.R127];0);COUNTIF([.V127];0);COUNTIF([.Z127];0);COUNTIF([.AD127];0);COUNTIF([.AH127];0);COUNTIF([.AL127];0))/10" office:value-type="percentage" office:value="1" calcext:value-type="percentage">
            <text:p>100,00%</text:p>
          </table:table-cell>
          <table:table-cell table:formula="of:=SUM(COUNTIF([.C127];0);COUNTIF([.G127];0);COUNTIF([.K127];0);COUNTIF([.O127];0);COUNTIF([.S127];0);COUNTIF([.W127];0);COUNTIF([.AA127];0);COUNTIF([.AE127];0);COUNTIF([.AI127];0);COUNTIF([.AM127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40" table:number-rows-spanned="2">
            <text:p>Repetições (Número de agentes, Iteração máxima)</text:p>
          </table:table-cell>
          <table:covered-table-cell table:number-columns-repeated="39" table:style-name="ce10"/>
          <table:table-cell table:number-columns-repeated="984"/>
        </table:table-row>
        <table:table-row table:style-name="ro1">
          <table:covered-table-cell table:number-columns-repeated="40" table:style-name="ce10"/>
          <table:table-cell table:number-columns-repeated="984"/>
        </table:table-row>
        <table:table-row table:style-name="ro1">
          <table:table-cell table:style-name="ce9" office:value-type="string" calcext:value-type="string" table:number-columns-spanned="4" table:number-rows-spanned="2">
            <text:p>Experiência 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9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10</text:p>
          </table:table-cell>
          <table:covered-table-cell table:number-columns-repeated="3" table:style-name="ce9"/>
          <table:table-cell table:number-columns-repeated="984"/>
        </table:table-row>
        <table:table-row table:style-name="ro1">
          <table:covered-table-cell table:number-columns-repeated="40" table:style-name="ce9"/>
          <table:table-cell table:number-columns-repeated="984"/>
        </table:table-row>
        <table:table-row table:style-name="ro6"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number-columns-repeated="984"/>
        </table:table-row>
        <table:table-row table:style-name="ro7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5" calcext:value-type="float">
            <text:p>4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3375" calcext:value-type="float">
            <text:p>33375</text:p>
          </table:table-cell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955" calcext:value-type="float">
            <text:p>89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05" calcext:value-type="float">
            <text:p>18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480" calcext:value-type="float">
            <text:p>24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120" calcext:value-type="float">
            <text:p>41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60" calcext:value-type="float">
            <text:p>16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15" calcext:value-type="float">
            <text:p>8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05" calcext:value-type="float">
            <text:p>16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60" calcext:value-type="float">
            <text:p>14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30" calcext:value-type="float">
            <text:p>153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7035" calcext:value-type="float">
            <text:p>17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3315" calcext:value-type="float">
            <text:p>233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3445" calcext:value-type="float">
            <text:p>3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7845" calcext:value-type="float">
            <text:p>17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365" calcext:value-type="float">
            <text:p>93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220" calcext:value-type="float">
            <text:p>22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600" calcext:value-type="float">
            <text:p>176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320" calcext:value-type="float">
            <text:p>93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035" calcext:value-type="float">
            <text:p>1603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130" calcext:value-type="float">
            <text:p>21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60" calcext:value-type="float">
            <text:p>10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910" calcext:value-type="float">
            <text:p>19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10" calcext:value-type="float">
            <text:p>5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55" calcext:value-type="float">
            <text:p>13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35" calcext:value-type="float">
            <text:p>173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0285" calcext:value-type="float">
            <text:p>10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065" calcext:value-type="float">
            <text:p>120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390" calcext:value-type="float">
            <text:p>639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695" calcext:value-type="float">
            <text:p>1369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2205" calcext:value-type="float">
            <text:p>122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785" calcext:value-type="float">
            <text:p>97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670" calcext:value-type="float">
            <text:p>156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005" calcext:value-type="float">
            <text:p>170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6755" calcext:value-type="float">
            <text:p>6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265" calcext:value-type="float">
            <text:p>52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935" calcext:value-type="float">
            <text:p>593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950" calcext:value-type="float">
            <text:p>69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845" calcext:value-type="float">
            <text:p>3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325" calcext:value-type="float">
            <text:p>33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865" calcext:value-type="float">
            <text:p>28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630" calcext:value-type="float">
            <text:p>36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595" calcext:value-type="float">
            <text:p>559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40" calcext:value-type="float">
            <text:p>64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85" calcext:value-type="float">
            <text:p>3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15" calcext:value-type="float">
            <text:p>14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50" calcext:value-type="float">
            <text:p>7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15" calcext:value-type="float">
            <text:p>4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55" calcext:value-type="float">
            <text:p>7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40" calcext:value-type="float">
            <text:p>84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984"/>
        </table:table-row>
        <table:table-row table:style-name="ro1" table:number-rows-repeated="2">
          <table:table-cell table:style-name="Default" table:number-columns-repeated="12"/>
          <table:table-cell table:number-columns-repeated="4"/>
          <table:table-cell table:style-name="Default" table:number-columns-repeated="24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2">TABELA 6</text:span><text:span text:style-name="T3"> – Analisar a sobrevivência dos agentes no final de 100k iterações alterando a percentagem de lixo</text:span>(Modelo Base).</text:p>
          </table:table-cell>
          <table:covered-table-cell table:number-columns-repeated="8" table:style-name="ce2"/>
          <table:table-cell table:style-name="ce1" table:number-columns-repeated="7"/>
          <table:table-cell table:number-columns-repeated="1008"/>
        </table:table-row>
        <table:table-row table:style-name="ro1">
          <table:covered-table-cell table:number-columns-repeated="9" table:style-name="ce2"/>
          <table:table-cell table:style-name="ce1" table:number-columns-repeated="7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4" office:value-type="string" calcext:value-type="string" table:number-columns-spanned="2" table:number-rows-spanned="1">
            <text:p>Número de Agentes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21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3" table:number-rows-spanned="1">
            <text:p>Média do número de agentes vivos no final</text:p>
          </table:table-cell>
          <table:covered-table-cell table:style-name="ce4"/>
          <table:covered-table-cell table:style-name="Default"/>
          <table:table-cell table:style-name="ce4" office:value-type="string" calcext:value-type="string" table:number-columns-spanned="3" table:number-rows-spanned="1">
            <text:p>% Repetições com extinção</text:p>
          </table:table-cell>
          <table:covered-table-cell table:number-columns-repeated="2" table:style-name="ce4"/>
          <table:table-cell table:number-columns-repeated="1012"/>
        </table:table-row>
        <table:table-row table:style-name="ro6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2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1];[.E151];[.I151];[.M151];[.Q151];[.U151];[.Y151];[.AC151];[.AG151];[.AK151])" office:value-type="float" office:value="0" calcext:value-type="float">
            <text:p>0</text:p>
          </table:table-cell>
          <table:table-cell table:formula="of:=AVERAGE([.B151];[.F151];[.J151];[.N151];[.R151];[.V151];[.Z151];[.AD151];[.AH151];[.AL151])" office:value-type="float" office:value="42.7" calcext:value-type="float">
            <text:p>42,7</text:p>
          </table:table-cell>
          <table:table-cell table:formula="of:=AVERAGE([.C151];[.G151];[.K151];[.O151];[.S151];[.W151];[.AA151];[.AE151];[.AI151];[.AM151])" office:value-type="float" office:value="42.7" calcext:value-type="float">
            <text:p>42,7</text:p>
          </table:table-cell>
          <table:table-cell table:formula="of:=SUM(COUNTIF([.A151];0);COUNTIF([.E151];0);COUNTIF([.I151];0);COUNTIF([.M151];0);COUNTIF([.Q151];0);COUNTIF([.U151];0);COUNTIF([.Y151];0);COUNTIF([.AC151];0);COUNTIF([.AG151];0);COUNTIF([.AK151];0))/10" office:value-type="percentage" office:value="1" calcext:value-type="percentage">
            <text:p>100,00%</text:p>
          </table:table-cell>
          <table:table-cell table:formula="of:=SUM(COUNTIF([.B151];0);COUNTIF([.F151];0);COUNTIF([.J151];0);COUNTIF([.N151];0);COUNTIF([.R151];0);COUNTIF([.V151];0);COUNTIF([.Z151];0);COUNTIF([.AD151];0);COUNTIF([.AH151];0);COUNTIF([.AL151];0))/10" office:value-type="percentage" office:value="0.1" calcext:value-type="percentage">
            <text:p>10,00%</text:p>
          </table:table-cell>
          <table:table-cell table:formula="of:=SUM(COUNTIF([.C151];0);COUNTIF([.G151];0);COUNTIF([.K151];0);COUNTIF([.O151];0);COUNTIF([.S151];0);COUNTIF([.W151];0);COUNTIF([.AA151];0);COUNTIF([.AE151];0);COUNTIF([.AI151];0);COUNTIF([.AM151];0))/10" office:value-type="percentage" office:value="0.1" calcext:value-type="percentage">
            <text:p>1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2];[.E152];[.I152];[.M152];[.Q152];[.U152];[.Y152];[.AC152];[.AG152];[.AK152])" office:value-type="float" office:value="0" calcext:value-type="float">
            <text:p>0</text:p>
          </table:table-cell>
          <table:table-cell table:formula="of:=AVERAGE([.B152];[.F152];[.J152];[.N152];[.R152];[.V152];[.Z152];[.AD152];[.AH152];[.AL152])" office:value-type="float" office:value="36.2" calcext:value-type="float">
            <text:p>36,2</text:p>
          </table:table-cell>
          <table:table-cell table:formula="of:=AVERAGE([.C152];[.G152];[.K152];[.O152];[.S152];[.W152];[.AA152];[.AE152];[.AI152];[.AM152])" office:value-type="float" office:value="36.2" calcext:value-type="float">
            <text:p>36,2</text:p>
          </table:table-cell>
          <table:table-cell table:formula="of:=SUM(COUNTIF([.A152];0);COUNTIF([.E152];0);COUNTIF([.I152];0);COUNTIF([.M152];0);COUNTIF([.Q152];0);COUNTIF([.U152];0);COUNTIF([.Y152];0);COUNTIF([.AC152];0);COUNTIF([.AG152];0);COUNTIF([.AK152];0))/10" office:value-type="percentage" office:value="1" calcext:value-type="percentage">
            <text:p>100,00%</text:p>
          </table:table-cell>
          <table:table-cell table:formula="of:=SUM(COUNTIF([.B152];0);COUNTIF([.F152];0);COUNTIF([.J152];0);COUNTIF([.N152];0);COUNTIF([.R152];0);COUNTIF([.V152];0);COUNTIF([.Z152];0);COUNTIF([.AD152];0);COUNTIF([.AH152];0);COUNTIF([.AL152];0))/10" office:value-type="percentage" office:value="0.2" calcext:value-type="percentage">
            <text:p>20,00%</text:p>
          </table:table-cell>
          <table:table-cell table:formula="of:=SUM(COUNTIF([.C152];0);COUNTIF([.G152];0);COUNTIF([.K152];0);COUNTIF([.O152];0);COUNTIF([.S152];0);COUNTIF([.W152];0);COUNTIF([.AA152];0);COUNTIF([.AE152];0);COUNTIF([.AI152];0);COUNTIF([.AM152];0))/10" office:value-type="percentage" office:value="0.2" calcext:value-type="percentage">
            <text:p>20,00%</text:p>
          </table:table-cell>
          <table:table-cell table:number-columns-repeated="4"/>
          <table:table-cell table:style-name="ce14"/>
          <table:table-cell table:number-columns-repeated="1007"/>
        </table:table-row>
        <table:table-row table:style-name="ro6"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3];[.E153];[.I153];[.M153];[.Q153];[.U153];[.Y153];[.AC153];[.AG153];[.AK153])" office:value-type="float" office:value="0" calcext:value-type="float">
            <text:p>0</text:p>
          </table:table-cell>
          <table:table-cell table:formula="of:=AVERAGE([.B153];[.F153];[.J153];[.N153];[.R153];[.V153];[.Z153];[.AD153];[.AH153];[.AL153])" office:value-type="float" office:value="0" calcext:value-type="float">
            <text:p>0</text:p>
          </table:table-cell>
          <table:table-cell table:formula="of:=AVERAGE([.C153];[.G153];[.K153];[.O153];[.S153];[.W153];[.AA153];[.AE153];[.AI153];[.AM153])" office:value-type="float" office:value="0" calcext:value-type="float">
            <text:p>0</text:p>
          </table:table-cell>
          <table:table-cell table:formula="of:=SUM(COUNTIF([.A153];0);COUNTIF([.E153];0);COUNTIF([.I153];0);COUNTIF([.M153];0);COUNTIF([.Q153];0);COUNTIF([.U153];0);COUNTIF([.Y153];0);COUNTIF([.AC153];0);COUNTIF([.AG153];0);COUNTIF([.AK153];0))/10" office:value-type="percentage" office:value="1" calcext:value-type="percentage">
            <text:p>100,00%</text:p>
          </table:table-cell>
          <table:table-cell table:formula="of:=SUM(COUNTIF([.B153];0);COUNTIF([.F153];0);COUNTIF([.J153];0);COUNTIF([.N153];0);COUNTIF([.R153];0);COUNTIF([.V153];0);COUNTIF([.Z153];0);COUNTIF([.AD153];0);COUNTIF([.AH153];0);COUNTIF([.AL153];0))/10" office:value-type="percentage" office:value="1" calcext:value-type="percentage">
            <text:p>100,00%</text:p>
          </table:table-cell>
          <table:table-cell table:formula="of:=SUM(COUNTIF([.C153];0);COUNTIF([.G153];0);COUNTIF([.K153];0);COUNTIF([.O153];0);COUNTIF([.S153];0);COUNTIF([.W153];0);COUNTIF([.AA153];0);COUNTIF([.AE153];0);COUNTIF([.AI153];0);COUNTIF([.AM153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6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4];[.E154];[.I154];[.M154];[.Q154];[.U154];[.Y154];[.AC154];[.AG154];[.AK154])" office:value-type="float" office:value="0" calcext:value-type="float">
            <text:p>0</text:p>
          </table:table-cell>
          <table:table-cell table:formula="of:=AVERAGE([.B154];[.F154];[.J154];[.N154];[.R154];[.V154];[.Z154];[.AD154];[.AH154];[.AL154])" office:value-type="float" office:value="15.4" calcext:value-type="float">
            <text:p>15,4</text:p>
          </table:table-cell>
          <table:table-cell table:formula="of:=AVERAGE([.C154];[.G154];[.K154];[.O154];[.S154];[.W154];[.AA154];[.AE154];[.AI154];[.AM154])" office:value-type="float" office:value="15.4" calcext:value-type="float">
            <text:p>15,4</text:p>
          </table:table-cell>
          <table:table-cell table:formula="of:=SUM(COUNTIF([.A154];0);COUNTIF([.E154];0);COUNTIF([.I154];0);COUNTIF([.M154];0);COUNTIF([.Q154];0);COUNTIF([.U154];0);COUNTIF([.Y154];0);COUNTIF([.AC154];0);COUNTIF([.AG154];0);COUNTIF([.AK154];0))/10" office:value-type="percentage" office:value="1" calcext:value-type="percentage">
            <text:p>100,00%</text:p>
          </table:table-cell>
          <table:table-cell table:formula="of:=SUM(COUNTIF([.B154];0);COUNTIF([.F154];0);COUNTIF([.J154];0);COUNTIF([.N154];0);COUNTIF([.R154];0);COUNTIF([.V154];0);COUNTIF([.Z154];0);COUNTIF([.AD154];0);COUNTIF([.AH154];0);COUNTIF([.AL154];0))/10" office:value-type="percentage" office:value="0.2" calcext:value-type="percentage">
            <text:p>20,00%</text:p>
          </table:table-cell>
          <table:table-cell table:formula="of:=SUM(COUNTIF([.C154];0);COUNTIF([.G154];0);COUNTIF([.K154];0);COUNTIF([.O154];0);COUNTIF([.S154];0);COUNTIF([.W154];0);COUNTIF([.AA154];0);COUNTIF([.AE154];0);COUNTIF([.AI154];0);COUNTIF([.AM154];0))/10" office:value-type="percentage" office:value="0.2" calcext:value-type="percentage">
            <text:p>2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5];[.E155];[.I155];[.M155];[.Q155];[.U155];[.Y155];[.AC155];[.AG155];[.AK155])" office:value-type="float" office:value="0" calcext:value-type="float">
            <text:p>0</text:p>
          </table:table-cell>
          <table:table-cell table:formula="of:=AVERAGE([.B155];[.F155];[.J155];[.N155];[.R155];[.V155];[.Z155];[.AD155];[.AH155];[.AL155])" office:value-type="float" office:value="2" calcext:value-type="float">
            <text:p>2</text:p>
          </table:table-cell>
          <table:table-cell table:formula="of:=AVERAGE([.C155];[.G155];[.K155];[.O155];[.S155];[.W155];[.AA155];[.AE155];[.AI155];[.AM155])" office:value-type="float" office:value="2" calcext:value-type="float">
            <text:p>2</text:p>
          </table:table-cell>
          <table:table-cell table:formula="of:=SUM(COUNTIF([.A155];0);COUNTIF([.E155];0);COUNTIF([.I155];0);COUNTIF([.M155];0);COUNTIF([.Q155];0);COUNTIF([.U155];0);COUNTIF([.Y155];0);COUNTIF([.AC155];0);COUNTIF([.AG155];0);COUNTIF([.AK155];0))/10" office:value-type="percentage" office:value="1" calcext:value-type="percentage">
            <text:p>100,00%</text:p>
          </table:table-cell>
          <table:table-cell table:formula="of:=SUM(COUNTIF([.B155];0);COUNTIF([.F155];0);COUNTIF([.J155];0);COUNTIF([.N155];0);COUNTIF([.R155];0);COUNTIF([.V155];0);COUNTIF([.Z155];0);COUNTIF([.AD155];0);COUNTIF([.AH155];0);COUNTIF([.AL155];0))/10" office:value-type="percentage" office:value="0.9" calcext:value-type="percentage">
            <text:p>90,00%</text:p>
          </table:table-cell>
          <table:table-cell table:formula="of:=SUM(COUNTIF([.C155];0);COUNTIF([.G155];0);COUNTIF([.K155];0);COUNTIF([.O155];0);COUNTIF([.S155];0);COUNTIF([.W155];0);COUNTIF([.AA155];0);COUNTIF([.AE155];0);COUNTIF([.AI155];0);COUNTIF([.AM155];0))/10" office:value-type="percentage" office:value="0.9" calcext:value-type="percentage">
            <text:p>9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6];[.E156];[.I156];[.M156];[.Q156];[.U156];[.Y156];[.AC156];[.AG156];[.AK156])" office:value-type="float" office:value="0" calcext:value-type="float">
            <text:p>0</text:p>
          </table:table-cell>
          <table:table-cell table:formula="of:=AVERAGE([.B156];[.F156];[.J156];[.N156];[.R156];[.V156];[.Z156];[.AD156];[.AH156];[.AL156])" office:value-type="float" office:value="0" calcext:value-type="float">
            <text:p>0</text:p>
          </table:table-cell>
          <table:table-cell table:formula="of:=AVERAGE([.C156];[.G156];[.K156];[.O156];[.S156];[.W156];[.AA156];[.AE156];[.AI156];[.AM156])" office:value-type="float" office:value="0" calcext:value-type="float">
            <text:p>0</text:p>
          </table:table-cell>
          <table:table-cell table:formula="of:=SUM(COUNTIF([.A156];0);COUNTIF([.E156];0);COUNTIF([.I156];0);COUNTIF([.M156];0);COUNTIF([.Q156];0);COUNTIF([.U156];0);COUNTIF([.Y156];0);COUNTIF([.AC156];0);COUNTIF([.AG156];0);COUNTIF([.AK156];0))/10" office:value-type="percentage" office:value="1" calcext:value-type="percentage">
            <text:p>100,00%</text:p>
          </table:table-cell>
          <table:table-cell table:formula="of:=SUM(COUNTIF([.B156];0);COUNTIF([.F156];0);COUNTIF([.J156];0);COUNTIF([.N156];0);COUNTIF([.R156];0);COUNTIF([.V156];0);COUNTIF([.Z156];0);COUNTIF([.AD156];0);COUNTIF([.AH156];0);COUNTIF([.AL156];0))/10" office:value-type="percentage" office:value="1" calcext:value-type="percentage">
            <text:p>100,00%</text:p>
          </table:table-cell>
          <table:table-cell table:formula="of:=SUM(COUNTIF([.C156];0);COUNTIF([.G156];0);COUNTIF([.K156];0);COUNTIF([.O156];0);COUNTIF([.S156];0);COUNTIF([.W156];0);COUNTIF([.AA156];0);COUNTIF([.AE156];0);COUNTIF([.AI156];0);COUNTIF([.AM156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6"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7];[.E157];[.I157];[.M157];[.Q157];[.U157];[.Y157];[.AC157];[.AG157];[.AK157])" office:value-type="float" office:value="0" calcext:value-type="float">
            <text:p>0</text:p>
          </table:table-cell>
          <table:table-cell table:formula="of:=AVERAGE([.B157];[.F157];[.J157];[.N157];[.R157];[.V157];[.Z157];[.AD157];[.AH157];[.AL157])" office:value-type="float" office:value="1.4" calcext:value-type="float">
            <text:p>1,4</text:p>
          </table:table-cell>
          <table:table-cell table:formula="of:=AVERAGE([.C157];[.G157];[.K157];[.O157];[.S157];[.W157];[.AA157];[.AE157];[.AI157];[.AM157])" office:value-type="float" office:value="1.4" calcext:value-type="float">
            <text:p>1,4</text:p>
          </table:table-cell>
          <table:table-cell table:formula="of:=SUM(COUNTIF([.A157];0);COUNTIF([.E157];0);COUNTIF([.I157];0);COUNTIF([.M157];0);COUNTIF([.Q157];0);COUNTIF([.U157];0);COUNTIF([.Y157];0);COUNTIF([.AC157];0);COUNTIF([.AG157];0);COUNTIF([.AK157];0))/10" office:value-type="percentage" office:value="1" calcext:value-type="percentage">
            <text:p>100,00%</text:p>
          </table:table-cell>
          <table:table-cell table:formula="of:=SUM(COUNTIF([.B157];0);COUNTIF([.F157];0);COUNTIF([.J157];0);COUNTIF([.N157];0);COUNTIF([.R157];0);COUNTIF([.V157];0);COUNTIF([.Z157];0);COUNTIF([.AD157];0);COUNTIF([.AH157];0);COUNTIF([.AL157];0))/10" office:value-type="percentage" office:value="0.9" calcext:value-type="percentage">
            <text:p>90,00%</text:p>
          </table:table-cell>
          <table:table-cell table:formula="of:=SUM(COUNTIF([.C157];0);COUNTIF([.G157];0);COUNTIF([.K157];0);COUNTIF([.O157];0);COUNTIF([.S157];0);COUNTIF([.W157];0);COUNTIF([.AA157];0);COUNTIF([.AE157];0);COUNTIF([.AI157];0);COUNTIF([.AM157];0))/10" office:value-type="percentage" office:value="0.9" calcext:value-type="percentage">
            <text:p>9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8];[.E158];[.I158];[.M158];[.Q158];[.U158];[.Y158];[.AC158];[.AG158];[.AK158])" office:value-type="float" office:value="0" calcext:value-type="float">
            <text:p>0</text:p>
          </table:table-cell>
          <table:table-cell table:formula="of:=AVERAGE([.B158];[.F158];[.J158];[.N158];[.R158];[.V158];[.Z158];[.AD158];[.AH158];[.AL158])" office:value-type="float" office:value="0" calcext:value-type="float">
            <text:p>0</text:p>
          </table:table-cell>
          <table:table-cell table:formula="of:=AVERAGE([.C158];[.G158];[.K158];[.O158];[.S158];[.W158];[.AA158];[.AE158];[.AI158];[.AM158])" office:value-type="float" office:value="0" calcext:value-type="float">
            <text:p>0</text:p>
          </table:table-cell>
          <table:table-cell table:formula="of:=SUM(COUNTIF([.A158];0);COUNTIF([.E158];0);COUNTIF([.I158];0);COUNTIF([.M158];0);COUNTIF([.Q158];0);COUNTIF([.U158];0);COUNTIF([.Y158];0);COUNTIF([.AC158];0);COUNTIF([.AG158];0);COUNTIF([.AK158];0))/10" office:value-type="percentage" office:value="1" calcext:value-type="percentage">
            <text:p>100,00%</text:p>
          </table:table-cell>
          <table:table-cell table:formula="of:=SUM(COUNTIF([.B158];0);COUNTIF([.F158];0);COUNTIF([.J158];0);COUNTIF([.N158];0);COUNTIF([.R158];0);COUNTIF([.V158];0);COUNTIF([.Z158];0);COUNTIF([.AD158];0);COUNTIF([.AH158];0);COUNTIF([.AL158];0))/10" office:value-type="percentage" office:value="1" calcext:value-type="percentage">
            <text:p>100,00%</text:p>
          </table:table-cell>
          <table:table-cell table:formula="of:=SUM(COUNTIF([.C158];0);COUNTIF([.G158];0);COUNTIF([.K158];0);COUNTIF([.O158];0);COUNTIF([.S158];0);COUNTIF([.W158];0);COUNTIF([.AA158];0);COUNTIF([.AE158];0);COUNTIF([.AI158];0);COUNTIF([.AM158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6"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A159];[.E159];[.I159];[.M159];[.Q159];[.U159];[.Y159];[.AC159];[.AG159];[.AK159])" office:value-type="float" office:value="0" calcext:value-type="float">
            <text:p>0</text:p>
          </table:table-cell>
          <table:table-cell table:formula="of:=AVERAGE([.B159];[.F159];[.J159];[.N159];[.R159];[.V159];[.Z159];[.AD159];[.AH159];[.AL159])" office:value-type="float" office:value="0" calcext:value-type="float">
            <text:p>0</text:p>
          </table:table-cell>
          <table:table-cell table:formula="of:=AVERAGE([.C159];[.G159];[.K159];[.O159];[.S159];[.W159];[.AA159];[.AE159];[.AI159];[.AM159])" office:value-type="float" office:value="0" calcext:value-type="float">
            <text:p>0</text:p>
          </table:table-cell>
          <table:table-cell table:formula="of:=SUM(COUNTIF([.A159];0);COUNTIF([.E159];0);COUNTIF([.I159];0);COUNTIF([.M159];0);COUNTIF([.Q159];0);COUNTIF([.U159];0);COUNTIF([.Y159];0);COUNTIF([.AC159];0);COUNTIF([.AG159];0);COUNTIF([.AK159];0))/10" office:value-type="percentage" office:value="1" calcext:value-type="percentage">
            <text:p>100,00%</text:p>
          </table:table-cell>
          <table:table-cell table:formula="of:=SUM(COUNTIF([.B159];0);COUNTIF([.F159];0);COUNTIF([.J159];0);COUNTIF([.N159];0);COUNTIF([.R159];0);COUNTIF([.V159];0);COUNTIF([.Z159];0);COUNTIF([.AD159];0);COUNTIF([.AH159];0);COUNTIF([.AL159];0))/10" office:value-type="percentage" office:value="1" calcext:value-type="percentage">
            <text:p>100,00%</text:p>
          </table:table-cell>
          <table:table-cell table:formula="of:=SUM(COUNTIF([.C159];0);COUNTIF([.G159];0);COUNTIF([.K159];0);COUNTIF([.O159];0);COUNTIF([.S159];0);COUNTIF([.W159];0);COUNTIF([.AA159];0);COUNTIF([.AE159];0);COUNTIF([.AI159];0);COUNTIF([.AM159];0))/10" office:value-type="percentage" office:value="1" calcext:value-type="percentage">
            <text:p>100,00%</text:p>
          </table:table-cell>
          <table:table-cell table:number-columns-repeated="1012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40" table:number-rows-spanned="2">
            <text:p>Repetições (Número de agentes, Iteração máxima)</text:p>
          </table:table-cell>
          <table:covered-table-cell table:number-columns-repeated="39" table:style-name="ce10"/>
          <table:table-cell table:number-columns-repeated="984"/>
        </table:table-row>
        <table:table-row table:style-name="ro1">
          <table:covered-table-cell table:number-columns-repeated="40" table:style-name="ce10"/>
          <table:table-cell table:number-columns-repeated="984"/>
        </table:table-row>
        <table:table-row table:style-name="ro1">
          <table:table-cell table:style-name="ce9" office:value-type="string" calcext:value-type="string" table:number-columns-spanned="4" table:number-rows-spanned="2">
            <text:p>Experiência 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9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2">
            <text:p>Experiência 10</text:p>
          </table:table-cell>
          <table:covered-table-cell table:number-columns-repeated="3" table:style-name="ce9"/>
          <table:table-cell table:number-columns-repeated="984"/>
        </table:table-row>
        <table:table-row table:style-name="ro1">
          <table:covered-table-cell table:number-columns-repeated="40" table:style-name="ce9"/>
          <table:table-cell table:number-columns-repeated="984"/>
        </table:table-row>
        <table:table-row table:style-name="ro6"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3" table:number-rows-spanned="1">
            <text:p>Vivos</text:p>
          </table:table-cell>
          <table:covered-table-cell table:number-columns-repeated="2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number-columns-repeated="984"/>
        </table:table-row>
        <table:table-row table:style-name="ro7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5" calcext:value-type="float">
            <text:p>4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3375" calcext:value-type="float">
            <text:p>33375</text:p>
          </table:table-cell>
          <table:table-cell table:number-columns-repeated="984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955" calcext:value-type="float">
            <text:p>89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6" calcext:value-type="float">
            <text:p>4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1" calcext:value-type="float">
            <text:p>41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05" calcext:value-type="float">
            <text:p>18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480" calcext:value-type="float">
            <text:p>248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120" calcext:value-type="float">
            <text:p>41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60" calcext:value-type="float">
            <text:p>16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15" calcext:value-type="float">
            <text:p>8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05" calcext:value-type="float">
            <text:p>16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60" calcext:value-type="float">
            <text:p>14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30" calcext:value-type="float">
            <text:p>153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7035" calcext:value-type="float">
            <text:p>17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3315" calcext:value-type="float">
            <text:p>233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3445" calcext:value-type="float">
            <text:p>3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7845" calcext:value-type="float">
            <text:p>17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365" calcext:value-type="float">
            <text:p>93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220" calcext:value-type="float">
            <text:p>22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600" calcext:value-type="float">
            <text:p>1760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320" calcext:value-type="float">
            <text:p>932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6035" calcext:value-type="float">
            <text:p>1603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130" calcext:value-type="float">
            <text:p>21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60" calcext:value-type="float">
            <text:p>106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910" calcext:value-type="float">
            <text:p>19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10" calcext:value-type="float">
            <text:p>5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45" calcext:value-type="float">
            <text:p>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55" calcext:value-type="float">
            <text:p>13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35" calcext:value-type="float">
            <text:p>173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10285" calcext:value-type="float">
            <text:p>10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065" calcext:value-type="float">
            <text:p>120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390" calcext:value-type="float">
            <text:p>639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3695" calcext:value-type="float">
            <text:p>1369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2205" calcext:value-type="float">
            <text:p>1220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785" calcext:value-type="float">
            <text:p>97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5670" calcext:value-type="float">
            <text:p>1567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7005" calcext:value-type="float">
            <text:p>170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6755" calcext:value-type="float">
            <text:p>6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265" calcext:value-type="float">
            <text:p>52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935" calcext:value-type="float">
            <text:p>593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950" calcext:value-type="float">
            <text:p>69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845" calcext:value-type="float">
            <text:p>38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325" calcext:value-type="float">
            <text:p>33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865" calcext:value-type="float">
            <text:p>28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630" calcext:value-type="float">
            <text:p>363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595" calcext:value-type="float">
            <text:p>5595</text:p>
          </table:table-cell>
          <table:table-cell table:number-columns-repeated="984"/>
        </table:table-row>
        <table:table-row table:style-name="ro6"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40" calcext:value-type="float">
            <text:p>64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85" calcext:value-type="float">
            <text:p>3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415" calcext:value-type="float">
            <text:p>14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50" calcext:value-type="float">
            <text:p>7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15" calcext:value-type="float">
            <text:p>4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55" calcext:value-type="float">
            <text:p>75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40" calcext:value-type="float">
            <text:p>84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725" calcext:value-type="float">
            <text:p>725</text:p>
          </table:table-cell>
          <table:table-cell table:number-columns-repeated="984"/>
        </table:table-row>
      </table:table>
      <table:table table:name="Modelo_Melhorado" table:style-name="ta1">
        <table:table-column table:style-name="co1" table:number-columns-repeated="12" table:default-cell-style-name="ce7"/>
        <table:table-column table:style-name="co1" table:number-columns-repeated="4" table:default-cell-style-name="ce30"/>
        <table:table-column table:style-name="co1" table:number-columns-repeated="34" table:default-cell-style-name="ce2"/>
        <table:table-row table:style-name="ro1">
          <table:table-cell table:style-name="ce2" office:value-type="string" calcext:value-type="string" table:number-columns-spanned="4" table:number-rows-spanned="1">
            <text:p>Introdução à Inteligência Artificial – Trabalho Prático 1</text:p>
          </table:table-cell>
          <table:covered-table-cell table:number-columns-repeated="3" table:style-name="ce2"/>
          <table:table-cell table:style-name="ce2" table:number-columns-repeated="5"/>
          <table:table-cell table:style-name="Default" table:number-columns-repeated="41"/>
        </table:table-row>
        <table:table-row table:style-name="ro1">
          <table:table-cell table:style-name="ce2" table:number-columns-repeated="9"/>
          <table:table-cell table:style-name="Default" table:number-columns-repeated="41"/>
        </table:table-row>
        <table:table-row table:style-name="ro8">
          <table:table-cell table:style-name="ce2" office:value-type="string" calcext:value-type="string" table:number-columns-spanned="9" table:number-rows-spanned="2">
            <text:p>Obs: Valores omitidos que serão iguais em todos os testes: Depósitos (5); Tamanho dos depósitos (5); Energia inicial dos agentes (50).</text:p>
            <text:p>Obs: Todos os testes efetuados com o modelo melhorado implicam o uso de um novo tipo de limpador (Tóxico) e uma taxa de reprodução de 5%.</text:p>
          </table:table-cell>
          <table:covered-table-cell table:number-columns-repeated="8" table:style-name="ce2"/>
          <table:table-cell table:style-name="Default" table:number-columns-repeated="41"/>
        </table:table-row>
        <table:table-row table:style-name="ro8">
          <table:covered-table-cell table:number-columns-repeated="9" table:style-name="ce2"/>
          <table:table-cell table:style-name="Default" table:number-columns-repeated="41"/>
        </table:table-row>
        <table:table-row table:style-name="ro1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/>TABELA 1 – Analisar a sobrevivência dos agentes no final de 100k iterações 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21];[.F21];[.K21];[.P21];[.U21];[.Z21];[.AE21];[.AJ21];[.AO21];[.AT21])" office:value-type="float" office:value="0" calcext:value-type="float">
            <text:p>0</text:p>
          </table:table-cell>
          <table:table-cell table:formula="of:=AVERAGE([.B21];[.G21];[.L21];[.Q21];[.V21];[.AA21];[.AF21];[.AK21];[.AP21];[.AU21])" office:value-type="float" office:value="47" calcext:value-type="float">
            <text:p>47</text:p>
          </table:table-cell>
          <table:table-cell table:formula="of:=AVERAGE([.C21];[.H21];[.M21];[.R21];[.W21];[.AB21];[.AG21];[.AL21];[.AQ21];[.AV21])" office:value-type="float" office:value="24.4" calcext:value-type="float">
            <text:p>24,4</text:p>
          </table:table-cell>
          <table:table-cell table:formula="of:=AVERAGE([.D21];[.I21];[.N21];[.S21];[.X21];[.AC21];[.AH21];[.AM21];[.AR21];[.AW21])" office:value-type="float" office:value="71.4" calcext:value-type="float">
            <text:p>71,4</text:p>
          </table:table-cell>
          <table:table-cell table:formula="of:=SUM(COUNTIF([.A21];0);COUNTIF([.F21];0);COUNTIF([.K21];0);COUNTIF([.P21];0);COUNTIF([.U21];0);COUNTIF([.Z21];0);COUNTIF([.AE21];0);COUNTIF([.AJ21];0);COUNTIF([.AO21];0);COUNTIF([.AT21];0))/10" office:value-type="percentage" office:value="1" calcext:value-type="percentage">
            <text:p>100,00%</text:p>
          </table:table-cell>
          <table:table-cell table:formula="of:=SUM(COUNTIF([.B21];0);COUNTIF([.G21];0);COUNTIF([.L21];0);COUNTIF([.Q21];0);COUNTIF([.V21];0);COUNTIF([.AA21];0);COUNTIF([.AF21];0);COUNTIF([.AK21];0);COUNTIF([.AP21];0);COUNTIF([.AU21];0))/10" office:value-type="percentage" office:value="0" calcext:value-type="percentage">
            <text:p>0,00%</text:p>
          </table:table-cell>
          <table:table-cell table:formula="of:=SUM(COUNTIF([.C21];0);COUNTIF([.H21];0);COUNTIF([.M21];0);COUNTIF([.R21];0);COUNTIF([.W21];0);COUNTIF([.AB21];0);COUNTIF([.AG21];0);COUNTIF([.AL21];0);COUNTIF([.AQ21];0);COUNTIF([.AV21];0))/10" office:value-type="percentage" office:value="0" calcext:value-type="percentage">
            <text:p>0,00%</text:p>
          </table:table-cell>
          <table:table-cell table:formula="of:=SUM(COUNTIF([.D21:.E21];0) ;COUNTIF([.I21:.J21];0);COUNTIF([.N21:.O21];0);COUNTIF([.S21:.T21];0);COUNTIF([.X21:.Y21];0);COUNTIF([.AC21:.AD21];0);COUNTIF([.AH21:.AI21];0);COUNTIF([.AM21:.AN21];0);COUNTIF([.AR21:.AS21];0);COUNTIF([.AW21:.AX21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22];[.F22];[.K22];[.P22];[.U22];[.Z22];[.AE22];[.AJ22];[.AO22];[.AT22])" office:value-type="float" office:value="0" calcext:value-type="float">
            <text:p>0</text:p>
          </table:table-cell>
          <table:table-cell table:formula="of:=AVERAGE([.B22];[.G22];[.L22];[.Q22];[.V22];[.AA22];[.AF22];[.AK22];[.AP22];[.AU22])" office:value-type="float" office:value="17.7" calcext:value-type="float">
            <text:p>17,7</text:p>
          </table:table-cell>
          <table:table-cell table:formula="of:=AVERAGE([.C22];[.H22];[.M22];[.R22];[.W22];[.AB22];[.AG22];[.AL22];[.AQ22];[.AV22])" office:value-type="float" office:value="10.9" calcext:value-type="float">
            <text:p>10,9</text:p>
          </table:table-cell>
          <table:table-cell table:formula="of:=AVERAGE([.D22];[.I22];[.N22];[.S22];[.X22];[.AC22];[.AH22];[.AM22];[.AR22];[.AW22])" office:value-type="float" office:value="28.6" calcext:value-type="float">
            <text:p>28,6</text:p>
          </table:table-cell>
          <table:table-cell table:formula="of:=SUM(COUNTIF([.A22];0);COUNTIF([.F22];0);COUNTIF([.K22];0);COUNTIF([.P22];0);COUNTIF([.U22];0);COUNTIF([.Z22];0);COUNTIF([.AE22];0);COUNTIF([.AJ22];0);COUNTIF([.AO22];0);COUNTIF([.AT22];0))/10" office:value-type="percentage" office:value="1" calcext:value-type="percentage">
            <text:p>100,00%</text:p>
          </table:table-cell>
          <table:table-cell table:formula="of:=SUM(COUNTIF([.B22];0);COUNTIF([.G22];0);COUNTIF([.L22];0);COUNTIF([.Q22];0);COUNTIF([.V22];0);COUNTIF([.AA22];0);COUNTIF([.AF22];0);COUNTIF([.AK22];0);COUNTIF([.AP22];0);COUNTIF([.AU22];0))/10" office:value-type="percentage" office:value="0.1" calcext:value-type="percentage">
            <text:p>10,00%</text:p>
          </table:table-cell>
          <table:table-cell table:formula="of:=SUM(COUNTIF([.C22];0);COUNTIF([.H22];0);COUNTIF([.M22];0);COUNTIF([.R22];0);COUNTIF([.W22];0);COUNTIF([.AB22];0);COUNTIF([.AG22];0);COUNTIF([.AL22];0);COUNTIF([.AQ22];0);COUNTIF([.AV22];0))/10" office:value-type="percentage" office:value="0.2" calcext:value-type="percentage">
            <text:p>20,00%</text:p>
          </table:table-cell>
          <table:table-cell table:formula="of:=SUM(COUNTIF([.D22:.E22];0) ;COUNTIF([.I22:.J22];0);COUNTIF([.N22:.O22];0);COUNTIF([.S22:.T22];0);COUNTIF([.X22:.Y22];0);COUNTIF([.AC22:.AD22];0);COUNTIF([.AH22:.AI22];0);COUNTIF([.AM22:.AN22];0);COUNTIF([.AR22:.AS22];0);COUNTIF([.AW22:.AX22];0))/10" office:value-type="percentage" office:value="0.1" calcext:value-type="percentage">
            <text:p>10,00%</text:p>
          </table:table-cell>
          <table:table-cell table:style-name="ce14"/>
          <table:table-cell table:number-columns-repeated="3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23];[.F23];[.K23];[.P23];[.U23];[.Z23];[.AE23];[.AJ23];[.AO23];[.AT23])" office:value-type="float" office:value="0" calcext:value-type="float">
            <text:p>0</text:p>
          </table:table-cell>
          <table:table-cell table:formula="of:=AVERAGE([.B23];[.G23];[.L23];[.Q23];[.V23];[.AA23];[.AF23];[.AK23];[.AP23];[.AU23])" office:value-type="float" office:value="1.2" calcext:value-type="float">
            <text:p>1,2</text:p>
          </table:table-cell>
          <table:table-cell table:formula="of:=AVERAGE([.C23];[.H23];[.M23];[.R23];[.W23];[.AB23];[.AG23];[.AL23];[.AQ23];[.AV23])" office:value-type="float" office:value="0.1" calcext:value-type="float">
            <text:p>0,1</text:p>
          </table:table-cell>
          <table:table-cell table:formula="of:=AVERAGE([.D23];[.I23];[.N23];[.S23];[.X23];[.AC23];[.AH23];[.AM23];[.AR23];[.AW23])" office:value-type="float" office:value="1.3" calcext:value-type="float">
            <text:p>1,3</text:p>
          </table:table-cell>
          <table:table-cell table:formula="of:=SUM(COUNTIF([.A23];0);COUNTIF([.F23];0);COUNTIF([.K23];0);COUNTIF([.P23];0);COUNTIF([.U23];0);COUNTIF([.Z23];0);COUNTIF([.AE23];0);COUNTIF([.AJ23];0);COUNTIF([.AO23];0);COUNTIF([.AT23];0))/10" office:value-type="percentage" office:value="1" calcext:value-type="percentage">
            <text:p>100,00%</text:p>
          </table:table-cell>
          <table:table-cell table:formula="of:=SUM(COUNTIF([.B23];0);COUNTIF([.G23];0);COUNTIF([.L23];0);COUNTIF([.Q23];0);COUNTIF([.V23];0);COUNTIF([.AA23];0);COUNTIF([.AF23];0);COUNTIF([.AK23];0);COUNTIF([.AP23];0);COUNTIF([.AU23];0))/10" office:value-type="percentage" office:value="0.9" calcext:value-type="percentage">
            <text:p>90,00%</text:p>
          </table:table-cell>
          <table:table-cell table:formula="of:=SUM(COUNTIF([.C23];0);COUNTIF([.H23];0);COUNTIF([.M23];0);COUNTIF([.R23];0);COUNTIF([.W23];0);COUNTIF([.AB23];0);COUNTIF([.AG23];0);COUNTIF([.AL23];0);COUNTIF([.AQ23];0);COUNTIF([.AV23];0))/10" office:value-type="percentage" office:value="0.9" calcext:value-type="percentage">
            <text:p>90,00%</text:p>
          </table:table-cell>
          <table:table-cell table:formula="of:=SUM(COUNTIF([.D23:.E23];0) ;COUNTIF([.I23:.J23];0);COUNTIF([.N23:.O23];0);COUNTIF([.S23:.T23];0);COUNTIF([.X23:.Y23];0);COUNTIF([.AC23:.AD23];0);COUNTIF([.AH23:.AI23];0);COUNTIF([.AM23:.AN23];0);COUNTIF([.AR23:.AS23];0);COUNTIF([.AW23:.AX23];0))/10" office:value-type="percentage" office:value="0.9" calcext:value-type="percentage">
            <text:p>9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7585" calcext:value-type="float">
            <text:p>475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8395" calcext:value-type="float">
            <text:p>28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15" calcext:value-type="float">
            <text:p>17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240" calcext:value-type="float">
            <text:p>72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4530" calcext:value-type="float">
            <text:p>845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0110" calcext:value-type="float">
            <text:p>70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1620" calcext:value-type="float">
            <text:p>316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615" calcext:value-type="float">
            <text:p>106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920" calcext:value-type="float">
            <text:p>169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965" calcext:value-type="float">
            <text:p>9965</text:p>
          </table:table-cell>
        </table:table-row>
        <table:table-row table:style-name="ro1" table:number-rows-repeated="2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/>TABELA 2 – Analisar a sobrevivência dos agentes no final de 100k iterações mantendo o mesmo numero de comilões e diminuindo a população de limpadores e tóxicos 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41];[.F41];[.K41];[.P41];[.U41];[.Z41];[.AE41];[.AJ41];[.AO41];[.AT41])" office:value-type="float" office:value="0" calcext:value-type="float">
            <text:p>0</text:p>
          </table:table-cell>
          <table:table-cell table:formula="of:=AVERAGE([.B41];[.G41];[.L41];[.Q41];[.V41];[.AA41];[.AF41];[.AK41];[.AP41];[.AU41])" office:value-type="float" office:value="23.3" calcext:value-type="float">
            <text:p>23,3</text:p>
          </table:table-cell>
          <table:table-cell table:formula="of:=AVERAGE([.C41];[.H41];[.M41];[.R41];[.W41];[.AB41];[.AG41];[.AL41];[.AQ41];[.AV41])" office:value-type="float" office:value="14.4" calcext:value-type="float">
            <text:p>14,4</text:p>
          </table:table-cell>
          <table:table-cell table:formula="of:=AVERAGE([.D41];[.I41];[.N41];[.S41];[.X41];[.AC41];[.AH41];[.AM41];[.AR41];[.AW41])" office:value-type="float" office:value="37.7" calcext:value-type="float">
            <text:p>37,7</text:p>
          </table:table-cell>
          <table:table-cell table:formula="of:=SUM(COUNTIF([.A41];0);COUNTIF([.F41];0);COUNTIF([.K41];0);COUNTIF([.P41];0);COUNTIF([.U41];0);COUNTIF([.Z41];0);COUNTIF([.AE41];0);COUNTIF([.AJ41];0);COUNTIF([.AO41];0);COUNTIF([.AT41];0))/10" office:value-type="percentage" office:value="1" calcext:value-type="percentage">
            <text:p>100,00%</text:p>
          </table:table-cell>
          <table:table-cell table:formula="of:=SUM(COUNTIF([.B41];0);COUNTIF([.G41];0);COUNTIF([.L41];0);COUNTIF([.Q41];0);COUNTIF([.V41];0);COUNTIF([.AA41];0);COUNTIF([.AF41];0);COUNTIF([.AK41];0);COUNTIF([.AP41];0);COUNTIF([.AU41];0))/10" office:value-type="percentage" office:value="0" calcext:value-type="percentage">
            <text:p>0,00%</text:p>
          </table:table-cell>
          <table:table-cell table:formula="of:=SUM(COUNTIF([.C41];0);COUNTIF([.H41];0);COUNTIF([.M41];0);COUNTIF([.R41];0);COUNTIF([.W41];0);COUNTIF([.AB41];0);COUNTIF([.AG41];0);COUNTIF([.AL41];0);COUNTIF([.AQ41];0);COUNTIF([.AV41];0))/10" office:value-type="percentage" office:value="0" calcext:value-type="percentage">
            <text:p>0,00%</text:p>
          </table:table-cell>
          <table:table-cell table:formula="of:=SUM(COUNTIF([.D41:.E41];0) ;COUNTIF([.I41:.J41];0);COUNTIF([.N41:.O41];0);COUNTIF([.S41:.T41];0);COUNTIF([.X41:.Y41];0);COUNTIF([.AC41:.AD41];0);COUNTIF([.AH41:.AI41];0);COUNTIF([.AM41:.AN41];0);COUNTIF([.AR41:.AS41];0);COUNTIF([.AW41:.AX41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42];[.F42];[.K42];[.P42];[.U42];[.Z42];[.AE42];[.AJ42];[.AO42];[.AT42])" office:value-type="float" office:value="0" calcext:value-type="float">
            <text:p>0</text:p>
          </table:table-cell>
          <table:table-cell table:formula="of:=AVERAGE([.B42];[.G42];[.L42];[.Q42];[.V42];[.AA42];[.AF42];[.AK42];[.AP42];[.AU42])" office:value-type="float" office:value="2.8" calcext:value-type="float">
            <text:p>2,8</text:p>
          </table:table-cell>
          <table:table-cell table:formula="of:=AVERAGE([.C42];[.H42];[.M42];[.R42];[.W42];[.AB42];[.AG42];[.AL42];[.AQ42];[.AV42])" office:value-type="float" office:value="0.3" calcext:value-type="float">
            <text:p>0,3</text:p>
          </table:table-cell>
          <table:table-cell table:formula="of:=AVERAGE([.D42];[.I42];[.N42];[.S42];[.X42];[.AC42];[.AH42];[.AM42];[.AR42];[.AW42])" office:value-type="float" office:value="3.1" calcext:value-type="float">
            <text:p>3,1</text:p>
          </table:table-cell>
          <table:table-cell table:formula="of:=SUM(COUNTIF([.A42];0);COUNTIF([.F42];0);COUNTIF([.K42];0);COUNTIF([.P42];0);COUNTIF([.U42];0);COUNTIF([.Z42];0);COUNTIF([.AE42];0);COUNTIF([.AJ42];0);COUNTIF([.AO42];0);COUNTIF([.AT42];0))/10" office:value-type="percentage" office:value="1" calcext:value-type="percentage">
            <text:p>100,00%</text:p>
          </table:table-cell>
          <table:table-cell table:formula="of:=SUM(COUNTIF([.B42];0);COUNTIF([.G42];0);COUNTIF([.L42];0);COUNTIF([.Q42];0);COUNTIF([.V42];0);COUNTIF([.AA42];0);COUNTIF([.AF42];0);COUNTIF([.AK42];0);COUNTIF([.AP42];0);COUNTIF([.AU42];0))/10" office:value-type="percentage" office:value="0.8" calcext:value-type="percentage">
            <text:p>80,00%</text:p>
          </table:table-cell>
          <table:table-cell table:formula="of:=SUM(COUNTIF([.C42];0);COUNTIF([.H42];0);COUNTIF([.M42];0);COUNTIF([.R42];0);COUNTIF([.W42];0);COUNTIF([.AB42];0);COUNTIF([.AG42];0);COUNTIF([.AL42];0);COUNTIF([.AQ42];0);COUNTIF([.AV42];0))/10" office:value-type="percentage" office:value="0.9" calcext:value-type="percentage">
            <text:p>90,00%</text:p>
          </table:table-cell>
          <table:table-cell table:formula="of:=SUM(COUNTIF([.D42:.E42];0) ;COUNTIF([.I42:.J42];0);COUNTIF([.N42:.O42];0);COUNTIF([.S42:.T42];0);COUNTIF([.X42:.Y42];0);COUNTIF([.AC42:.AD42];0);COUNTIF([.AH42:.AI42];0);COUNTIF([.AM42:.AN42];0);COUNTIF([.AR42:.AS42];0);COUNTIF([.AW42:.AX42];0))/10" office:value-type="percentage" office:value="0.8" calcext:value-type="percentage">
            <text:p>80,00%</text:p>
          </table:table-cell>
          <table:table-cell table:style-name="ce14"/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43];[.F43];[.K43];[.P43];[.U43];[.Z43];[.AE43];[.AJ43];[.AO43];[.AT43])" office:value-type="float" office:value="0" calcext:value-type="float">
            <text:p>0</text:p>
          </table:table-cell>
          <table:table-cell table:formula="of:=AVERAGE([.B43];[.G43];[.L43];[.Q43];[.V43];[.AA43];[.AF43];[.AK43];[.AP43];[.AU43])" office:value-type="float" office:value="0" calcext:value-type="float">
            <text:p>0</text:p>
          </table:table-cell>
          <table:table-cell table:formula="of:=AVERAGE([.C43];[.H43];[.M43];[.R43];[.W43];[.AB43];[.AG43];[.AL43];[.AQ43];[.AV43])" office:value-type="float" office:value="0" calcext:value-type="float">
            <text:p>0</text:p>
          </table:table-cell>
          <table:table-cell table:formula="of:=AVERAGE([.D43];[.I43];[.N43];[.S43];[.X43];[.AC43];[.AH43];[.AM43];[.AR43];[.AW43])" office:value-type="float" office:value="0" calcext:value-type="float">
            <text:p>0</text:p>
          </table:table-cell>
          <table:table-cell table:formula="of:=SUM(COUNTIF([.A43];0);COUNTIF([.F43];0);COUNTIF([.K43];0);COUNTIF([.P43];0);COUNTIF([.U43];0);COUNTIF([.Z43];0);COUNTIF([.AE43];0);COUNTIF([.AJ43];0);COUNTIF([.AO43];0);COUNTIF([.AT43];0))/10" office:value-type="percentage" office:value="1" calcext:value-type="percentage">
            <text:p>100,00%</text:p>
          </table:table-cell>
          <table:table-cell table:formula="of:=SUM(COUNTIF([.B43];0);COUNTIF([.G43];0);COUNTIF([.L43];0);COUNTIF([.Q43];0);COUNTIF([.V43];0);COUNTIF([.AA43];0);COUNTIF([.AF43];0);COUNTIF([.AK43];0);COUNTIF([.AP43];0);COUNTIF([.AU43];0))/10" office:value-type="percentage" office:value="1" calcext:value-type="percentage">
            <text:p>100,00%</text:p>
          </table:table-cell>
          <table:table-cell table:formula="of:=SUM(COUNTIF([.C43];0);COUNTIF([.H43];0);COUNTIF([.M43];0);COUNTIF([.R43];0);COUNTIF([.W43];0);COUNTIF([.AB43];0);COUNTIF([.AG43];0);COUNTIF([.AL43];0);COUNTIF([.AQ43];0);COUNTIF([.AV43];0))/10" office:value-type="percentage" office:value="1" calcext:value-type="percentage">
            <text:p>100,00%</text:p>
          </table:table-cell>
          <table:table-cell table:formula="of:=SUM(COUNTIF([.D43:.E43];0) ;COUNTIF([.I43:.J43];0);COUNTIF([.N43:.O43];0);COUNTIF([.S43:.T43];0);COUNTIF([.X43:.Y43];0);COUNTIF([.AC43:.AD43];0);COUNTIF([.AH43:.AI43];0);COUNTIF([.AM43:.AN43];0);COUNTIF([.AR43:.AS43];0);COUNTIF([.AW43:.AX43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95" calcext:value-type="float">
            <text:p>20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6080" calcext:value-type="float">
            <text:p>1608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8305" calcext:value-type="float">
            <text:p>283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930" calcext:value-type="float">
            <text:p>109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2155" calcext:value-type="float">
            <text:p>3215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4395" calcext:value-type="float">
            <text:p>643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8305" calcext:value-type="float">
            <text:p>3830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0425" calcext:value-type="float">
            <text:p>10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9350" calcext:value-type="float">
            <text:p>93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890" calcext:value-type="float">
            <text:p>389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55" calcext:value-type="float">
            <text:p>265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370" calcext:value-type="float">
            <text:p>83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3300" calcext:value-type="float">
            <text:p>133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300" calcext:value-type="float">
            <text:p>23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435" calcext:value-type="float">
            <text:p>2435</text:p>
          </table:table-cell>
        </table:table-row>
        <table:table-row table:style-name="ro1" table:number-rows-repeated="2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/>TABELA 3 – Analisar a sobrevivência dos agentes no final de 100k iterações mantendo o mesmo numero de limpadores e diminuindo a população de comilões e tóxicos 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61];[.F61];[.K61];[.P61];[.U61];[.Z61];[.AE61];[.AJ61];[.AO61];[.AT61])" office:value-type="float" office:value="0" calcext:value-type="float">
            <text:p>0</text:p>
          </table:table-cell>
          <table:table-cell table:formula="of:=AVERAGE([.B61];[.G61];[.L61];[.Q61];[.V61];[.AA61];[.AF61];[.AK61];[.AP61];[.AU61])" office:value-type="float" office:value="48.7" calcext:value-type="float">
            <text:p>48,7</text:p>
          </table:table-cell>
          <table:table-cell table:formula="of:=AVERAGE([.C61];[.H61];[.M61];[.R61];[.W61];[.AB61];[.AG61];[.AL61];[.AQ61];[.AV61])" office:value-type="float" office:value="14.8" calcext:value-type="float">
            <text:p>14,8</text:p>
          </table:table-cell>
          <table:table-cell table:formula="of:=AVERAGE([.D61];[.I61];[.N61];[.S61];[.X61];[.AC61];[.AH61];[.AM61];[.AR61];[.AW61])" office:value-type="float" office:value="63.5" calcext:value-type="float">
            <text:p>63,5</text:p>
          </table:table-cell>
          <table:table-cell table:formula="of:=SUM(COUNTIF([.A61];0);COUNTIF([.F61];0);COUNTIF([.K61];0);COUNTIF([.P61];0);COUNTIF([.U61];0);COUNTIF([.Z61];0);COUNTIF([.AE61];0);COUNTIF([.AJ61];0);COUNTIF([.AO61];0);COUNTIF([.AT61];0))/10" office:value-type="percentage" office:value="1" calcext:value-type="percentage">
            <text:p>100,00%</text:p>
          </table:table-cell>
          <table:table-cell table:formula="of:=SUM(COUNTIF([.B61];0);COUNTIF([.G61];0);COUNTIF([.L61];0);COUNTIF([.Q61];0);COUNTIF([.V61];0);COUNTIF([.AA61];0);COUNTIF([.AF61];0);COUNTIF([.AK61];0);COUNTIF([.AP61];0);COUNTIF([.AU61];0))/10" office:value-type="percentage" office:value="0" calcext:value-type="percentage">
            <text:p>0,00%</text:p>
          </table:table-cell>
          <table:table-cell table:formula="of:=SUM(COUNTIF([.C61];0);COUNTIF([.H61];0);COUNTIF([.M61];0);COUNTIF([.R61];0);COUNTIF([.W61];0);COUNTIF([.AB61];0);COUNTIF([.AG61];0);COUNTIF([.AL61];0);COUNTIF([.AQ61];0);COUNTIF([.AV61];0))/10" office:value-type="percentage" office:value="0" calcext:value-type="percentage">
            <text:p>0,00%</text:p>
          </table:table-cell>
          <table:table-cell table:formula="of:=SUM(COUNTIF([.D61:.E61];0) ;COUNTIF([.I61:.J61];0);COUNTIF([.N61:.O61];0);COUNTIF([.S61:.T61];0);COUNTIF([.X61:.Y61];0);COUNTIF([.AC61:.AD61];0);COUNTIF([.AH61:.AI61];0);COUNTIF([.AM61:.AN61];0);COUNTIF([.AR61:.AS61];0);COUNTIF([.AW61:.AX61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62];[.F62];[.K62];[.P62];[.U62];[.Z62];[.AE62];[.AJ62];[.AO62];[.AT62])" office:value-type="float" office:value="0" calcext:value-type="float">
            <text:p>0</text:p>
          </table:table-cell>
          <table:table-cell table:formula="of:=AVERAGE([.B62];[.G62];[.L62];[.Q62];[.V62];[.AA62];[.AF62];[.AK62];[.AP62];[.AU62])" office:value-type="float" office:value="46" calcext:value-type="float">
            <text:p>46</text:p>
          </table:table-cell>
          <table:table-cell table:formula="of:=AVERAGE([.C62];[.H62];[.M62];[.R62];[.W62];[.AB62];[.AG62];[.AL62];[.AQ62];[.AV62])" office:value-type="float" office:value="4.7" calcext:value-type="float">
            <text:p>4,7</text:p>
          </table:table-cell>
          <table:table-cell table:formula="of:=AVERAGE([.D62];[.I62];[.N62];[.S62];[.X62];[.AC62];[.AH62];[.AM62];[.AR62];[.AW62])" office:value-type="float" office:value="50.7" calcext:value-type="float">
            <text:p>50,7</text:p>
          </table:table-cell>
          <table:table-cell table:formula="of:=SUM(COUNTIF([.A62];0);COUNTIF([.F62];0);COUNTIF([.K62];0);COUNTIF([.P62];0);COUNTIF([.U62];0);COUNTIF([.Z62];0);COUNTIF([.AE62];0);COUNTIF([.AJ62];0);COUNTIF([.AO62];0);COUNTIF([.AT62];0))/10" office:value-type="percentage" office:value="1" calcext:value-type="percentage">
            <text:p>100,00%</text:p>
          </table:table-cell>
          <table:table-cell table:formula="of:=SUM(COUNTIF([.B62];0);COUNTIF([.G62];0);COUNTIF([.L62];0);COUNTIF([.Q62];0);COUNTIF([.V62];0);COUNTIF([.AA62];0);COUNTIF([.AF62];0);COUNTIF([.AK62];0);COUNTIF([.AP62];0);COUNTIF([.AU62];0))/10" office:value-type="percentage" office:value="0" calcext:value-type="percentage">
            <text:p>0,00%</text:p>
          </table:table-cell>
          <table:table-cell table:formula="of:=SUM(COUNTIF([.C62];0);COUNTIF([.H62];0);COUNTIF([.M62];0);COUNTIF([.R62];0);COUNTIF([.W62];0);COUNTIF([.AB62];0);COUNTIF([.AG62];0);COUNTIF([.AL62];0);COUNTIF([.AQ62];0);COUNTIF([.AV62];0))/10" office:value-type="percentage" office:value="0" calcext:value-type="percentage">
            <text:p>0,00%</text:p>
          </table:table-cell>
          <table:table-cell table:formula="of:=SUM(COUNTIF([.D62:.E62];0) ;COUNTIF([.I62:.J62];0);COUNTIF([.N62:.O62];0);COUNTIF([.S62:.T62];0);COUNTIF([.X62:.Y62];0);COUNTIF([.AC62:.AD62];0);COUNTIF([.AH62:.AI62];0);COUNTIF([.AM62:.AN62];0);COUNTIF([.AR62:.AS62];0);COUNTIF([.AW62:.AX62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63];[.F63];[.K63];[.P63];[.U63];[.Z63];[.AE63];[.AJ63];[.AO63];[.AT63])" office:value-type="float" office:value="0" calcext:value-type="float">
            <text:p>0</text:p>
          </table:table-cell>
          <table:table-cell table:formula="of:=AVERAGE([.B63];[.G63];[.L63];[.Q63];[.V63];[.AA63];[.AF63];[.AK63];[.AP63];[.AU63])" office:value-type="float" office:value="39.6" calcext:value-type="float">
            <text:p>39,6</text:p>
          </table:table-cell>
          <table:table-cell table:formula="of:=AVERAGE([.C63];[.H63];[.M63];[.R63];[.W63];[.AB63];[.AG63];[.AL63];[.AQ63];[.AV63])" office:value-type="float" office:value="0.8" calcext:value-type="float">
            <text:p>0,8</text:p>
          </table:table-cell>
          <table:table-cell table:formula="of:=AVERAGE([.D63];[.I63];[.N63];[.S63];[.X63];[.AC63];[.AH63];[.AM63];[.AR63];[.AW63])" office:value-type="float" office:value="40.4" calcext:value-type="float">
            <text:p>40,4</text:p>
          </table:table-cell>
          <table:table-cell table:formula="of:=SUM(COUNTIF([.A63];0);COUNTIF([.F63];0);COUNTIF([.K63];0);COUNTIF([.P63];0);COUNTIF([.U63];0);COUNTIF([.Z63];0);COUNTIF([.AE63];0);COUNTIF([.AJ63];0);COUNTIF([.AO63];0);COUNTIF([.AT63];0))/10" office:value-type="percentage" office:value="1" calcext:value-type="percentage">
            <text:p>100,00%</text:p>
          </table:table-cell>
          <table:table-cell table:formula="of:=SUM(COUNTIF([.B63];0);COUNTIF([.G63];0);COUNTIF([.L63];0);COUNTIF([.Q63];0);COUNTIF([.V63];0);COUNTIF([.AA63];0);COUNTIF([.AF63];0);COUNTIF([.AK63];0);COUNTIF([.AP63];0);COUNTIF([.AU63];0))/10" office:value-type="percentage" office:value="0" calcext:value-type="percentage">
            <text:p>0,00%</text:p>
          </table:table-cell>
          <table:table-cell table:formula="of:=SUM(COUNTIF([.C63];0);COUNTIF([.H63];0);COUNTIF([.M63];0);COUNTIF([.R63];0);COUNTIF([.W63];0);COUNTIF([.AB63];0);COUNTIF([.AG63];0);COUNTIF([.AL63];0);COUNTIF([.AQ63];0);COUNTIF([.AV63];0))/10" office:value-type="percentage" office:value="0.2" calcext:value-type="percentage">
            <text:p>20,00%</text:p>
          </table:table-cell>
          <table:table-cell table:formula="of:=SUM(COUNTIF([.D63:.E63];0) ;COUNTIF([.I63:.J63];0);COUNTIF([.N63:.O63];0);COUNTIF([.S63:.T63];0);COUNTIF([.X63:.Y63];0);COUNTIF([.AC63:.AD63];0);COUNTIF([.AH63:.AI63];0);COUNTIF([.AM63:.AN63];0);COUNTIF([.AR63:.AS63];0);COUNTIF([.AW63:.AX63];0))/10" office:value-type="percentage" office:value="0" calcext:value-type="percentage">
            <text:p>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 table:number-rows-repeated="2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4"> TABELA 4 – Analisar a sobrevivência dos agentes no final de 100k iterações mantendo o mesmo numero de tóxicos</text:span> e diminuindo a população de comilões e limpadores 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81];[.F81];[.K81];[.P81];[.U81];[.Z81];[.AE81];[.AJ81];[.AO81];[.AT81])" office:value-type="float" office:value="0" calcext:value-type="float">
            <text:p>0</text:p>
          </table:table-cell>
          <table:table-cell table:formula="of:=AVERAGE([.B81];[.G81];[.L81];[.Q81];[.V81];[.AA81];[.AF81];[.AK81];[.AP81];[.AU81])" office:value-type="float" office:value="22.2" calcext:value-type="float">
            <text:p>22,2</text:p>
          </table:table-cell>
          <table:table-cell table:formula="of:=AVERAGE([.C81];[.H81];[.M81];[.R81];[.W81];[.AB81];[.AG81];[.AL81];[.AQ81];[.AV81])" office:value-type="float" office:value="23.3" calcext:value-type="float">
            <text:p>23,3</text:p>
          </table:table-cell>
          <table:table-cell table:formula="of:=AVERAGE([.D81];[.I81];[.N81];[.S81];[.X81];[.AC81];[.AH81];[.AM81];[.AR81];[.AW81])" office:value-type="float" office:value="45.5" calcext:value-type="float">
            <text:p>45,5</text:p>
          </table:table-cell>
          <table:table-cell table:formula="of:=SUM(COUNTIF([.A81];0);COUNTIF([.F81];0);COUNTIF([.K81];0);COUNTIF([.P81];0);COUNTIF([.U81];0);COUNTIF([.Z81];0);COUNTIF([.AE81];0);COUNTIF([.AJ81];0);COUNTIF([.AO81];0);COUNTIF([.AT81];0))/10" office:value-type="percentage" office:value="1" calcext:value-type="percentage">
            <text:p>100,00%</text:p>
          </table:table-cell>
          <table:table-cell table:formula="of:=SUM(COUNTIF([.B81];0);COUNTIF([.G81];0);COUNTIF([.L81];0);COUNTIF([.Q81];0);COUNTIF([.V81];0);COUNTIF([.AA81];0);COUNTIF([.AF81];0);COUNTIF([.AK81];0);COUNTIF([.AP81];0);COUNTIF([.AU81];0))/10" office:value-type="percentage" office:value="0" calcext:value-type="percentage">
            <text:p>0,00%</text:p>
          </table:table-cell>
          <table:table-cell table:formula="of:=SUM(COUNTIF([.C81];0);COUNTIF([.H81];0);COUNTIF([.M81];0);COUNTIF([.R81];0);COUNTIF([.W81];0);COUNTIF([.AB81];0);COUNTIF([.AG81];0);COUNTIF([.AL81];0);COUNTIF([.AQ81];0);COUNTIF([.AV81];0))/10" office:value-type="percentage" office:value="0" calcext:value-type="percentage">
            <text:p>0,00%</text:p>
          </table:table-cell>
          <table:table-cell table:formula="of:=SUM(COUNTIF([.D81:.E81];0) ;COUNTIF([.I81:.J81];0);COUNTIF([.N81:.O81];0);COUNTIF([.S81:.T81];0);COUNTIF([.X81:.Y81];0);COUNTIF([.AC81:.AD81];0);COUNTIF([.AH81:.AI81];0);COUNTIF([.AM81:.AN81];0);COUNTIF([.AR81:.AS81];0);COUNTIF([.AW81:.AX81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82];[.F82];[.K82];[.P82];[.U82];[.Z82];[.AE82];[.AJ82];[.AO82];[.AT82])" office:value-type="float" office:value="0" calcext:value-type="float">
            <text:p>0</text:p>
          </table:table-cell>
          <table:table-cell table:formula="of:=AVERAGE([.B82];[.G82];[.L82];[.Q82];[.V82];[.AA82];[.AF82];[.AK82];[.AP82];[.AU82])" office:value-type="float" office:value="9" calcext:value-type="float">
            <text:p>9</text:p>
          </table:table-cell>
          <table:table-cell table:formula="of:=AVERAGE([.C82];[.H82];[.M82];[.R82];[.W82];[.AB82];[.AG82];[.AL82];[.AQ82];[.AV82])" office:value-type="float" office:value="16" calcext:value-type="float">
            <text:p>16</text:p>
          </table:table-cell>
          <table:table-cell table:formula="of:=AVERAGE([.D82];[.I82];[.N82];[.S82];[.X82];[.AC82];[.AH82];[.AM82];[.AR82];[.AW82])" office:value-type="float" office:value="25" calcext:value-type="float">
            <text:p>25</text:p>
          </table:table-cell>
          <table:table-cell table:formula="of:=SUM(COUNTIF([.A82];0);COUNTIF([.F82];0);COUNTIF([.K82];0);COUNTIF([.P82];0);COUNTIF([.U82];0);COUNTIF([.Z82];0);COUNTIF([.AE82];0);COUNTIF([.AJ82];0);COUNTIF([.AO82];0);COUNTIF([.AT82];0))/10" office:value-type="percentage" office:value="1" calcext:value-type="percentage">
            <text:p>100,00%</text:p>
          </table:table-cell>
          <table:table-cell table:formula="of:=SUM(COUNTIF([.B82];0);COUNTIF([.G82];0);COUNTIF([.L82];0);COUNTIF([.Q82];0);COUNTIF([.V82];0);COUNTIF([.AA82];0);COUNTIF([.AF82];0);COUNTIF([.AK82];0);COUNTIF([.AP82];0);COUNTIF([.AU82];0))/10" office:value-type="percentage" office:value="0.3" calcext:value-type="percentage">
            <text:p>30,00%</text:p>
          </table:table-cell>
          <table:table-cell table:formula="of:=SUM(COUNTIF([.C82];0);COUNTIF([.H82];0);COUNTIF([.M82];0);COUNTIF([.R82];0);COUNTIF([.W82];0);COUNTIF([.AB82];0);COUNTIF([.AG82];0);COUNTIF([.AL82];0);COUNTIF([.AQ82];0);COUNTIF([.AV82];0))/10" office:value-type="percentage" office:value="0.3" calcext:value-type="percentage">
            <text:p>30,00%</text:p>
          </table:table-cell>
          <table:table-cell table:formula="of:=SUM(COUNTIF([.D82:.E82];0) ;COUNTIF([.I82:.J82];0);COUNTIF([.N82:.O82];0);COUNTIF([.S82:.T82];0);COUNTIF([.X82:.Y82];0);COUNTIF([.AC82:.AD82];0);COUNTIF([.AH82:.AI82];0);COUNTIF([.AM82:.AN82];0);COUNTIF([.AR82:.AS82];0);COUNTIF([.AW82:.AX82];0))/10" office:value-type="percentage" office:value="0.3" calcext:value-type="percentage">
            <text:p>30,00%</text:p>
          </table:table-cell>
          <table:table-cell table:style-name="ce14"/>
          <table:table-cell table:number-columns-repeated="3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83];[.F83];[.K83];[.P83];[.U83];[.Z83];[.AE83];[.AJ83];[.AO83];[.AT83])" office:value-type="float" office:value="0" calcext:value-type="float">
            <text:p>0</text:p>
          </table:table-cell>
          <table:table-cell table:formula="of:=AVERAGE([.B83];[.G83];[.L83];[.Q83];[.V83];[.AA83];[.AF83];[.AK83];[.AP83];[.AU83])" office:value-type="float" office:value="0.3" calcext:value-type="float">
            <text:p>0,3</text:p>
          </table:table-cell>
          <table:table-cell table:formula="of:=AVERAGE([.C83];[.H83];[.M83];[.R83];[.W83];[.AB83];[.AG83];[.AL83];[.AQ83];[.AV83])" office:value-type="float" office:value="0.5" calcext:value-type="float">
            <text:p>0,5</text:p>
          </table:table-cell>
          <table:table-cell table:formula="of:=AVERAGE([.D83];[.I83];[.N83];[.S83];[.X83];[.AC83];[.AH83];[.AM83];[.AR83];[.AW83])" office:value-type="float" office:value="0.8" calcext:value-type="float">
            <text:p>0,8</text:p>
          </table:table-cell>
          <table:table-cell table:formula="of:=SUM(COUNTIF([.A83];0);COUNTIF([.F83];0);COUNTIF([.K83];0);COUNTIF([.P83];0);COUNTIF([.U83];0);COUNTIF([.Z83];0);COUNTIF([.AE83];0);COUNTIF([.AJ83];0);COUNTIF([.AO83];0);COUNTIF([.AT83];0))/10" office:value-type="percentage" office:value="1" calcext:value-type="percentage">
            <text:p>100,00%</text:p>
          </table:table-cell>
          <table:table-cell table:formula="of:=SUM(COUNTIF([.B83];0);COUNTIF([.G83];0);COUNTIF([.L83];0);COUNTIF([.Q83];0);COUNTIF([.V83];0);COUNTIF([.AA83];0);COUNTIF([.AF83];0);COUNTIF([.AK83];0);COUNTIF([.AP83];0);COUNTIF([.AU83];0))/10" office:value-type="percentage" office:value="0.9" calcext:value-type="percentage">
            <text:p>90,00%</text:p>
          </table:table-cell>
          <table:table-cell table:formula="of:=SUM(COUNTIF([.C83];0);COUNTIF([.H83];0);COUNTIF([.M83];0);COUNTIF([.R83];0);COUNTIF([.W83];0);COUNTIF([.AB83];0);COUNTIF([.AG83];0);COUNTIF([.AL83];0);COUNTIF([.AQ83];0);COUNTIF([.AV83];0))/10" office:value-type="percentage" office:value="0.9" calcext:value-type="percentage">
            <text:p>90,00%</text:p>
          </table:table-cell>
          <table:table-cell table:formula="of:=SUM(COUNTIF([.D83:.E83];0) ;COUNTIF([.I83:.J83];0);COUNTIF([.N83:.O83];0);COUNTIF([.S83:.T83];0);COUNTIF([.X83:.Y83];0);COUNTIF([.AC83:.AD83];0);COUNTIF([.AH83:.AI83];0);COUNTIF([.AM83:.AN83];0);COUNTIF([.AR83:.AS83];0);COUNTIF([.AW83:.AX83];0))/10" office:value-type="percentage" office:value="0.9" calcext:value-type="percentage">
            <text:p>9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185" calcext:value-type="float">
            <text:p>191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895" calcext:value-type="float">
            <text:p>268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720" calcext:value-type="float">
            <text:p>77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725" calcext:value-type="float">
            <text:p>67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85" calcext:value-type="float">
            <text:p>8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2330" calcext:value-type="float">
            <text:p>223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825" calcext:value-type="float">
            <text:p>98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680" calcext:value-type="float">
            <text:p>868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670" calcext:value-type="float">
            <text:p>46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895" calcext:value-type="float">
            <text:p>68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8025" calcext:value-type="float">
            <text:p>180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035" calcext:value-type="float">
            <text:p>6035</text:p>
          </table:table-cell>
        </table:table-row>
        <table:table-row table:style-name="ro1" table:number-rows-repeated="2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4"> TABELA 5 – Analisar a sobrevivência dos agentes no final de 100k iterações alterando as percentagens de alimento</text:span>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07];[.F107];[.K107];[.P107];[.U107];[.Z107];[.AE107];[.AJ107];[.AO107];[.AT107])" office:value-type="float" office:value="0" calcext:value-type="float">
            <text:p>0</text:p>
          </table:table-cell>
          <table:table-cell table:formula="of:=AVERAGE([.B107];[.G107];[.L107];[.Q107];[.V107];[.AA107];[.AF107];[.AK107];[.AP107];[.AU107])" office:value-type="float" office:value="47.2" calcext:value-type="float">
            <text:p>47,2</text:p>
          </table:table-cell>
          <table:table-cell table:formula="of:=AVERAGE([.C107];[.H107];[.M107];[.R107];[.W107];[.AB107];[.AG107];[.AL107];[.AQ107];[.AV107])" office:value-type="float" office:value="24.8" calcext:value-type="float">
            <text:p>24,8</text:p>
          </table:table-cell>
          <table:table-cell table:formula="of:=AVERAGE([.D107];[.I107];[.N107];[.S107];[.X107];[.AC107];[.AH107];[.AM107];[.AR107];[.AW107])" office:value-type="float" office:value="72" calcext:value-type="float">
            <text:p>72</text:p>
          </table:table-cell>
          <table:table-cell table:formula="of:=SUM(COUNTIF([.A107];0);COUNTIF([.F107];0);COUNTIF([.K107];0);COUNTIF([.P107];0);COUNTIF([.U107];0);COUNTIF([.Z107];0);COUNTIF([.AE107];0);COUNTIF([.AJ107];0);COUNTIF([.AO107];0);COUNTIF([.AT107];0))/10" office:value-type="percentage" office:value="1" calcext:value-type="percentage">
            <text:p>100,00%</text:p>
          </table:table-cell>
          <table:table-cell table:formula="of:=SUM(COUNTIF([.B107];0);COUNTIF([.G107];0);COUNTIF([.L107];0);COUNTIF([.Q107];0);COUNTIF([.V107];0);COUNTIF([.AA107];0);COUNTIF([.AF107];0);COUNTIF([.AK107];0);COUNTIF([.AP107];0);COUNTIF([.AU107];0))/10" office:value-type="percentage" office:value="0" calcext:value-type="percentage">
            <text:p>0,00%</text:p>
          </table:table-cell>
          <table:table-cell table:formula="of:=SUM(COUNTIF([.C107];0);COUNTIF([.H107];0);COUNTIF([.M107];0);COUNTIF([.R107];0);COUNTIF([.W107];0);COUNTIF([.AB107];0);COUNTIF([.AG107];0);COUNTIF([.AL107];0);COUNTIF([.AQ107];0);COUNTIF([.AV107];0))/10" office:value-type="percentage" office:value="0" calcext:value-type="percentage">
            <text:p>0,00%</text:p>
          </table:table-cell>
          <table:table-cell table:formula="of:=SUM(COUNTIF([.D107:.E107];0) ;COUNTIF([.I107:.J107];0);COUNTIF([.N107:.O107];0);COUNTIF([.S107:.T107];0);COUNTIF([.X107:.Y107];0);COUNTIF([.AC107:.AD107];0);COUNTIF([.AH107:.AI107];0);COUNTIF([.AM107:.AN107];0);COUNTIF([.AR107:.AS107];0);COUNTIF([.AW107:.AX107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covered-table-cell table:style-name="Default"/>
          <table:covered-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08];[.F108];[.K108];[.P108];[.U108];[.Z108];[.AE108];[.AJ108];[.AO108];[.AT108])" office:value-type="float" office:value="0" calcext:value-type="float">
            <text:p>0</text:p>
          </table:table-cell>
          <table:table-cell table:formula="of:=AVERAGE([.B108];[.G108];[.L108];[.Q108];[.V108];[.AA108];[.AF108];[.AK108];[.AP108];[.AU108])" office:value-type="float" office:value="30.3" calcext:value-type="float">
            <text:p>30,3</text:p>
          </table:table-cell>
          <table:table-cell table:formula="of:=AVERAGE([.C108];[.H108];[.M108];[.R108];[.W108];[.AB108];[.AG108];[.AL108];[.AQ108];[.AV108])" office:value-type="float" office:value="9.6" calcext:value-type="float">
            <text:p>9,6</text:p>
          </table:table-cell>
          <table:table-cell table:formula="of:=AVERAGE([.D108];[.I108];[.N108];[.S108];[.X108];[.AC108];[.AH108];[.AM108];[.AR108];[.AW108])" office:value-type="float" office:value="39.9" calcext:value-type="float">
            <text:p>39,9</text:p>
          </table:table-cell>
          <table:table-cell table:formula="of:=SUM(COUNTIF([.A108];0);COUNTIF([.F108];0);COUNTIF([.K108];0);COUNTIF([.P108];0);COUNTIF([.U108];0);COUNTIF([.Z108];0);COUNTIF([.AE108];0);COUNTIF([.AJ108];0);COUNTIF([.AO108];0);COUNTIF([.AT108];0))/10" office:value-type="percentage" office:value="1" calcext:value-type="percentage">
            <text:p>100,00%</text:p>
          </table:table-cell>
          <table:table-cell table:formula="of:=SUM(COUNTIF([.B108];0);COUNTIF([.G108];0);COUNTIF([.L108];0);COUNTIF([.Q108];0);COUNTIF([.V108];0);COUNTIF([.AA108];0);COUNTIF([.AF108];0);COUNTIF([.AK108];0);COUNTIF([.AP108];0);COUNTIF([.AU108];0))/10" office:value-type="percentage" office:value="0.3" calcext:value-type="percentage">
            <text:p>30,00%</text:p>
          </table:table-cell>
          <table:table-cell table:formula="of:=SUM(COUNTIF([.C108];0);COUNTIF([.H108];0);COUNTIF([.M108];0);COUNTIF([.R108];0);COUNTIF([.W108];0);COUNTIF([.AB108];0);COUNTIF([.AG108];0);COUNTIF([.AL108];0);COUNTIF([.AQ108];0);COUNTIF([.AV108];0))/10" office:value-type="percentage" office:value="0.3" calcext:value-type="percentage">
            <text:p>30,00%</text:p>
          </table:table-cell>
          <table:table-cell table:formula="of:=SUM(COUNTIF([.D108:.E108];0) ;COUNTIF([.I108:.J108];0);COUNTIF([.N108:.O108];0);COUNTIF([.S108:.T108];0);COUNTIF([.X108:.Y108];0);COUNTIF([.AC108:.AD108];0);COUNTIF([.AH108:.AI108];0);COUNTIF([.AM108:.AN108];0);COUNTIF([.AR108:.AS108];0);COUNTIF([.AW108:.AX108];0))/10" office:value-type="percentage" office:value="0.3" calcext:value-type="percentage">
            <text:p>30,00%</text:p>
          </table:table-cell>
          <table:table-cell table:style-name="ce14"/>
          <table:table-cell table:number-columns-repeated="33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09];[.F109];[.K109];[.P109];[.U109];[.Z109];[.AE109];[.AJ109];[.AO109];[.AT109])" office:value-type="float" office:value="0" calcext:value-type="float">
            <text:p>0</text:p>
          </table:table-cell>
          <table:table-cell table:formula="of:=AVERAGE([.B109];[.G109];[.L109];[.Q109];[.V109];[.AA109];[.AF109];[.AK109];[.AP109];[.AU109])" office:value-type="float" office:value="0" calcext:value-type="float">
            <text:p>0</text:p>
          </table:table-cell>
          <table:table-cell table:formula="of:=AVERAGE([.C109];[.H109];[.M109];[.R109];[.W109];[.AB109];[.AG109];[.AL109];[.AQ109];[.AV109])" office:value-type="float" office:value="0" calcext:value-type="float">
            <text:p>0</text:p>
          </table:table-cell>
          <table:table-cell table:formula="of:=AVERAGE([.D109];[.I109];[.N109];[.S109];[.X109];[.AC109];[.AH109];[.AM109];[.AR109];[.AW109])" office:value-type="float" office:value="0" calcext:value-type="float">
            <text:p>0</text:p>
          </table:table-cell>
          <table:table-cell table:formula="of:=SUM(COUNTIF([.A109];0);COUNTIF([.F109];0);COUNTIF([.K109];0);COUNTIF([.P109];0);COUNTIF([.U109];0);COUNTIF([.Z109];0);COUNTIF([.AE109];0);COUNTIF([.AJ109];0);COUNTIF([.AO109];0);COUNTIF([.AT109];0))/10" office:value-type="percentage" office:value="1" calcext:value-type="percentage">
            <text:p>100,00%</text:p>
          </table:table-cell>
          <table:table-cell table:formula="of:=SUM(COUNTIF([.B109];0);COUNTIF([.G109];0);COUNTIF([.L109];0);COUNTIF([.Q109];0);COUNTIF([.V109];0);COUNTIF([.AA109];0);COUNTIF([.AF109];0);COUNTIF([.AK109];0);COUNTIF([.AP109];0);COUNTIF([.AU109];0))/10" office:value-type="percentage" office:value="1" calcext:value-type="percentage">
            <text:p>100,00%</text:p>
          </table:table-cell>
          <table:table-cell table:formula="of:=SUM(COUNTIF([.C109];0);COUNTIF([.H109];0);COUNTIF([.M109];0);COUNTIF([.R109];0);COUNTIF([.W109];0);COUNTIF([.AB109];0);COUNTIF([.AG109];0);COUNTIF([.AL109];0);COUNTIF([.AQ109];0);COUNTIF([.AV109];0))/10" office:value-type="percentage" office:value="1" calcext:value-type="percentage">
            <text:p>100,00%</text:p>
          </table:table-cell>
          <table:table-cell table:formula="of:=SUM(COUNTIF([.D109:.E109];0) ;COUNTIF([.I109:.J109];0);COUNTIF([.N109:.O109];0);COUNTIF([.S109:.T109];0);COUNTIF([.X109:.Y109];0);COUNTIF([.AC109:.AD109];0);COUNTIF([.AH109:.AI109];0);COUNTIF([.AM109:.AN109];0);COUNTIF([.AR109:.AS109];0);COUNTIF([.AW109:.AX109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10];[.F110];[.K110];[.P110];[.U110];[.Z110];[.AE110];[.AJ110];[.AO110];[.AT110])" office:value-type="float" office:value="0" calcext:value-type="float">
            <text:p>0</text:p>
          </table:table-cell>
          <table:table-cell table:formula="of:=AVERAGE([.B110];[.G110];[.L110];[.Q110];[.V110];[.AA110];[.AF110];[.AK110];[.AP110];[.AU110])" office:value-type="float" office:value="19.2" calcext:value-type="float">
            <text:p>19,2</text:p>
          </table:table-cell>
          <table:table-cell table:formula="of:=AVERAGE([.C110];[.H110];[.M110];[.R110];[.W110];[.AB110];[.AG110];[.AL110];[.AQ110];[.AV110])" office:value-type="float" office:value="12.8" calcext:value-type="float">
            <text:p>12,8</text:p>
          </table:table-cell>
          <table:table-cell table:formula="of:=AVERAGE([.D110];[.I110];[.N110];[.S110];[.X110];[.AC110];[.AH110];[.AM110];[.AR110];[.AW110])" office:value-type="float" office:value="32" calcext:value-type="float">
            <text:p>32</text:p>
          </table:table-cell>
          <table:table-cell table:formula="of:=SUM(COUNTIF([.A110];0);COUNTIF([.F110];0);COUNTIF([.K110];0);COUNTIF([.P110];0);COUNTIF([.U110];0);COUNTIF([.Z110];0);COUNTIF([.AE110];0);COUNTIF([.AJ110];0);COUNTIF([.AO110];0);COUNTIF([.AT110];0))/10" office:value-type="percentage" office:value="1" calcext:value-type="percentage">
            <text:p>100,00%</text:p>
          </table:table-cell>
          <table:table-cell table:formula="of:=SUM(COUNTIF([.B110];0);COUNTIF([.G110];0);COUNTIF([.L110];0);COUNTIF([.Q110];0);COUNTIF([.V110];0);COUNTIF([.AA110];0);COUNTIF([.AF110];0);COUNTIF([.AK110];0);COUNTIF([.AP110];0);COUNTIF([.AU110];0))/10" office:value-type="percentage" office:value="0" calcext:value-type="percentage">
            <text:p>0,00%</text:p>
          </table:table-cell>
          <table:table-cell table:formula="of:=SUM(COUNTIF([.C110];0);COUNTIF([.H110];0);COUNTIF([.M110];0);COUNTIF([.R110];0);COUNTIF([.W110];0);COUNTIF([.AB110];0);COUNTIF([.AG110];0);COUNTIF([.AL110];0);COUNTIF([.AQ110];0);COUNTIF([.AV110];0))/10" office:value-type="percentage" office:value="0" calcext:value-type="percentage">
            <text:p>0,00%</text:p>
          </table:table-cell>
          <table:table-cell table:formula="of:=SUM(COUNTIF([.D110:.E110];0) ;COUNTIF([.I110:.J110];0);COUNTIF([.N110:.O110];0);COUNTIF([.S110:.T110];0);COUNTIF([.X110:.Y110];0);COUNTIF([.AC110:.AD110];0);COUNTIF([.AH110:.AI110];0);COUNTIF([.AM110:.AN110];0);COUNTIF([.AR110:.AS110];0);COUNTIF([.AW110:.AX110];0))/10" office:value-type="percentage" office:value="0" calcext:value-type="percentage">
            <text:p>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11];[.F111];[.K111];[.P111];[.U111];[.Z111];[.AE111];[.AJ111];[.AO111];[.AT111])" office:value-type="float" office:value="0" calcext:value-type="float">
            <text:p>0</text:p>
          </table:table-cell>
          <table:table-cell table:formula="of:=AVERAGE([.B111];[.G111];[.L111];[.Q111];[.V111];[.AA111];[.AF111];[.AK111];[.AP111];[.AU111])" office:value-type="float" office:value="2.1" calcext:value-type="float">
            <text:p>2,1</text:p>
          </table:table-cell>
          <table:table-cell table:formula="of:=AVERAGE([.C111];[.H111];[.M111];[.R111];[.W111];[.AB111];[.AG111];[.AL111];[.AQ111];[.AV111])" office:value-type="float" office:value="0.4" calcext:value-type="float">
            <text:p>0,4</text:p>
          </table:table-cell>
          <table:table-cell table:formula="of:=AVERAGE([.D111];[.I111];[.N111];[.S111];[.X111];[.AC111];[.AH111];[.AM111];[.AR111];[.AW111])" office:value-type="float" office:value="2.5" calcext:value-type="float">
            <text:p>2,5</text:p>
          </table:table-cell>
          <table:table-cell table:formula="of:=SUM(COUNTIF([.A111];0);COUNTIF([.F111];0);COUNTIF([.K111];0);COUNTIF([.P111];0);COUNTIF([.U111];0);COUNTIF([.Z111];0);COUNTIF([.AE111];0);COUNTIF([.AJ111];0);COUNTIF([.AO111];0);COUNTIF([.AT111];0))/10" office:value-type="percentage" office:value="1" calcext:value-type="percentage">
            <text:p>100,00%</text:p>
          </table:table-cell>
          <table:table-cell table:formula="of:=SUM(COUNTIF([.B111];0);COUNTIF([.G111];0);COUNTIF([.L111];0);COUNTIF([.Q111];0);COUNTIF([.V111];0);COUNTIF([.AA111];0);COUNTIF([.AF111];0);COUNTIF([.AK111];0);COUNTIF([.AP111];0);COUNTIF([.AU111];0))/10" office:value-type="percentage" office:value="0.9" calcext:value-type="percentage">
            <text:p>90,00%</text:p>
          </table:table-cell>
          <table:table-cell table:formula="of:=SUM(COUNTIF([.C111];0);COUNTIF([.H111];0);COUNTIF([.M111];0);COUNTIF([.R111];0);COUNTIF([.W111];0);COUNTIF([.AB111];0);COUNTIF([.AG111];0);COUNTIF([.AL111];0);COUNTIF([.AQ111];0);COUNTIF([.AV111];0))/10" office:value-type="percentage" office:value="0.9" calcext:value-type="percentage">
            <text:p>90,00%</text:p>
          </table:table-cell>
          <table:table-cell table:formula="of:=SUM(COUNTIF([.D111:.E111];0) ;COUNTIF([.I111:.J111];0);COUNTIF([.N111:.O111];0);COUNTIF([.S111:.T111];0);COUNTIF([.X111:.Y111];0);COUNTIF([.AC111:.AD111];0);COUNTIF([.AH111:.AI111];0);COUNTIF([.AM111:.AN111];0);COUNTIF([.AR111:.AS111];0);COUNTIF([.AW111:.AX111];0))/10" office:value-type="percentage" office:value="0.9" calcext:value-type="percentage">
            <text:p>9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12];[.F112];[.K112];[.P112];[.U112];[.Z112];[.AE112];[.AJ112];[.AO112];[.AT112])" office:value-type="float" office:value="0" calcext:value-type="float">
            <text:p>0</text:p>
          </table:table-cell>
          <table:table-cell table:formula="of:=AVERAGE([.B112];[.G112];[.L112];[.Q112];[.V112];[.AA112];[.AF112];[.AK112];[.AP112];[.AU112])" office:value-type="float" office:value="0" calcext:value-type="float">
            <text:p>0</text:p>
          </table:table-cell>
          <table:table-cell table:formula="of:=AVERAGE([.C112];[.H112];[.M112];[.R112];[.W112];[.AB112];[.AG112];[.AL112];[.AQ112];[.AV112])" office:value-type="float" office:value="0" calcext:value-type="float">
            <text:p>0</text:p>
          </table:table-cell>
          <table:table-cell table:formula="of:=AVERAGE([.D112];[.I112];[.N112];[.S112];[.X112];[.AC112];[.AH112];[.AM112];[.AR112];[.AW112])" office:value-type="float" office:value="0" calcext:value-type="float">
            <text:p>0</text:p>
          </table:table-cell>
          <table:table-cell table:formula="of:=SUM(COUNTIF([.A112];0);COUNTIF([.F112];0);COUNTIF([.K112];0);COUNTIF([.P112];0);COUNTIF([.U112];0);COUNTIF([.Z112];0);COUNTIF([.AE112];0);COUNTIF([.AJ112];0);COUNTIF([.AO112];0);COUNTIF([.AT112];0))/10" office:value-type="percentage" office:value="1" calcext:value-type="percentage">
            <text:p>100,00%</text:p>
          </table:table-cell>
          <table:table-cell table:formula="of:=SUM(COUNTIF([.B112];0);COUNTIF([.G112];0);COUNTIF([.L112];0);COUNTIF([.Q112];0);COUNTIF([.V112];0);COUNTIF([.AA112];0);COUNTIF([.AF112];0);COUNTIF([.AK112];0);COUNTIF([.AP112];0);COUNTIF([.AU112];0))/10" office:value-type="percentage" office:value="1" calcext:value-type="percentage">
            <text:p>100,00%</text:p>
          </table:table-cell>
          <table:table-cell table:formula="of:=SUM(COUNTIF([.C112];0);COUNTIF([.H112];0);COUNTIF([.M112];0);COUNTIF([.R112];0);COUNTIF([.W112];0);COUNTIF([.AB112];0);COUNTIF([.AG112];0);COUNTIF([.AL112];0);COUNTIF([.AQ112];0);COUNTIF([.AV112];0))/10" office:value-type="percentage" office:value="1" calcext:value-type="percentage">
            <text:p>100,00%</text:p>
          </table:table-cell>
          <table:table-cell table:formula="of:=SUM(COUNTIF([.D112:.E112];0) ;COUNTIF([.I112:.J112];0);COUNTIF([.N112:.O112];0);COUNTIF([.S112:.T112];0);COUNTIF([.X112:.Y112];0);COUNTIF([.AC112:.AD112];0);COUNTIF([.AH112:.AI112];0);COUNTIF([.AM112:.AN112];0);COUNTIF([.AR112:.AS112];0);COUNTIF([.AW112:.AX112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13];[.F113];[.K113];[.P113];[.U113];[.Z113];[.AE113];[.AJ113];[.AO113];[.AT113])" office:value-type="float" office:value="0" calcext:value-type="float">
            <text:p>0</text:p>
          </table:table-cell>
          <table:table-cell table:formula="of:=AVERAGE([.B113];[.G113];[.L113];[.Q113];[.V113];[.AA113];[.AF113];[.AK113];[.AP113];[.AU113])" office:value-type="float" office:value="5.6" calcext:value-type="float">
            <text:p>5,6</text:p>
          </table:table-cell>
          <table:table-cell table:formula="of:=AVERAGE([.C113];[.H113];[.M113];[.R113];[.W113];[.AB113];[.AG113];[.AL113];[.AQ113];[.AV113])" office:value-type="float" office:value="0.9" calcext:value-type="float">
            <text:p>0,9</text:p>
          </table:table-cell>
          <table:table-cell table:formula="of:=AVERAGE([.D113];[.I113];[.N113];[.S113];[.X113];[.AC113];[.AH113];[.AM113];[.AR113];[.AW113])" office:value-type="float" office:value="6.5" calcext:value-type="float">
            <text:p>6,5</text:p>
          </table:table-cell>
          <table:table-cell table:formula="of:=SUM(COUNTIF([.A113];0);COUNTIF([.F113];0);COUNTIF([.K113];0);COUNTIF([.P113];0);COUNTIF([.U113];0);COUNTIF([.Z113];0);COUNTIF([.AE113];0);COUNTIF([.AJ113];0);COUNTIF([.AO113];0);COUNTIF([.AT113];0))/10" office:value-type="percentage" office:value="1" calcext:value-type="percentage">
            <text:p>100,00%</text:p>
          </table:table-cell>
          <table:table-cell table:formula="of:=SUM(COUNTIF([.B113];0);COUNTIF([.G113];0);COUNTIF([.L113];0);COUNTIF([.Q113];0);COUNTIF([.V113];0);COUNTIF([.AA113];0);COUNTIF([.AF113];0);COUNTIF([.AK113];0);COUNTIF([.AP113];0);COUNTIF([.AU113];0))/10" office:value-type="percentage" office:value="0.6" calcext:value-type="percentage">
            <text:p>60,00%</text:p>
          </table:table-cell>
          <table:table-cell table:formula="of:=SUM(COUNTIF([.C113];0);COUNTIF([.H113];0);COUNTIF([.M113];0);COUNTIF([.R113];0);COUNTIF([.W113];0);COUNTIF([.AB113];0);COUNTIF([.AG113];0);COUNTIF([.AL113];0);COUNTIF([.AQ113];0);COUNTIF([.AV113];0))/10" office:value-type="percentage" office:value="0.8" calcext:value-type="percentage">
            <text:p>80,00%</text:p>
          </table:table-cell>
          <table:table-cell table:formula="of:=SUM(COUNTIF([.D113:.E113];0) ;COUNTIF([.I113:.J113];0);COUNTIF([.N113:.O113];0);COUNTIF([.S113:.T113];0);COUNTIF([.X113:.Y113];0);COUNTIF([.AC113:.AD113];0);COUNTIF([.AH113:.AI113];0);COUNTIF([.AM113:.AN113];0);COUNTIF([.AR113:.AS113];0);COUNTIF([.AW113:.AX113];0))/10" office:value-type="percentage" office:value="0.6" calcext:value-type="percentage">
            <text:p>6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3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14];[.F114];[.K114];[.P114];[.U114];[.Z114];[.AE114];[.AJ114];[.AO114];[.AT114])" office:value-type="float" office:value="0" calcext:value-type="float">
            <text:p>0</text:p>
          </table:table-cell>
          <table:table-cell table:formula="of:=AVERAGE([.B114];[.G114];[.L114];[.Q114];[.V114];[.AA114];[.AF114];[.AK114];[.AP114];[.AU114])" office:value-type="float" office:value="0" calcext:value-type="float">
            <text:p>0</text:p>
          </table:table-cell>
          <table:table-cell table:formula="of:=AVERAGE([.C114];[.H114];[.M114];[.R114];[.W114];[.AB114];[.AG114];[.AL114];[.AQ114];[.AV114])" office:value-type="float" office:value="0" calcext:value-type="float">
            <text:p>0</text:p>
          </table:table-cell>
          <table:table-cell table:formula="of:=AVERAGE([.D114];[.I114];[.N114];[.S114];[.X114];[.AC114];[.AH114];[.AM114];[.AR114];[.AW114])" office:value-type="float" office:value="0" calcext:value-type="float">
            <text:p>0</text:p>
          </table:table-cell>
          <table:table-cell table:formula="of:=SUM(COUNTIF([.A114];0);COUNTIF([.F114];0);COUNTIF([.K114];0);COUNTIF([.P114];0);COUNTIF([.U114];0);COUNTIF([.Z114];0);COUNTIF([.AE114];0);COUNTIF([.AJ114];0);COUNTIF([.AO114];0);COUNTIF([.AT114];0))/10" office:value-type="percentage" office:value="1" calcext:value-type="percentage">
            <text:p>100,00%</text:p>
          </table:table-cell>
          <table:table-cell table:formula="of:=SUM(COUNTIF([.B114];0);COUNTIF([.G114];0);COUNTIF([.L114];0);COUNTIF([.Q114];0);COUNTIF([.V114];0);COUNTIF([.AA114];0);COUNTIF([.AF114];0);COUNTIF([.AK114];0);COUNTIF([.AP114];0);COUNTIF([.AU114];0))/10" office:value-type="percentage" office:value="1" calcext:value-type="percentage">
            <text:p>100,00%</text:p>
          </table:table-cell>
          <table:table-cell table:formula="of:=SUM(COUNTIF([.C114];0);COUNTIF([.H114];0);COUNTIF([.M114];0);COUNTIF([.R114];0);COUNTIF([.W114];0);COUNTIF([.AB114];0);COUNTIF([.AG114];0);COUNTIF([.AL114];0);COUNTIF([.AQ114];0);COUNTIF([.AV114];0))/10" office:value-type="percentage" office:value="1" calcext:value-type="percentage">
            <text:p>100,00%</text:p>
          </table:table-cell>
          <table:table-cell table:formula="of:=SUM(COUNTIF([.D114:.E114];0) ;COUNTIF([.I114:.J114];0);COUNTIF([.N114:.O114];0);COUNTIF([.S114:.T114];0);COUNTIF([.X114:.Y114];0);COUNTIF([.AC114:.AD114];0);COUNTIF([.AH114:.AI114];0);COUNTIF([.AM114:.AN114];0);COUNTIF([.AR114:.AS114];0);COUNTIF([.AW114:.AX114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15];[.F115];[.K115];[.P115];[.U115];[.Z115];[.AE115];[.AJ115];[.AO115];[.AT115])" office:value-type="float" office:value="0" calcext:value-type="float">
            <text:p>0</text:p>
          </table:table-cell>
          <table:table-cell table:formula="of:=AVERAGE([.B115];[.G115];[.L115];[.Q115];[.V115];[.AA115];[.AF115];[.AK115];[.AP115];[.AU115])" office:value-type="float" office:value="0" calcext:value-type="float">
            <text:p>0</text:p>
          </table:table-cell>
          <table:table-cell table:formula="of:=AVERAGE([.C115];[.H115];[.M115];[.R115];[.W115];[.AB115];[.AG115];[.AL115];[.AQ115];[.AV115])" office:value-type="float" office:value="0" calcext:value-type="float">
            <text:p>0</text:p>
          </table:table-cell>
          <table:table-cell table:formula="of:=AVERAGE([.D115];[.I115];[.N115];[.S115];[.X115];[.AC115];[.AH115];[.AM115];[.AR115];[.AW115])" office:value-type="float" office:value="0" calcext:value-type="float">
            <text:p>0</text:p>
          </table:table-cell>
          <table:table-cell table:formula="of:=SUM(COUNTIF([.A115];0);COUNTIF([.F115];0);COUNTIF([.K115];0);COUNTIF([.P115];0);COUNTIF([.U115];0);COUNTIF([.Z115];0);COUNTIF([.AE115];0);COUNTIF([.AJ115];0);COUNTIF([.AO115];0);COUNTIF([.AT115];0))/10" office:value-type="percentage" office:value="1" calcext:value-type="percentage">
            <text:p>100,00%</text:p>
          </table:table-cell>
          <table:table-cell table:formula="of:=SUM(COUNTIF([.B115];0);COUNTIF([.G115];0);COUNTIF([.L115];0);COUNTIF([.Q115];0);COUNTIF([.V115];0);COUNTIF([.AA115];0);COUNTIF([.AF115];0);COUNTIF([.AK115];0);COUNTIF([.AP115];0);COUNTIF([.AU115];0))/10" office:value-type="percentage" office:value="1" calcext:value-type="percentage">
            <text:p>100,00%</text:p>
          </table:table-cell>
          <table:table-cell table:formula="of:=SUM(COUNTIF([.C115];0);COUNTIF([.H115];0);COUNTIF([.M115];0);COUNTIF([.R115];0);COUNTIF([.W115];0);COUNTIF([.AB115];0);COUNTIF([.AG115];0);COUNTIF([.AL115];0);COUNTIF([.AQ115];0);COUNTIF([.AV115];0))/10" office:value-type="percentage" office:value="1" calcext:value-type="percentage">
            <text:p>100,00%</text:p>
          </table:table-cell>
          <table:table-cell table:formula="of:=SUM(COUNTIF([.D115:.E115];0) ;COUNTIF([.I115:.J115];0);COUNTIF([.N115:.O115];0);COUNTIF([.S115:.T115];0);COUNTIF([.X115:.Y115];0);COUNTIF([.AC115:.AD115];0);COUNTIF([.AH115:.AI115];0);COUNTIF([.AM115:.AN115];0);COUNTIF([.AR115:.AS115];0);COUNTIF([.AW115:.AX115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3555" calcext:value-type="float">
            <text:p>1355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4705" calcext:value-type="float">
            <text:p>547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4850" calcext:value-type="float">
            <text:p>848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415" calcext:value-type="float">
            <text:p>14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290" calcext:value-type="float">
            <text:p>629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005" calcext:value-type="float">
            <text:p>200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80" calcext:value-type="float">
            <text:p>168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950" calcext:value-type="float">
            <text:p>19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090" calcext:value-type="float">
            <text:p>409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365" calcext:value-type="float">
            <text:p>436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5" calcext:value-type="float">
            <text:p>4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080" calcext:value-type="float">
            <text:p>608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2970" calcext:value-type="float">
            <text:p>129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135" calcext:value-type="float">
            <text:p>1113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575" calcext:value-type="float">
            <text:p>95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310" calcext:value-type="float">
            <text:p>43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640" calcext:value-type="float">
            <text:p>76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205" calcext:value-type="float">
            <text:p>1720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3910" calcext:value-type="float">
            <text:p>1391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375" calcext:value-type="float">
            <text:p>13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40" calcext:value-type="float">
            <text:p>10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575" calcext:value-type="float">
            <text:p>15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20" calcext:value-type="float">
            <text:p>17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565" calcext:value-type="float">
            <text:p>256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50" calcext:value-type="float">
            <text:p>11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345" calcext:value-type="float">
            <text:p>134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095" calcext:value-type="float">
            <text:p>8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8820" calcext:value-type="float">
            <text:p>488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8035" calcext:value-type="float">
            <text:p>280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075" calcext:value-type="float">
            <text:p>90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2920" calcext:value-type="float">
            <text:p>129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710" calcext:value-type="float">
            <text:p>4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435" calcext:value-type="float">
            <text:p>643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595" calcext:value-type="float">
            <text:p>35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675" calcext:value-type="float">
            <text:p>36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090" calcext:value-type="float">
            <text:p>709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825" calcext:value-type="float">
            <text:p>68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935" calcext:value-type="float">
            <text:p>493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395" calcext:value-type="float">
            <text:p>33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785" calcext:value-type="float">
            <text:p>378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795" calcext:value-type="float">
            <text:p>17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65" calcext:value-type="float">
            <text:p>106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385" calcext:value-type="float">
            <text:p>238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95" calcext:value-type="float">
            <text:p>8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270" calcext:value-type="float">
            <text:p>12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305" calcext:value-type="float">
            <text:p>130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55" calcext:value-type="float">
            <text:p>115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80" calcext:value-type="float">
            <text:p>980</text:p>
          </table:table-cell>
        </table:table-row>
        <table:table-row table:style-name="ro1" table:number-rows-repeated="2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4"> TABELA 6 – Analisar a sobrevivência dos agentes no final de 10k iterações alterando a quantidade de energia por alimento</text:span>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39];[.F139];[.K139];[.P139];[.U139];[.Z139];[.AE139];[.AJ139];[.AO139];[.AT139])" office:value-type="float" office:value="0" calcext:value-type="float">
            <text:p>0</text:p>
          </table:table-cell>
          <table:table-cell table:formula="of:=AVERAGE([.B139];[.G139];[.L139];[.Q139];[.V139];[.AA139];[.AF139];[.AK139];[.AP139];[.AU139])" office:value-type="float" office:value="48" calcext:value-type="float">
            <text:p>48</text:p>
          </table:table-cell>
          <table:table-cell table:formula="of:=AVERAGE([.C139];[.H139];[.M139];[.R139];[.W139];[.AB139];[.AG139];[.AL139];[.AQ139];[.AV139])" office:value-type="float" office:value="24.9" calcext:value-type="float">
            <text:p>24,9</text:p>
          </table:table-cell>
          <table:table-cell table:formula="of:=AVERAGE([.D139];[.I139];[.N139];[.S139];[.X139];[.AC139];[.AH139];[.AM139];[.AR139];[.AW139])" office:value-type="float" office:value="72.9" calcext:value-type="float">
            <text:p>72,9</text:p>
          </table:table-cell>
          <table:table-cell table:formula="of:=SUM(COUNTIF([.A139];0);COUNTIF([.F139];0);COUNTIF([.K139];0);COUNTIF([.P139];0);COUNTIF([.U139];0);COUNTIF([.Z139];0);COUNTIF([.AE139];0);COUNTIF([.AJ139];0);COUNTIF([.AO139];0);COUNTIF([.AT139];0))/10" office:value-type="percentage" office:value="1" calcext:value-type="percentage">
            <text:p>100,00%</text:p>
          </table:table-cell>
          <table:table-cell table:formula="of:=SUM(COUNTIF([.B139];0);COUNTIF([.G139];0);COUNTIF([.L139];0);COUNTIF([.Q139];0);COUNTIF([.V139];0);COUNTIF([.AA139];0);COUNTIF([.AF139];0);COUNTIF([.AK139];0);COUNTIF([.AP139];0);COUNTIF([.AU139];0))/10" office:value-type="percentage" office:value="0" calcext:value-type="percentage">
            <text:p>0,00%</text:p>
          </table:table-cell>
          <table:table-cell table:formula="of:=SUM(COUNTIF([.C139];0);COUNTIF([.H139];0);COUNTIF([.M139];0);COUNTIF([.R139];0);COUNTIF([.W139];0);COUNTIF([.AB139];0);COUNTIF([.AG139];0);COUNTIF([.AL139];0);COUNTIF([.AQ139];0);COUNTIF([.AV139];0))/10" office:value-type="percentage" office:value="0" calcext:value-type="percentage">
            <text:p>0,00%</text:p>
          </table:table-cell>
          <table:table-cell table:formula="of:=SUM(COUNTIF([.D139:.E139];0) ;COUNTIF([.I139:.J139];0);COUNTIF([.N139:.O139];0);COUNTIF([.S139:.T139];0);COUNTIF([.X139:.Y139];0);COUNTIF([.AC139:.AD139];0);COUNTIF([.AH139:.AI139];0);COUNTIF([.AM139:.AN139];0);COUNTIF([.AR139:.AS139];0);COUNTIF([.AW139:.AX139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140];[.F140];[.K140];[.P140];[.U140];[.Z140];[.AE140];[.AJ140];[.AO140];[.AT140])" office:value-type="float" office:value="0" calcext:value-type="float">
            <text:p>0</text:p>
          </table:table-cell>
          <table:table-cell table:formula="of:=AVERAGE([.B140];[.G140];[.L140];[.Q140];[.V140];[.AA140];[.AF140];[.AK140];[.AP140];[.AU140])" office:value-type="float" office:value="44.9" calcext:value-type="float">
            <text:p>44,9</text:p>
          </table:table-cell>
          <table:table-cell table:formula="of:=AVERAGE([.C140];[.H140];[.M140];[.R140];[.W140];[.AB140];[.AG140];[.AL140];[.AQ140];[.AV140])" office:value-type="float" office:value="22.6" calcext:value-type="float">
            <text:p>22,6</text:p>
          </table:table-cell>
          <table:table-cell table:formula="of:=AVERAGE([.D140];[.I140];[.N140];[.S140];[.X140];[.AC140];[.AH140];[.AM140];[.AR140];[.AW140])" office:value-type="float" office:value="67.5" calcext:value-type="float">
            <text:p>67,5</text:p>
          </table:table-cell>
          <table:table-cell table:formula="of:=SUM(COUNTIF([.A140];0);COUNTIF([.F140];0);COUNTIF([.K140];0);COUNTIF([.P140];0);COUNTIF([.U140];0);COUNTIF([.Z140];0);COUNTIF([.AE140];0);COUNTIF([.AJ140];0);COUNTIF([.AO140];0);COUNTIF([.AT140];0))/10" office:value-type="percentage" office:value="1" calcext:value-type="percentage">
            <text:p>100,00%</text:p>
          </table:table-cell>
          <table:table-cell table:formula="of:=SUM(COUNTIF([.B140];0);COUNTIF([.G140];0);COUNTIF([.L140];0);COUNTIF([.Q140];0);COUNTIF([.V140];0);COUNTIF([.AA140];0);COUNTIF([.AF140];0);COUNTIF([.AK140];0);COUNTIF([.AP140];0);COUNTIF([.AU140];0))/10" office:value-type="percentage" office:value="0" calcext:value-type="percentage">
            <text:p>0,00%</text:p>
          </table:table-cell>
          <table:table-cell table:formula="of:=SUM(COUNTIF([.C140];0);COUNTIF([.H140];0);COUNTIF([.M140];0);COUNTIF([.R140];0);COUNTIF([.W140];0);COUNTIF([.AB140];0);COUNTIF([.AG140];0);COUNTIF([.AL140];0);COUNTIF([.AQ140];0);COUNTIF([.AV140];0))/10" office:value-type="percentage" office:value="0" calcext:value-type="percentage">
            <text:p>0,00%</text:p>
          </table:table-cell>
          <table:table-cell table:formula="of:=SUM(COUNTIF([.D140:.E140];0) ;COUNTIF([.I140:.J140];0);COUNTIF([.N140:.O140];0);COUNTIF([.S140:.T140];0);COUNTIF([.X140:.Y140];0);COUNTIF([.AC140:.AD140];0);COUNTIF([.AH140:.AI140];0);COUNTIF([.AM140:.AN140];0);COUNTIF([.AR140:.AS140];0);COUNTIF([.AW140:.AX140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A141];[.F141];[.K141];[.P141];[.U141];[.Z141];[.AE141];[.AJ141];[.AO141];[.AT141])" office:value-type="float" office:value="0" calcext:value-type="float">
            <text:p>0</text:p>
          </table:table-cell>
          <table:table-cell table:formula="of:=AVERAGE([.B141];[.G141];[.L141];[.Q141];[.V141];[.AA141];[.AF141];[.AK141];[.AP141];[.AU141])" office:value-type="float" office:value="0" calcext:value-type="float">
            <text:p>0</text:p>
          </table:table-cell>
          <table:table-cell table:formula="of:=AVERAGE([.C141];[.H141];[.M141];[.R141];[.W141];[.AB141];[.AG141];[.AL141];[.AQ141];[.AV141])" office:value-type="float" office:value="0" calcext:value-type="float">
            <text:p>0</text:p>
          </table:table-cell>
          <table:table-cell table:formula="of:=AVERAGE([.D141];[.I141];[.N141];[.S141];[.X141];[.AC141];[.AH141];[.AM141];[.AR141];[.AW141])" office:value-type="float" office:value="0" calcext:value-type="float">
            <text:p>0</text:p>
          </table:table-cell>
          <table:table-cell table:formula="of:=SUM(COUNTIF([.A141];0);COUNTIF([.F141];0);COUNTIF([.K141];0);COUNTIF([.P141];0);COUNTIF([.U141];0);COUNTIF([.Z141];0);COUNTIF([.AE141];0);COUNTIF([.AJ141];0);COUNTIF([.AO141];0);COUNTIF([.AT141];0))/10" office:value-type="percentage" office:value="1" calcext:value-type="percentage">
            <text:p>100,00%</text:p>
          </table:table-cell>
          <table:table-cell table:formula="of:=SUM(COUNTIF([.B141];0);COUNTIF([.G141];0);COUNTIF([.L141];0);COUNTIF([.Q141];0);COUNTIF([.V141];0);COUNTIF([.AA141];0);COUNTIF([.AF141];0);COUNTIF([.AK141];0);COUNTIF([.AP141];0);COUNTIF([.AU141];0))/10" office:value-type="percentage" office:value="1" calcext:value-type="percentage">
            <text:p>100,00%</text:p>
          </table:table-cell>
          <table:table-cell table:formula="of:=SUM(COUNTIF([.C141];0);COUNTIF([.H141];0);COUNTIF([.M141];0);COUNTIF([.R141];0);COUNTIF([.W141];0);COUNTIF([.AB141];0);COUNTIF([.AG141];0);COUNTIF([.AL141];0);COUNTIF([.AQ141];0);COUNTIF([.AV141];0))/10" office:value-type="percentage" office:value="1" calcext:value-type="percentage">
            <text:p>100,00%</text:p>
          </table:table-cell>
          <table:table-cell table:formula="of:=SUM(COUNTIF([.D141:.E141];0) ;COUNTIF([.I141:.J141];0);COUNTIF([.N141:.O141];0);COUNTIF([.S141:.T141];0);COUNTIF([.X141:.Y141];0);COUNTIF([.AC141:.AD141];0);COUNTIF([.AH141:.AI141];0);COUNTIF([.AM141:.AN141];0);COUNTIF([.AR141:.AS141];0);COUNTIF([.AW141:.AX141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42];[.F142];[.K142];[.P142];[.U142];[.Z142];[.AE142];[.AJ142];[.AO142];[.AT142])" office:value-type="float" office:value="0" calcext:value-type="float">
            <text:p>0</text:p>
          </table:table-cell>
          <table:table-cell table:formula="of:=AVERAGE([.B142];[.G142];[.L142];[.Q142];[.V142];[.AA142];[.AF142];[.AK142];[.AP142];[.AU142])" office:value-type="float" office:value="18.7" calcext:value-type="float">
            <text:p>18,7</text:p>
          </table:table-cell>
          <table:table-cell table:formula="of:=AVERAGE([.C142];[.H142];[.M142];[.R142];[.W142];[.AB142];[.AG142];[.AL142];[.AQ142];[.AV142])" office:value-type="float" office:value="12.3" calcext:value-type="float">
            <text:p>12,3</text:p>
          </table:table-cell>
          <table:table-cell table:formula="of:=AVERAGE([.D142];[.I142];[.N142];[.S142];[.X142];[.AC142];[.AH142];[.AM142];[.AR142];[.AW142])" office:value-type="float" office:value="31" calcext:value-type="float">
            <text:p>31</text:p>
          </table:table-cell>
          <table:table-cell table:formula="of:=SUM(COUNTIF([.A142];0);COUNTIF([.F142];0);COUNTIF([.K142];0);COUNTIF([.P142];0);COUNTIF([.U142];0);COUNTIF([.Z142];0);COUNTIF([.AE142];0);COUNTIF([.AJ142];0);COUNTIF([.AO142];0);COUNTIF([.AT142];0))/10" office:value-type="percentage" office:value="1" calcext:value-type="percentage">
            <text:p>100,00%</text:p>
          </table:table-cell>
          <table:table-cell table:formula="of:=SUM(COUNTIF([.B142];0);COUNTIF([.G142];0);COUNTIF([.L142];0);COUNTIF([.Q142];0);COUNTIF([.V142];0);COUNTIF([.AA142];0);COUNTIF([.AF142];0);COUNTIF([.AK142];0);COUNTIF([.AP142];0);COUNTIF([.AU142];0))/10" office:value-type="percentage" office:value="0.1" calcext:value-type="percentage">
            <text:p>10,00%</text:p>
          </table:table-cell>
          <table:table-cell table:formula="of:=SUM(COUNTIF([.C142];0);COUNTIF([.H142];0);COUNTIF([.M142];0);COUNTIF([.R142];0);COUNTIF([.W142];0);COUNTIF([.AB142];0);COUNTIF([.AG142];0);COUNTIF([.AL142];0);COUNTIF([.AQ142];0);COUNTIF([.AV142];0))/10" office:value-type="percentage" office:value="0.1" calcext:value-type="percentage">
            <text:p>10,00%</text:p>
          </table:table-cell>
          <table:table-cell table:formula="of:=SUM(COUNTIF([.D142:.E142];0) ;COUNTIF([.I142:.J142];0);COUNTIF([.N142:.O142];0);COUNTIF([.S142:.T142];0);COUNTIF([.X142:.Y142];0);COUNTIF([.AC142:.AD142];0);COUNTIF([.AH142:.AI142];0);COUNTIF([.AM142:.AN142];0);COUNTIF([.AR142:.AS142];0);COUNTIF([.AW142:.AX142];0))/10" office:value-type="percentage" office:value="0.1" calcext:value-type="percentage">
            <text:p>1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143];[.F143];[.K143];[.P143];[.U143];[.Z143];[.AE143];[.AJ143];[.AO143];[.AT143])" office:value-type="float" office:value="0" calcext:value-type="float">
            <text:p>0</text:p>
          </table:table-cell>
          <table:table-cell table:formula="of:=AVERAGE([.B143];[.G143];[.L143];[.Q143];[.V143];[.AA143];[.AF143];[.AK143];[.AP143];[.AU143])" office:value-type="float" office:value="5.4" calcext:value-type="float">
            <text:p>5,4</text:p>
          </table:table-cell>
          <table:table-cell table:formula="of:=AVERAGE([.C143];[.H143];[.M143];[.R143];[.W143];[.AB143];[.AG143];[.AL143];[.AQ143];[.AV143])" office:value-type="float" office:value="0.1" calcext:value-type="float">
            <text:p>0,1</text:p>
          </table:table-cell>
          <table:table-cell table:formula="of:=AVERAGE([.D143];[.I143];[.N143];[.S143];[.X143];[.AC143];[.AH143];[.AM143];[.AR143];[.AW143])" office:value-type="float" office:value="5.5" calcext:value-type="float">
            <text:p>5,5</text:p>
          </table:table-cell>
          <table:table-cell table:formula="of:=SUM(COUNTIF([.A143];0);COUNTIF([.F143];0);COUNTIF([.K143];0);COUNTIF([.P143];0);COUNTIF([.U143];0);COUNTIF([.Z143];0);COUNTIF([.AE143];0);COUNTIF([.AJ143];0);COUNTIF([.AO143];0);COUNTIF([.AT143];0))/10" office:value-type="percentage" office:value="1" calcext:value-type="percentage">
            <text:p>100,00%</text:p>
          </table:table-cell>
          <table:table-cell table:formula="of:=SUM(COUNTIF([.B143];0);COUNTIF([.G143];0);COUNTIF([.L143];0);COUNTIF([.Q143];0);COUNTIF([.V143];0);COUNTIF([.AA143];0);COUNTIF([.AF143];0);COUNTIF([.AK143];0);COUNTIF([.AP143];0);COUNTIF([.AU143];0))/10" office:value-type="percentage" office:value="0.7" calcext:value-type="percentage">
            <text:p>70,00%</text:p>
          </table:table-cell>
          <table:table-cell table:formula="of:=SUM(COUNTIF([.C143];0);COUNTIF([.H143];0);COUNTIF([.M143];0);COUNTIF([.R143];0);COUNTIF([.W143];0);COUNTIF([.AB143];0);COUNTIF([.AG143];0);COUNTIF([.AL143];0);COUNTIF([.AQ143];0);COUNTIF([.AV143];0))/10" office:value-type="percentage" office:value="0.9" calcext:value-type="percentage">
            <text:p>90,00%</text:p>
          </table:table-cell>
          <table:table-cell table:formula="of:=SUM(COUNTIF([.D143:.E143];0) ;COUNTIF([.I143:.J143];0);COUNTIF([.N143:.O143];0);COUNTIF([.S143:.T143];0);COUNTIF([.X143:.Y143];0);COUNTIF([.AC143:.AD143];0);COUNTIF([.AH143:.AI143];0);COUNTIF([.AM143:.AN143];0);COUNTIF([.AR143:.AS143];0);COUNTIF([.AW143:.AX143];0))/10" office:value-type="percentage" office:value="0.7" calcext:value-type="percentage">
            <text:p>7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A144];[.F144];[.K144];[.P144];[.U144];[.Z144];[.AE144];[.AJ144];[.AO144];[.AT144])" office:value-type="float" office:value="0" calcext:value-type="float">
            <text:p>0</text:p>
          </table:table-cell>
          <table:table-cell table:formula="of:=AVERAGE([.B144];[.G144];[.L144];[.Q144];[.V144];[.AA144];[.AF144];[.AK144];[.AP144];[.AU144])" office:value-type="float" office:value="0" calcext:value-type="float">
            <text:p>0</text:p>
          </table:table-cell>
          <table:table-cell table:formula="of:=AVERAGE([.C144];[.H144];[.M144];[.R144];[.W144];[.AB144];[.AG144];[.AL144];[.AQ144];[.AV144])" office:value-type="float" office:value="0" calcext:value-type="float">
            <text:p>0</text:p>
          </table:table-cell>
          <table:table-cell table:formula="of:=AVERAGE([.D144];[.I144];[.N144];[.S144];[.X144];[.AC144];[.AH144];[.AM144];[.AR144];[.AW144])" office:value-type="float" office:value="0" calcext:value-type="float">
            <text:p>0</text:p>
          </table:table-cell>
          <table:table-cell table:formula="of:=SUM(COUNTIF([.A144];0);COUNTIF([.F144];0);COUNTIF([.K144];0);COUNTIF([.P144];0);COUNTIF([.U144];0);COUNTIF([.Z144];0);COUNTIF([.AE144];0);COUNTIF([.AJ144];0);COUNTIF([.AO144];0);COUNTIF([.AT144];0))/10" office:value-type="percentage" office:value="1" calcext:value-type="percentage">
            <text:p>100,00%</text:p>
          </table:table-cell>
          <table:table-cell table:formula="of:=SUM(COUNTIF([.B144];0);COUNTIF([.G144];0);COUNTIF([.L144];0);COUNTIF([.Q144];0);COUNTIF([.V144];0);COUNTIF([.AA144];0);COUNTIF([.AF144];0);COUNTIF([.AK144];0);COUNTIF([.AP144];0);COUNTIF([.AU144];0))/10" office:value-type="percentage" office:value="1" calcext:value-type="percentage">
            <text:p>100,00%</text:p>
          </table:table-cell>
          <table:table-cell table:formula="of:=SUM(COUNTIF([.C144];0);COUNTIF([.H144];0);COUNTIF([.M144];0);COUNTIF([.R144];0);COUNTIF([.W144];0);COUNTIF([.AB144];0);COUNTIF([.AG144];0);COUNTIF([.AL144];0);COUNTIF([.AQ144];0);COUNTIF([.AV144];0))/10" office:value-type="percentage" office:value="1" calcext:value-type="percentage">
            <text:p>100,00%</text:p>
          </table:table-cell>
          <table:table-cell table:formula="of:=SUM(COUNTIF([.D144:.E144];0) ;COUNTIF([.I144:.J144];0);COUNTIF([.N144:.O144];0);COUNTIF([.S144:.T144];0);COUNTIF([.X144:.Y144];0);COUNTIF([.AC144:.AD144];0);COUNTIF([.AH144:.AI144];0);COUNTIF([.AM144:.AN144];0);COUNTIF([.AR144:.AS144];0);COUNTIF([.AW144:.AX144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45];[.F145];[.K145];[.P145];[.U145];[.Z145];[.AE145];[.AJ145];[.AO145];[.AT145])" office:value-type="float" office:value="0" calcext:value-type="float">
            <text:p>0</text:p>
          </table:table-cell>
          <table:table-cell table:formula="of:=AVERAGE([.B145];[.G145];[.L145];[.Q145];[.V145];[.AA145];[.AF145];[.AK145];[.AP145];[.AU145])" office:value-type="float" office:value="0" calcext:value-type="float">
            <text:p>0</text:p>
          </table:table-cell>
          <table:table-cell table:formula="of:=AVERAGE([.C145];[.H145];[.M145];[.R145];[.W145];[.AB145];[.AG145];[.AL145];[.AQ145];[.AV145])" office:value-type="float" office:value="0" calcext:value-type="float">
            <text:p>0</text:p>
          </table:table-cell>
          <table:table-cell table:formula="of:=AVERAGE([.D145];[.I145];[.N145];[.S145];[.X145];[.AC145];[.AH145];[.AM145];[.AR145];[.AW145])" office:value-type="float" office:value="0" calcext:value-type="float">
            <text:p>0</text:p>
          </table:table-cell>
          <table:table-cell table:formula="of:=SUM(COUNTIF([.A145];0);COUNTIF([.F145];0);COUNTIF([.K145];0);COUNTIF([.P145];0);COUNTIF([.U145];0);COUNTIF([.Z145];0);COUNTIF([.AE145];0);COUNTIF([.AJ145];0);COUNTIF([.AO145];0);COUNTIF([.AT145];0))/10" office:value-type="percentage" office:value="1" calcext:value-type="percentage">
            <text:p>100,00%</text:p>
          </table:table-cell>
          <table:table-cell table:formula="of:=SUM(COUNTIF([.B145];0);COUNTIF([.G145];0);COUNTIF([.L145];0);COUNTIF([.Q145];0);COUNTIF([.V145];0);COUNTIF([.AA145];0);COUNTIF([.AF145];0);COUNTIF([.AK145];0);COUNTIF([.AP145];0);COUNTIF([.AU145];0))/10" office:value-type="percentage" office:value="1" calcext:value-type="percentage">
            <text:p>100,00%</text:p>
          </table:table-cell>
          <table:table-cell table:formula="of:=SUM(COUNTIF([.C145];0);COUNTIF([.H145];0);COUNTIF([.M145];0);COUNTIF([.R145];0);COUNTIF([.W145];0);COUNTIF([.AB145];0);COUNTIF([.AG145];0);COUNTIF([.AL145];0);COUNTIF([.AQ145];0);COUNTIF([.AV145];0))/10" office:value-type="percentage" office:value="1" calcext:value-type="percentage">
            <text:p>100,00%</text:p>
          </table:table-cell>
          <table:table-cell table:formula="of:=SUM(COUNTIF([.D145:.E145];0) ;COUNTIF([.I145:.J145];0);COUNTIF([.N145:.O145];0);COUNTIF([.S145:.T145];0);COUNTIF([.X145:.Y145];0);COUNTIF([.AC145:.AD145];0);COUNTIF([.AH145:.AI145];0);COUNTIF([.AM145:.AN145];0);COUNTIF([.AR145:.AS145];0);COUNTIF([.AW145:.AX145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146];[.F146];[.K146];[.P146];[.U146];[.Z146];[.AE146];[.AJ146];[.AO146];[.AT146])" office:value-type="float" office:value="0" calcext:value-type="float">
            <text:p>0</text:p>
          </table:table-cell>
          <table:table-cell table:formula="of:=AVERAGE([.B146];[.G146];[.L146];[.Q146];[.V146];[.AA146];[.AF146];[.AK146];[.AP146];[.AU146])" office:value-type="float" office:value="0" calcext:value-type="float">
            <text:p>0</text:p>
          </table:table-cell>
          <table:table-cell table:formula="of:=AVERAGE([.C146];[.H146];[.M146];[.R146];[.W146];[.AB146];[.AG146];[.AL146];[.AQ146];[.AV146])" office:value-type="float" office:value="0" calcext:value-type="float">
            <text:p>0</text:p>
          </table:table-cell>
          <table:table-cell table:formula="of:=AVERAGE([.D146];[.I146];[.N146];[.S146];[.X146];[.AC146];[.AH146];[.AM146];[.AR146];[.AW146])" office:value-type="float" office:value="0" calcext:value-type="float">
            <text:p>0</text:p>
          </table:table-cell>
          <table:table-cell table:formula="of:=SUM(COUNTIF([.A146];0);COUNTIF([.F146];0);COUNTIF([.K146];0);COUNTIF([.P146];0);COUNTIF([.U146];0);COUNTIF([.Z146];0);COUNTIF([.AE146];0);COUNTIF([.AJ146];0);COUNTIF([.AO146];0);COUNTIF([.AT146];0))/10" office:value-type="percentage" office:value="1" calcext:value-type="percentage">
            <text:p>100,00%</text:p>
          </table:table-cell>
          <table:table-cell table:formula="of:=SUM(COUNTIF([.B146];0);COUNTIF([.G146];0);COUNTIF([.L146];0);COUNTIF([.Q146];0);COUNTIF([.V146];0);COUNTIF([.AA146];0);COUNTIF([.AF146];0);COUNTIF([.AK146];0);COUNTIF([.AP146];0);COUNTIF([.AU146];0))/10" office:value-type="percentage" office:value="1" calcext:value-type="percentage">
            <text:p>100,00%</text:p>
          </table:table-cell>
          <table:table-cell table:formula="of:=SUM(COUNTIF([.C146];0);COUNTIF([.H146];0);COUNTIF([.M146];0);COUNTIF([.R146];0);COUNTIF([.W146];0);COUNTIF([.AB146];0);COUNTIF([.AG146];0);COUNTIF([.AL146];0);COUNTIF([.AQ146];0);COUNTIF([.AV146];0))/10" office:value-type="percentage" office:value="1" calcext:value-type="percentage">
            <text:p>100,00%</text:p>
          </table:table-cell>
          <table:table-cell table:formula="of:=SUM(COUNTIF([.D146:.E146];0) ;COUNTIF([.I146:.J146];0);COUNTIF([.N146:.O146];0);COUNTIF([.S146:.T146];0);COUNTIF([.X146:.Y146];0);COUNTIF([.AC146:.AD146];0);COUNTIF([.AH146:.AI146];0);COUNTIF([.AM146:.AN146];0);COUNTIF([.AR146:.AS146];0);COUNTIF([.AW146:.AX146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A147];[.F147];[.K147];[.P147];[.U147];[.Z147];[.AE147];[.AJ147];[.AO147];[.AT147])" office:value-type="float" office:value="0" calcext:value-type="float">
            <text:p>0</text:p>
          </table:table-cell>
          <table:table-cell table:formula="of:=AVERAGE([.B147];[.G147];[.L147];[.Q147];[.V147];[.AA147];[.AF147];[.AK147];[.AP147];[.AU147])" office:value-type="float" office:value="0" calcext:value-type="float">
            <text:p>0</text:p>
          </table:table-cell>
          <table:table-cell table:formula="of:=AVERAGE([.C147];[.H147];[.M147];[.R147];[.W147];[.AB147];[.AG147];[.AL147];[.AQ147];[.AV147])" office:value-type="float" office:value="0" calcext:value-type="float">
            <text:p>0</text:p>
          </table:table-cell>
          <table:table-cell table:formula="of:=AVERAGE([.D147];[.I147];[.N147];[.S147];[.X147];[.AC147];[.AH147];[.AM147];[.AR147];[.AW147])" office:value-type="float" office:value="0" calcext:value-type="float">
            <text:p>0</text:p>
          </table:table-cell>
          <table:table-cell table:formula="of:=SUM(COUNTIF([.A147];0);COUNTIF([.F147];0);COUNTIF([.K147];0);COUNTIF([.P147];0);COUNTIF([.U147];0);COUNTIF([.Z147];0);COUNTIF([.AE147];0);COUNTIF([.AJ147];0);COUNTIF([.AO147];0);COUNTIF([.AT147];0))/10" office:value-type="percentage" office:value="1" calcext:value-type="percentage">
            <text:p>100,00%</text:p>
          </table:table-cell>
          <table:table-cell table:formula="of:=SUM(COUNTIF([.B147];0);COUNTIF([.G147];0);COUNTIF([.L147];0);COUNTIF([.Q147];0);COUNTIF([.V147];0);COUNTIF([.AA147];0);COUNTIF([.AF147];0);COUNTIF([.AK147];0);COUNTIF([.AP147];0);COUNTIF([.AU147];0))/10" office:value-type="percentage" office:value="1" calcext:value-type="percentage">
            <text:p>100,00%</text:p>
          </table:table-cell>
          <table:table-cell table:formula="of:=SUM(COUNTIF([.C147];0);COUNTIF([.H147];0);COUNTIF([.M147];0);COUNTIF([.R147];0);COUNTIF([.W147];0);COUNTIF([.AB147];0);COUNTIF([.AG147];0);COUNTIF([.AL147];0);COUNTIF([.AQ147];0);COUNTIF([.AV147];0))/10" office:value-type="percentage" office:value="1" calcext:value-type="percentage">
            <text:p>100,00%</text:p>
          </table:table-cell>
          <table:table-cell table:formula="of:=SUM(COUNTIF([.D147:.E147];0) ;COUNTIF([.I147:.J147];0);COUNTIF([.N147:.O147];0);COUNTIF([.S147:.T147];0);COUNTIF([.X147:.Y147];0);COUNTIF([.AC147:.AD147];0);COUNTIF([.AH147:.AI147];0);COUNTIF([.AM147:.AN147];0);COUNTIF([.AR147:.AS147];0);COUNTIF([.AW147:.AX147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95" calcext:value-type="float">
            <text:p>5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355" calcext:value-type="float">
            <text:p>235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60" calcext:value-type="float">
            <text:p>176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610" calcext:value-type="float">
            <text:p>16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540" calcext:value-type="float">
            <text:p>15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215" calcext:value-type="float">
            <text:p>22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8145" calcext:value-type="float">
            <text:p>58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0630" calcext:value-type="float">
            <text:p>206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120" calcext:value-type="float">
            <text:p>101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990" calcext:value-type="float">
            <text:p>119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2940" calcext:value-type="float">
            <text:p>229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495" calcext:value-type="float">
            <text:p>74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8980" calcext:value-type="float">
            <text:p>189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0000" calcext:value-type="float">
            <text:p>1000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965" calcext:value-type="float">
            <text:p>1796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370" calcext:value-type="float">
            <text:p>33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220" calcext:value-type="float">
            <text:p>12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35" calcext:value-type="float">
            <text:p>83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580" calcext:value-type="float">
            <text:p>158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15" calcext:value-type="float">
            <text:p>6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75" calcext:value-type="float">
            <text:p>11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70" calcext:value-type="float">
            <text:p>11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95" calcext:value-type="float">
            <text:p>119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70" calcext:value-type="float">
            <text:p>17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2710" calcext:value-type="float">
            <text:p>227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4045" calcext:value-type="float">
            <text:p>5404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510" calcext:value-type="float">
            <text:p>5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610" calcext:value-type="float">
            <text:p>86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6125" calcext:value-type="float">
            <text:p>461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160" calcext:value-type="float">
            <text:p>1716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420" calcext:value-type="float">
            <text:p>74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810" calcext:value-type="float">
            <text:p>581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655" calcext:value-type="float">
            <text:p>565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720" calcext:value-type="float">
            <text:p>47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8705" calcext:value-type="float">
            <text:p>2870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450" calcext:value-type="float">
            <text:p>54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095" calcext:value-type="float">
            <text:p>20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4140" calcext:value-type="float">
            <text:p>41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670" calcext:value-type="float">
            <text:p>26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040" calcext:value-type="float">
            <text:p>304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15" calcext:value-type="float">
            <text:p>5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825" calcext:value-type="float">
            <text:p>18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40" calcext:value-type="float">
            <text:p>5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75" calcext:value-type="float">
            <text:p>8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85" calcext:value-type="float">
            <text:p>118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75" calcext:value-type="float">
            <text:p>77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25" calcext:value-type="float">
            <text:p>1025</text:p>
          </table:table-cell>
        </table:table-row>
        <table:table-row table:style-name="ro1" table:number-rows-repeated="2">
          <table:table-cell table:style-name="Default" table:number-columns-repeated="50"/>
        </table:table-row>
        <table:table-row table:style-name="ro1">
          <table:table-cell table:style-name="ce2" office:value-type="string" calcext:value-type="string" table:number-columns-spanned="9" table:number-rows-spanned="2">
            <text:p><text:span text:style-name="T4"> TABELA 7 – Analisar a sobrevivência dos agentes no final de 100k iterações alterando a percentagem de lixo</text:span>(Modelo Melhorado).</text:p>
          </table:table-cell>
          <table:covered-table-cell table:number-columns-repeated="8" table:style-name="ce2"/>
          <table:table-cell table:style-name="ce2" table:number-columns-repeated="7"/>
          <table:table-cell table:number-columns-repeated="34"/>
        </table:table-row>
        <table:table-row table:style-name="ro1">
          <table:covered-table-cell table:number-columns-repeated="9" table:style-name="ce2"/>
          <table:table-cell table:style-name="ce2" table:number-columns-repeated="7"/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4" office:value-type="string" calcext:value-type="string" table:number-columns-spanned="3" table:number-rows-spanned="1">
            <text:p>Número de Agentes</text:p>
          </table:table-cell>
          <table:covered-table-cell table:number-columns-repeated="2" table:style-name="ce15"/>
          <table:table-cell table:style-name="ce4" office:value-type="string" calcext:value-type="string" table:number-columns-spanned="2" table:number-rows-spanned="1">
            <text:p>% Lixo</text:p>
          </table:table-cell>
          <table:covered-table-cell table:style-name="ce15"/>
          <table:table-cell table:style-name="ce4" office:value-type="string" calcext:value-type="string" table:number-columns-spanned="1" table:number-rows-spanned="2">
            <text:p>% Alimento</text:p>
          </table:table-cell>
          <table:table-cell table:style-name="ce4" office:value-type="string" calcext:value-type="string" table:number-columns-spanned="1" table:number-rows-spanned="2">
            <text:p>Energia por Alimento</text:p>
          </table:table-cell>
          <table:table-cell table:style-name="ce4" office:value-type="string" calcext:value-type="string" table:number-columns-spanned="1" table:number-rows-spanned="2">
            <text:p>% Reprodução</text:p>
          </table:table-cell>
          <table:table-cell table:style-name="ce4" office:value-type="string" calcext:value-type="string" table:number-columns-spanned="4" table:number-rows-spanned="1">
            <text:p>Média do número de agentes vivos no final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% Repetições com extinção</text:p>
          </table:table-cell>
          <table:covered-table-cell table:number-columns-repeated="3" table:style-name="ce4"/>
          <table:table-cell table:number-columns-repeated="34"/>
        </table:table-row>
        <table:table-row table:style-name="ro1">
          <table:table-cell table:style-name="ce6" office:value-type="string" calcext:value-type="string">
            <text:p>Comilões</text:p>
          </table:table-cell>
          <table:table-cell table:style-name="ce22" office:value-type="string" calcext:value-type="string">
            <text:p>Limpadores</text:p>
          </table:table-cell>
          <table:table-cell table:style-name="ce24" office:value-type="string" calcext:value-type="string">
            <text:p>Tóxicos</text:p>
          </table:table-cell>
          <table:table-cell table:style-name="ce6" office:value-type="string" calcext:value-type="string">
            <text:p>Normal</text:p>
          </table:table-cell>
          <table:table-cell table:style-name="ce24" office:value-type="string" calcext:value-type="string">
            <text:p>Tóxico</text:p>
          </table:table-cell>
          <table:covered-table-cell table:number-columns-repeated="3" table:style-name="ce4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3" office:value-type="string" calcext:value-type="string">
            <text:p>Total</text:p>
          </table:table-cell>
          <table:table-cell table:number-columns-repeated="34"/>
        </table:table-row>
        <table:table-row table:style-name="ro1"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50" calcext:value-type="float" table:number-columns-spanned="1" table:number-rows-spanned="3">
            <text:p>50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1];[.F171];[.K171];[.P171];[.U171];[.Z171];[.AE171];[.AJ171];[.AO171];[.AT171])" office:value-type="float" office:value="0" calcext:value-type="float">
            <text:p>0</text:p>
          </table:table-cell>
          <table:table-cell table:formula="of:=AVERAGE([.B171];[.G171];[.L171];[.Q171];[.V171];[.AA171];[.AF171];[.AK171];[.AP171];[.AU171])" office:value-type="float" office:value="45.8" calcext:value-type="float">
            <text:p>45,8</text:p>
          </table:table-cell>
          <table:table-cell table:formula="of:=AVERAGE([.C171];[.H171];[.M171];[.R171];[.W171];[.AB171];[.AG171];[.AL171];[.AQ171];[.AV171])" office:value-type="float" office:value="24.3" calcext:value-type="float">
            <text:p>24,3</text:p>
          </table:table-cell>
          <table:table-cell table:formula="of:=AVERAGE([.D171];[.I171];[.N171];[.S171];[.X171];[.AC171];[.AH171];[.AM171];[.AR171];[.AW171])" office:value-type="float" office:value="70.1" calcext:value-type="float">
            <text:p>70,1</text:p>
          </table:table-cell>
          <table:table-cell table:formula="of:=SUM(COUNTIF([.A171];0);COUNTIF([.F171];0);COUNTIF([.K171];0);COUNTIF([.P171];0);COUNTIF([.U171];0);COUNTIF([.Z171];0);COUNTIF([.AE171];0);COUNTIF([.AJ171];0);COUNTIF([.AO171];0);COUNTIF([.AT171];0))/10" office:value-type="percentage" office:value="1" calcext:value-type="percentage">
            <text:p>100,00%</text:p>
          </table:table-cell>
          <table:table-cell table:formula="of:=SUM(COUNTIF([.B171];0);COUNTIF([.G171];0);COUNTIF([.L171];0);COUNTIF([.Q171];0);COUNTIF([.V171];0);COUNTIF([.AA171];0);COUNTIF([.AF171];0);COUNTIF([.AK171];0);COUNTIF([.AP171];0);COUNTIF([.AU171];0))/10" office:value-type="percentage" office:value="0" calcext:value-type="percentage">
            <text:p>0,00%</text:p>
          </table:table-cell>
          <table:table-cell table:formula="of:=SUM(COUNTIF([.C171];0);COUNTIF([.H171];0);COUNTIF([.M171];0);COUNTIF([.R171];0);COUNTIF([.W171];0);COUNTIF([.AB171];0);COUNTIF([.AG171];0);COUNTIF([.AL171];0);COUNTIF([.AQ171];0);COUNTIF([.AV171];0))/10" office:value-type="percentage" office:value="0" calcext:value-type="percentage">
            <text:p>0,00%</text:p>
          </table:table-cell>
          <table:table-cell table:formula="of:=SUM(COUNTIF([.D171:.E171];0) ;COUNTIF([.I171:.J171];0);COUNTIF([.N171:.O171];0);COUNTIF([.S171:.T171];0);COUNTIF([.X171:.Y171];0);COUNTIF([.AC171:.AD171];0);COUNTIF([.AH171:.AI171];0);COUNTIF([.AM171:.AN171];0);COUNTIF([.AR171:.AS171];0);COUNTIF([.AW171:.AX171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2];[.F172];[.K172];[.P172];[.U172];[.Z172];[.AE172];[.AJ172];[.AO172];[.AT172])" office:value-type="float" office:value="0" calcext:value-type="float">
            <text:p>0</text:p>
          </table:table-cell>
          <table:table-cell table:formula="of:=AVERAGE([.B172];[.G172];[.L172];[.Q172];[.V172];[.AA172];[.AF172];[.AK172];[.AP172];[.AU172])" office:value-type="float" office:value="49.5" calcext:value-type="float">
            <text:p>49,5</text:p>
          </table:table-cell>
          <table:table-cell table:formula="of:=AVERAGE([.C172];[.H172];[.M172];[.R172];[.W172];[.AB172];[.AG172];[.AL172];[.AQ172];[.AV172])" office:value-type="float" office:value="24.7" calcext:value-type="float">
            <text:p>24,7</text:p>
          </table:table-cell>
          <table:table-cell table:formula="of:=AVERAGE([.D172];[.I172];[.N172];[.S172];[.X172];[.AC172];[.AH172];[.AM172];[.AR172];[.AW172])" office:value-type="float" office:value="74.2" calcext:value-type="float">
            <text:p>74,2</text:p>
          </table:table-cell>
          <table:table-cell table:formula="of:=SUM(COUNTIF([.A172];0);COUNTIF([.F172];0);COUNTIF([.K172];0);COUNTIF([.P172];0);COUNTIF([.U172];0);COUNTIF([.Z172];0);COUNTIF([.AE172];0);COUNTIF([.AJ172];0);COUNTIF([.AO172];0);COUNTIF([.AT172];0))/10" office:value-type="percentage" office:value="1" calcext:value-type="percentage">
            <text:p>100,00%</text:p>
          </table:table-cell>
          <table:table-cell table:formula="of:=SUM(COUNTIF([.B172];0);COUNTIF([.G172];0);COUNTIF([.L172];0);COUNTIF([.Q172];0);COUNTIF([.V172];0);COUNTIF([.AA172];0);COUNTIF([.AF172];0);COUNTIF([.AK172];0);COUNTIF([.AP172];0);COUNTIF([.AU172];0))/10" office:value-type="percentage" office:value="0" calcext:value-type="percentage">
            <text:p>0,00%</text:p>
          </table:table-cell>
          <table:table-cell table:formula="of:=SUM(COUNTIF([.C172];0);COUNTIF([.H172];0);COUNTIF([.M172];0);COUNTIF([.R172];0);COUNTIF([.W172];0);COUNTIF([.AB172];0);COUNTIF([.AG172];0);COUNTIF([.AL172];0);COUNTIF([.AQ172];0);COUNTIF([.AV172];0))/10" office:value-type="percentage" office:value="0" calcext:value-type="percentage">
            <text:p>0,00%</text:p>
          </table:table-cell>
          <table:table-cell table:formula="of:=SUM(COUNTIF([.D172:.E172];0) ;COUNTIF([.I172:.J172];0);COUNTIF([.N172:.O172];0);COUNTIF([.S172:.T172];0);COUNTIF([.X172:.Y172];0);COUNTIF([.AC172:.AD172];0);COUNTIF([.AH172:.AI172];0);COUNTIF([.AM172:.AN172];0);COUNTIF([.AR172:.AS172];0);COUNTIF([.AW172:.AX172];0))/10" office:value-type="percentage" office:value="0" calcext:value-type="percentage">
            <text:p>0,00%</text:p>
          </table:table-cell>
          <table:table-cell table:style-name="ce14"/>
          <table:table-cell table:number-columns-repeated="33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3];[.F173];[.K173];[.P173];[.U173];[.Z173];[.AE173];[.AJ173];[.AO173];[.AT173])" office:value-type="float" office:value="2403.8" calcext:value-type="float">
            <text:p>2403,8</text:p>
          </table:table-cell>
          <table:table-cell table:formula="of:=AVERAGE([.B173];[.G173];[.L173];[.Q173];[.V173];[.AA173];[.AF173];[.AK173];[.AP173];[.AU173])" office:value-type="float" office:value="49.9" calcext:value-type="float">
            <text:p>49,9</text:p>
          </table:table-cell>
          <table:table-cell table:formula="of:=AVERAGE([.C173];[.H173];[.M173];[.R173];[.W173];[.AB173];[.AG173];[.AL173];[.AQ173];[.AV173])" office:value-type="float" office:value="24.9" calcext:value-type="float">
            <text:p>24,9</text:p>
          </table:table-cell>
          <table:table-cell table:formula="of:=AVERAGE([.D173];[.I173];[.N173];[.S173];[.X173];[.AC173];[.AH173];[.AM173];[.AR173];[.AW173])" office:value-type="float" office:value="2478.6" calcext:value-type="float">
            <text:p>2478,6</text:p>
          </table:table-cell>
          <table:table-cell table:formula="of:=SUM(COUNTIF([.A173];0);COUNTIF([.F173];0);COUNTIF([.K173];0);COUNTIF([.P173];0);COUNTIF([.U173];0);COUNTIF([.Z173];0);COUNTIF([.AE173];0);COUNTIF([.AJ173];0);COUNTIF([.AO173];0);COUNTIF([.AT173];0))/10" office:value-type="percentage" office:value="0.6" calcext:value-type="percentage">
            <text:p>60,00%</text:p>
          </table:table-cell>
          <table:table-cell table:formula="of:=SUM(COUNTIF([.B173];0);COUNTIF([.G173];0);COUNTIF([.L173];0);COUNTIF([.Q173];0);COUNTIF([.V173];0);COUNTIF([.AA173];0);COUNTIF([.AF173];0);COUNTIF([.AK173];0);COUNTIF([.AP173];0);COUNTIF([.AU173];0))/10" office:value-type="percentage" office:value="0" calcext:value-type="percentage">
            <text:p>0,00%</text:p>
          </table:table-cell>
          <table:table-cell table:formula="of:=SUM(COUNTIF([.C173];0);COUNTIF([.H173];0);COUNTIF([.M173];0);COUNTIF([.R173];0);COUNTIF([.W173];0);COUNTIF([.AB173];0);COUNTIF([.AG173];0);COUNTIF([.AL173];0);COUNTIF([.AQ173];0);COUNTIF([.AV173];0))/10" office:value-type="percentage" office:value="0" calcext:value-type="percentage">
            <text:p>0,00%</text:p>
          </table:table-cell>
          <table:table-cell table:formula="of:=SUM(COUNTIF([.D173:.E173];0) ;COUNTIF([.I173:.J173];0);COUNTIF([.N173:.O173];0);COUNTIF([.S173:.T173];0);COUNTIF([.X173:.Y173];0);COUNTIF([.AC173:.AD173];0);COUNTIF([.AH173:.AI173];0);COUNTIF([.AM173:.AN173];0);COUNTIF([.AR173:.AS173];0);COUNTIF([.AW173:.AX173];0))/10" office:value-type="percentage" office:value="0" calcext:value-type="percentage">
            <text:p>0,00%</text:p>
          </table:table-cell>
          <table:table-cell table:number-columns-repeated="34"/>
        </table:table-row>
        <table:table-row table:style-name="ro1"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25" calcext:value-type="float" table:number-columns-spanned="1" table:number-rows-spanned="3">
            <text:p>2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4];[.F174];[.K174];[.P174];[.U174];[.Z174];[.AE174];[.AJ174];[.AO174];[.AT174])" office:value-type="float" office:value="0" calcext:value-type="float">
            <text:p>0</text:p>
          </table:table-cell>
          <table:table-cell table:formula="of:=AVERAGE([.B174];[.G174];[.L174];[.Q174];[.V174];[.AA174];[.AF174];[.AK174];[.AP174];[.AU174])" office:value-type="float" office:value="0" calcext:value-type="float">
            <text:p>0</text:p>
          </table:table-cell>
          <table:table-cell table:formula="of:=AVERAGE([.C174];[.H174];[.M174];[.R174];[.W174];[.AB174];[.AG174];[.AL174];[.AQ174];[.AV174])" office:value-type="float" office:value="0" calcext:value-type="float">
            <text:p>0</text:p>
          </table:table-cell>
          <table:table-cell table:formula="of:=AVERAGE([.D174];[.I174];[.N174];[.S174];[.X174];[.AC174];[.AH174];[.AM174];[.AR174];[.AW174])" office:value-type="float" office:value="0" calcext:value-type="float">
            <text:p>0</text:p>
          </table:table-cell>
          <table:table-cell table:formula="of:=SUM(COUNTIF([.A174];0);COUNTIF([.F174];0);COUNTIF([.K174];0);COUNTIF([.P174];0);COUNTIF([.U174];0);COUNTIF([.Z174];0);COUNTIF([.AE174];0);COUNTIF([.AJ174];0);COUNTIF([.AO174];0);COUNTIF([.AT174];0))/10" office:value-type="percentage" office:value="1" calcext:value-type="percentage">
            <text:p>100,00%</text:p>
          </table:table-cell>
          <table:table-cell table:formula="of:=SUM(COUNTIF([.B174];0);COUNTIF([.G174];0);COUNTIF([.L174];0);COUNTIF([.Q174];0);COUNTIF([.V174];0);COUNTIF([.AA174];0);COUNTIF([.AF174];0);COUNTIF([.AK174];0);COUNTIF([.AP174];0);COUNTIF([.AU174];0))/10" office:value-type="percentage" office:value="1" calcext:value-type="percentage">
            <text:p>100,00%</text:p>
          </table:table-cell>
          <table:table-cell table:formula="of:=SUM(COUNTIF([.C174];0);COUNTIF([.H174];0);COUNTIF([.M174];0);COUNTIF([.R174];0);COUNTIF([.W174];0);COUNTIF([.AB174];0);COUNTIF([.AG174];0);COUNTIF([.AL174];0);COUNTIF([.AQ174];0);COUNTIF([.AV174];0))/10" office:value-type="percentage" office:value="1" calcext:value-type="percentage">
            <text:p>100,00%</text:p>
          </table:table-cell>
          <table:table-cell table:formula="of:=SUM(COUNTIF([.D174:.E174];0) ;COUNTIF([.I174:.J174];0);COUNTIF([.N174:.O174];0);COUNTIF([.S174:.T174];0);COUNTIF([.X174:.Y174];0);COUNTIF([.AC174:.AD174];0);COUNTIF([.AH174:.AI174];0);COUNTIF([.AM174:.AN174];0);COUNTIF([.AR174:.AS174];0);COUNTIF([.AW174:.AX174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5];[.F175];[.K175];[.P175];[.U175];[.Z175];[.AE175];[.AJ175];[.AO175];[.AT175])" office:value-type="float" office:value="0" calcext:value-type="float">
            <text:p>0</text:p>
          </table:table-cell>
          <table:table-cell table:formula="of:=AVERAGE([.B175];[.G175];[.L175];[.Q175];[.V175];[.AA175];[.AF175];[.AK175];[.AP175];[.AU175])" office:value-type="float" office:value="17.2" calcext:value-type="float">
            <text:p>17,2</text:p>
          </table:table-cell>
          <table:table-cell table:formula="of:=AVERAGE([.C175];[.H175];[.M175];[.R175];[.W175];[.AB175];[.AG175];[.AL175];[.AQ175];[.AV175])" office:value-type="float" office:value="9.9" calcext:value-type="float">
            <text:p>9,9</text:p>
          </table:table-cell>
          <table:table-cell table:formula="of:=AVERAGE([.D175];[.I175];[.N175];[.S175];[.X175];[.AC175];[.AH175];[.AM175];[.AR175];[.AW175])" office:value-type="float" office:value="27.1" calcext:value-type="float">
            <text:p>27,1</text:p>
          </table:table-cell>
          <table:table-cell table:formula="of:=SUM(COUNTIF([.A175];0);COUNTIF([.F175];0);COUNTIF([.K175];0);COUNTIF([.P175];0);COUNTIF([.U175];0);COUNTIF([.Z175];0);COUNTIF([.AE175];0);COUNTIF([.AJ175];0);COUNTIF([.AO175];0);COUNTIF([.AT175];0))/10" office:value-type="percentage" office:value="1" calcext:value-type="percentage">
            <text:p>100,00%</text:p>
          </table:table-cell>
          <table:table-cell table:formula="of:=SUM(COUNTIF([.B175];0);COUNTIF([.G175];0);COUNTIF([.L175];0);COUNTIF([.Q175];0);COUNTIF([.V175];0);COUNTIF([.AA175];0);COUNTIF([.AF175];0);COUNTIF([.AK175];0);COUNTIF([.AP175];0);COUNTIF([.AU175];0))/10" office:value-type="percentage" office:value="0.1" calcext:value-type="percentage">
            <text:p>10,00%</text:p>
          </table:table-cell>
          <table:table-cell table:formula="of:=SUM(COUNTIF([.C175];0);COUNTIF([.H175];0);COUNTIF([.M175];0);COUNTIF([.R175];0);COUNTIF([.W175];0);COUNTIF([.AB175];0);COUNTIF([.AG175];0);COUNTIF([.AL175];0);COUNTIF([.AQ175];0);COUNTIF([.AV175];0))/10" office:value-type="percentage" office:value="0.1" calcext:value-type="percentage">
            <text:p>10,00%</text:p>
          </table:table-cell>
          <table:table-cell table:formula="of:=SUM(COUNTIF([.D175:.E175];0) ;COUNTIF([.I175:.J175];0);COUNTIF([.N175:.O175];0);COUNTIF([.S175:.T175];0);COUNTIF([.X175:.Y175];0);COUNTIF([.AC175:.AD175];0);COUNTIF([.AH175:.AI175];0);COUNTIF([.AM175:.AN175];0);COUNTIF([.AR175:.AS175];0);COUNTIF([.AW175:.AX175];0))/10" office:value-type="percentage" office:value="0.1" calcext:value-type="percentage">
            <text:p>1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6];[.F176];[.K176];[.P176];[.U176];[.Z176];[.AE176];[.AJ176];[.AO176];[.AT176])" office:value-type="float" office:value="0" calcext:value-type="float">
            <text:p>0</text:p>
          </table:table-cell>
          <table:table-cell table:formula="of:=AVERAGE([.B176];[.G176];[.L176];[.Q176];[.V176];[.AA176];[.AF176];[.AK176];[.AP176];[.AU176])" office:value-type="float" office:value="24.3" calcext:value-type="float">
            <text:p>24,3</text:p>
          </table:table-cell>
          <table:table-cell table:formula="of:=AVERAGE([.C176];[.H176];[.M176];[.R176];[.W176];[.AB176];[.AG176];[.AL176];[.AQ176];[.AV176])" office:value-type="float" office:value="14.6" calcext:value-type="float">
            <text:p>14,6</text:p>
          </table:table-cell>
          <table:table-cell table:formula="of:=AVERAGE([.D176];[.I176];[.N176];[.S176];[.X176];[.AC176];[.AH176];[.AM176];[.AR176];[.AW176])" office:value-type="float" office:value="38.9" calcext:value-type="float">
            <text:p>38,9</text:p>
          </table:table-cell>
          <table:table-cell table:formula="of:=SUM(COUNTIF([.A176];0);COUNTIF([.F176];0);COUNTIF([.K176];0);COUNTIF([.P176];0);COUNTIF([.U176];0);COUNTIF([.Z176];0);COUNTIF([.AE176];0);COUNTIF([.AJ176];0);COUNTIF([.AO176];0);COUNTIF([.AT176];0))/10" office:value-type="percentage" office:value="1" calcext:value-type="percentage">
            <text:p>100,00%</text:p>
          </table:table-cell>
          <table:table-cell table:formula="of:=SUM(COUNTIF([.B176];0);COUNTIF([.G176];0);COUNTIF([.L176];0);COUNTIF([.Q176];0);COUNTIF([.V176];0);COUNTIF([.AA176];0);COUNTIF([.AF176];0);COUNTIF([.AK176];0);COUNTIF([.AP176];0);COUNTIF([.AU176];0))/10" office:value-type="percentage" office:value="0" calcext:value-type="percentage">
            <text:p>0,00%</text:p>
          </table:table-cell>
          <table:table-cell table:formula="of:=SUM(COUNTIF([.C176];0);COUNTIF([.H176];0);COUNTIF([.M176];0);COUNTIF([.R176];0);COUNTIF([.W176];0);COUNTIF([.AB176];0);COUNTIF([.AG176];0);COUNTIF([.AL176];0);COUNTIF([.AQ176];0);COUNTIF([.AV176];0))/10" office:value-type="percentage" office:value="0" calcext:value-type="percentage">
            <text:p>0,00%</text:p>
          </table:table-cell>
          <table:table-cell table:formula="of:=SUM(COUNTIF([.D176:.E176];0) ;COUNTIF([.I176:.J176];0);COUNTIF([.N176:.O176];0);COUNTIF([.S176:.T176];0);COUNTIF([.X176:.Y176];0);COUNTIF([.AC176:.AD176];0);COUNTIF([.AH176:.AI176];0);COUNTIF([.AM176:.AN176];0);COUNTIF([.AR176:.AS176];0);COUNTIF([.AW176:.AX176];0))/10" office:value-type="percentage" office:value="0" calcext:value-type="percentage">
            <text:p>0,00%</text:p>
          </table:table-cell>
          <table:table-cell table:number-columns-repeated="34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15" calcext:value-type="float" table:number-columns-spanned="1" table:number-rows-spanned="3">
            <text:p>15</text:p>
          </table:table-cell>
          <table:table-cell office:value-type="float" office:value="5" calcext:value-type="float" table:number-columns-spanned="1" table:number-rows-spanned="3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7];[.F177];[.K177];[.P177];[.U177];[.Z177];[.AE177];[.AJ177];[.AO177];[.AT177])" office:value-type="float" office:value="0" calcext:value-type="float">
            <text:p>0</text:p>
          </table:table-cell>
          <table:table-cell table:formula="of:=AVERAGE([.B177];[.G177];[.L177];[.Q177];[.V177];[.AA177];[.AF177];[.AK177];[.AP177];[.AU177])" office:value-type="float" office:value="0" calcext:value-type="float">
            <text:p>0</text:p>
          </table:table-cell>
          <table:table-cell table:formula="of:=AVERAGE([.C177];[.H177];[.M177];[.R177];[.W177];[.AB177];[.AG177];[.AL177];[.AQ177];[.AV177])" office:value-type="float" office:value="0" calcext:value-type="float">
            <text:p>0</text:p>
          </table:table-cell>
          <table:table-cell table:formula="of:=AVERAGE([.D177];[.I177];[.N177];[.S177];[.X177];[.AC177];[.AH177];[.AM177];[.AR177];[.AW177])" office:value-type="float" office:value="0" calcext:value-type="float">
            <text:p>0</text:p>
          </table:table-cell>
          <table:table-cell table:formula="of:=SUM(COUNTIF([.A177];0);COUNTIF([.F177];0);COUNTIF([.K177];0);COUNTIF([.P177];0);COUNTIF([.U177];0);COUNTIF([.Z177];0);COUNTIF([.AE177];0);COUNTIF([.AJ177];0);COUNTIF([.AO177];0);COUNTIF([.AT177];0))/10" office:value-type="percentage" office:value="1" calcext:value-type="percentage">
            <text:p>100,00%</text:p>
          </table:table-cell>
          <table:table-cell table:formula="of:=SUM(COUNTIF([.B177];0);COUNTIF([.G177];0);COUNTIF([.L177];0);COUNTIF([.Q177];0);COUNTIF([.V177];0);COUNTIF([.AA177];0);COUNTIF([.AF177];0);COUNTIF([.AK177];0);COUNTIF([.AP177];0);COUNTIF([.AU177];0))/10" office:value-type="percentage" office:value="1" calcext:value-type="percentage">
            <text:p>100,00%</text:p>
          </table:table-cell>
          <table:table-cell table:formula="of:=SUM(COUNTIF([.C177];0);COUNTIF([.H177];0);COUNTIF([.M177];0);COUNTIF([.R177];0);COUNTIF([.W177];0);COUNTIF([.AB177];0);COUNTIF([.AG177];0);COUNTIF([.AL177];0);COUNTIF([.AQ177];0);COUNTIF([.AV177];0))/10" office:value-type="percentage" office:value="1" calcext:value-type="percentage">
            <text:p>100,00%</text:p>
          </table:table-cell>
          <table:table-cell table:formula="of:=SUM(COUNTIF([.D177:.E177];0) ;COUNTIF([.I177:.J177];0);COUNTIF([.N177:.O177];0);COUNTIF([.S177:.T177];0);COUNTIF([.X177:.Y177];0);COUNTIF([.AC177:.AD177];0);COUNTIF([.AH177:.AI177];0);COUNTIF([.AM177:.AN177];0);COUNTIF([.AR177:.AS177];0);COUNTIF([.AW177:.AX177];0))/10" office:value-type="percentage" office:value="1" calcext:value-type="percentage">
            <text:p>10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8];[.F178];[.K178];[.P178];[.U178];[.Z178];[.AE178];[.AJ178];[.AO178];[.AT178])" office:value-type="float" office:value="0" calcext:value-type="float">
            <text:p>0</text:p>
          </table:table-cell>
          <table:table-cell table:formula="of:=AVERAGE([.B178];[.G178];[.L178];[.Q178];[.V178];[.AA178];[.AF178];[.AK178];[.AP178];[.AU178])" office:value-type="float" office:value="1.2" calcext:value-type="float">
            <text:p>1,2</text:p>
          </table:table-cell>
          <table:table-cell table:formula="of:=AVERAGE([.C178];[.H178];[.M178];[.R178];[.W178];[.AB178];[.AG178];[.AL178];[.AQ178];[.AV178])" office:value-type="float" office:value="0" calcext:value-type="float">
            <text:p>0</text:p>
          </table:table-cell>
          <table:table-cell table:formula="of:=AVERAGE([.D178];[.I178];[.N178];[.S178];[.X178];[.AC178];[.AH178];[.AM178];[.AR178];[.AW178])" office:value-type="float" office:value="1.2" calcext:value-type="float">
            <text:p>1,2</text:p>
          </table:table-cell>
          <table:table-cell table:formula="of:=SUM(COUNTIF([.A178];0);COUNTIF([.F178];0);COUNTIF([.K178];0);COUNTIF([.P178];0);COUNTIF([.U178];0);COUNTIF([.Z178];0);COUNTIF([.AE178];0);COUNTIF([.AJ178];0);COUNTIF([.AO178];0);COUNTIF([.AT178];0))/10" office:value-type="percentage" office:value="1" calcext:value-type="percentage">
            <text:p>100,00%</text:p>
          </table:table-cell>
          <table:table-cell table:formula="of:=SUM(COUNTIF([.B178];0);COUNTIF([.G178];0);COUNTIF([.L178];0);COUNTIF([.Q178];0);COUNTIF([.V178];0);COUNTIF([.AA178];0);COUNTIF([.AF178];0);COUNTIF([.AK178];0);COUNTIF([.AP178];0);COUNTIF([.AU178];0))/10" office:value-type="percentage" office:value="0.9" calcext:value-type="percentage">
            <text:p>90,00%</text:p>
          </table:table-cell>
          <table:table-cell table:formula="of:=SUM(COUNTIF([.C178];0);COUNTIF([.H178];0);COUNTIF([.M178];0);COUNTIF([.R178];0);COUNTIF([.W178];0);COUNTIF([.AB178];0);COUNTIF([.AG178];0);COUNTIF([.AL178];0);COUNTIF([.AQ178];0);COUNTIF([.AV178];0))/10" office:value-type="percentage" office:value="1" calcext:value-type="percentage">
            <text:p>100,00%</text:p>
          </table:table-cell>
          <table:table-cell table:formula="of:=SUM(COUNTIF([.D178:.E178];0) ;COUNTIF([.I178:.J178];0);COUNTIF([.N178:.O178];0);COUNTIF([.S178:.T178];0);COUNTIF([.X178:.Y178];0);COUNTIF([.AC178:.AD178];0);COUNTIF([.AH178:.AI178];0);COUNTIF([.AM178:.AN178];0);COUNTIF([.AR178:.AS178];0);COUNTIF([.AW178:.AX178];0))/10" office:value-type="percentage" office:value="0.9" calcext:value-type="percentage">
            <text:p>90,00%</text:p>
          </table:table-cell>
          <table:table-cell table:number-columns-repeated="34"/>
        </table:table-row>
        <table:table-row table:style-name="ro1">
          <table:covered-table-cell table:style-name="Default"/>
          <table:covered-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AVERAGE([.A179];[.F179];[.K179];[.P179];[.U179];[.Z179];[.AE179];[.AJ179];[.AO179];[.AT179])" office:value-type="float" office:value="0" calcext:value-type="float">
            <text:p>0</text:p>
          </table:table-cell>
          <table:table-cell table:formula="of:=AVERAGE([.B179];[.G179];[.L179];[.Q179];[.V179];[.AA179];[.AF179];[.AK179];[.AP179];[.AU179])" office:value-type="float" office:value="13.5" calcext:value-type="float">
            <text:p>13,5</text:p>
          </table:table-cell>
          <table:table-cell table:formula="of:=AVERAGE([.C179];[.H179];[.M179];[.R179];[.W179];[.AB179];[.AG179];[.AL179];[.AQ179];[.AV179])" office:value-type="float" office:value="4" calcext:value-type="float">
            <text:p>4</text:p>
          </table:table-cell>
          <table:table-cell table:formula="of:=AVERAGE([.D179];[.I179];[.N179];[.S179];[.X179];[.AC179];[.AH179];[.AM179];[.AR179];[.AW179])" office:value-type="float" office:value="17.5" calcext:value-type="float">
            <text:p>17,5</text:p>
          </table:table-cell>
          <table:table-cell table:formula="of:=SUM(COUNTIF([.A179];0);COUNTIF([.F179];0);COUNTIF([.K179];0);COUNTIF([.P179];0);COUNTIF([.U179];0);COUNTIF([.Z179];0);COUNTIF([.AE179];0);COUNTIF([.AJ179];0);COUNTIF([.AO179];0);COUNTIF([.AT179];0))/10" office:value-type="percentage" office:value="1" calcext:value-type="percentage">
            <text:p>100,00%</text:p>
          </table:table-cell>
          <table:table-cell table:formula="of:=SUM(COUNTIF([.B179];0);COUNTIF([.G179];0);COUNTIF([.L179];0);COUNTIF([.Q179];0);COUNTIF([.V179];0);COUNTIF([.AA179];0);COUNTIF([.AF179];0);COUNTIF([.AK179];0);COUNTIF([.AP179];0);COUNTIF([.AU179];0))/10" office:value-type="percentage" office:value="0" calcext:value-type="percentage">
            <text:p>0,00%</text:p>
          </table:table-cell>
          <table:table-cell table:formula="of:=SUM(COUNTIF([.C179];0);COUNTIF([.H179];0);COUNTIF([.M179];0);COUNTIF([.R179];0);COUNTIF([.W179];0);COUNTIF([.AB179];0);COUNTIF([.AG179];0);COUNTIF([.AL179];0);COUNTIF([.AQ179];0);COUNTIF([.AV179];0))/10" office:value-type="percentage" office:value="0" calcext:value-type="percentage">
            <text:p>0,00%</text:p>
          </table:table-cell>
          <table:table-cell table:formula="of:=SUM(COUNTIF([.D179:.E179];0) ;COUNTIF([.I179:.J179];0);COUNTIF([.N179:.O179];0);COUNTIF([.S179:.T179];0);COUNTIF([.X179:.Y179];0);COUNTIF([.AC179:.AD179];0);COUNTIF([.AH179:.AI179];0);COUNTIF([.AM179:.AN179];0);COUNTIF([.AR179:.AS179];0);COUNTIF([.AW179:.AX179];0))/10" office:value-type="percentage" office:value="0" calcext:value-type="percentage">
            <text:p>0,00%</text:p>
          </table:table-cell>
          <table:table-cell table:number-columns-repeated="34"/>
        </table:table-row>
        <table:table-row table:style-name="ro1">
          <table:table-cell table:style-name="ce2" table:number-columns-repeated="16"/>
          <table:table-cell table:number-columns-repeated="34"/>
        </table:table-row>
        <table:table-row table:style-name="ro1">
          <table:table-cell table:style-name="ce9" office:value-type="string" calcext:value-type="string" table:number-columns-spanned="50" table:number-rows-spanned="2">
            <text:p>Repetições (Número de agentes, Iteração máxima)</text:p>
          </table:table-cell>
          <table:covered-table-cell table:number-columns-repeated="49" table:style-name="ce10"/>
        </table:table-row>
        <table:table-row table:style-name="ro1">
          <table:covered-table-cell table:number-columns-repeated="50" table:style-name="ce10"/>
        </table:table-row>
        <table:table-row table:style-name="ro1">
          <table:table-cell table:style-name="ce9" office:value-type="string" calcext:value-type="string" table:number-columns-spanned="5" table:number-rows-spanned="2">
            <text:p>Experiência 1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2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3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4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5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6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7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8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9</text:p>
          </table:table-cell>
          <table:covered-table-cell table:number-columns-repeated="4" table:style-name="ce9"/>
          <table:table-cell table:style-name="ce9" office:value-type="string" calcext:value-type="string" table:number-columns-spanned="5" table:number-rows-spanned="2">
            <text:p>Experiência 10</text:p>
          </table:table-cell>
          <table:covered-table-cell table:number-columns-repeated="4" table:style-name="ce9"/>
        </table:table-row>
        <table:table-row table:style-name="ro1">
          <table:covered-table-cell table:number-columns-repeated="50" table:style-name="ce9"/>
        </table:table-row>
        <table:table-row table:style-name="ro1"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  <table:table-cell table:style-name="ce11" office:value-type="string" calcext:value-type="string" table:number-columns-spanned="4" table:number-rows-spanned="1">
            <text:p>Vivo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Iterações</text:p>
          </table:table-cell>
        </table:table-row>
        <table:table-row table:style-name="ro1"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27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  <table:table-cell table:style-name="ce12" office:value-type="string" calcext:value-type="string">
            <text:p>Comilões</text:p>
          </table:table-cell>
          <table:table-cell table:style-name="ce17" office:value-type="string" calcext:value-type="string">
            <text:p>Limpadores</text:p>
          </table:table-cell>
          <table:table-cell table:style-name="ce33" office:value-type="string" calcext:value-type="string">
            <text:p>Tóxicos</text:p>
          </table:table-cell>
          <table:table-cell table:style-name="ce31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34" calcext:value-type="float">
            <text:p>6634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709" calcext:value-type="float">
            <text:p>670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5594" calcext:value-type="float">
            <text:p>559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669" calcext:value-type="float">
            <text:p>566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6085" calcext:value-type="float">
            <text:p>608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159" calcext:value-type="float">
            <text:p>615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5725" calcext:value-type="float">
            <text:p>57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800" calcext:value-type="float">
            <text:p>58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3525" calcext:value-type="float">
            <text:p>435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50" calcext:value-type="float">
            <text:p>49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345" calcext:value-type="float">
            <text:p>1034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2895" calcext:value-type="float">
            <text:p>128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910" calcext:value-type="float">
            <text:p>59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290" calcext:value-type="float">
            <text:p>1729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2805" calcext:value-type="float">
            <text:p>2280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595" calcext:value-type="float">
            <text:p>345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550" calcext:value-type="float">
            <text:p>355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45" calcext:value-type="float">
            <text:p>129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000" calcext:value-type="float">
            <text:p>1000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335" calcext:value-type="float">
            <text:p>4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85" calcext:value-type="float">
            <text:p>9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425" calcext:value-type="float">
            <text:p>742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770" calcext:value-type="float">
            <text:p>67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755" calcext:value-type="float">
            <text:p>175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970" calcext:value-type="float">
            <text:p>597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415" calcext:value-type="float">
            <text:p>54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3415" calcext:value-type="float">
            <text:p>34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6135" calcext:value-type="float">
            <text:p>613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25" calcext:value-type="float">
            <text:p>12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7190" calcext:value-type="float">
            <text:p>2719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845" calcext:value-type="float">
            <text:p>284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0620" calcext:value-type="float">
            <text:p>106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3300" calcext:value-type="float">
            <text:p>133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1195" calcext:value-type="float">
            <text:p>2119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1520" calcext:value-type="float">
            <text:p>115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5030" calcext:value-type="float">
            <text:p>50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5555" calcext:value-type="float">
            <text:p>25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-00-0000</text:date>, <text:time style:data-style-name="N2" text:time-value="18:22:38.8112858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1:19:14.269032516</meta:creation-date>
    <dc:date>2021-11-09T21:54:29.929283966</dc:date>
    <meta:editing-duration>PT49M57S</meta:editing-duration>
    <meta:editing-cycles>6</meta:editing-cycles>
    <meta:generator>LibreOffice/6.4.7.2$Linux_X86_64 LibreOffice_project/40$Build-2</meta:generator>
    <meta:document-statistic meta:table-count="2" meta:cell-count="5472" meta:object-count="0"/>
  </office:meta>
</office:document-meta>
</file>